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84cm"/>
    </style:style>
    <style:style style:name="co9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cted PPM sheet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 values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float" office:value="954600" calcext:value-type="float">
            <text:p>954600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float" office:value="725200" calcext:value-type="float">
            <text:p>725200</text:p>
          </table:table-cell>
          <table:table-cell office:value-type="float" office:value="0" calcext:value-type="float">
            <text:p>0</text:p>
          </table:table-cell>
          <table:table-cell office:value-type="float" office:value="206100" calcext:value-type="float">
            <text:p>206100</text:p>
          </table:table-cell>
          <table:table-cell office:value-type="float" office:value="60300" calcext:value-type="float">
            <text:p>60300</text:p>
          </table:table-cell>
          <table:table-cell office:value-type="float" office:value="2400" calcext:value-type="float">
            <text:p>2400</text:p>
          </table:table-cell>
          <table:table-cell office:value-type="float" office:value="6100" calcext:value-type="float">
            <text:p>6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float" office:value="220912" calcext:value-type="float">
            <text:p>220912</text:p>
          </table:table-cell>
          <table:table-cell office:value-type="float" office:value="0" calcext:value-type="float">
            <text:p>0</text:p>
          </table:table-cell>
          <table:table-cell office:value-type="float" office:value="547337" calcext:value-type="float">
            <text:p>547337</text:p>
          </table:table-cell>
          <table:table-cell office:value-type="float" office:value="210585" calcext:value-type="float">
            <text:p>210585</text:p>
          </table:table-cell>
          <table:table-cell office:value-type="float" office:value="5323" calcext:value-type="float">
            <text:p>5323</text:p>
          </table:table-cell>
          <table:table-cell office:value-type="float" office:value="11696" calcext:value-type="float">
            <text:p>116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float" office:value="445683" calcext:value-type="float">
            <text:p>445683</text:p>
          </table:table-cell>
          <table:table-cell office:value-type="float" office:value="0" calcext:value-type="float">
            <text:p>0</text:p>
          </table:table-cell>
          <table:table-cell office:value-type="float" office:value="331271" calcext:value-type="float">
            <text:p>331271</text:p>
          </table:table-cell>
          <table:table-cell office:value-type="float" office:value="212424" calcext:value-type="float">
            <text:p>212424</text:p>
          </table:table-cell>
          <table:table-cell office:value-type="float" office:value="1074" calcext:value-type="float">
            <text:p>1074</text:p>
          </table:table-cell>
          <table:table-cell office:value-type="float" office:value="1180" calcext:value-type="float">
            <text:p>11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693" calcext:value-type="float">
            <text:p>759693</text:p>
          </table:table-cell>
          <table:table-cell office:value-type="float" office:value="208777" calcext:value-type="float">
            <text:p>208777</text:p>
          </table:table-cell>
          <table:table-cell office:value-type="float" office:value="9499" calcext:value-type="float">
            <text:p>9499</text:p>
          </table:table-cell>
          <table:table-cell office:value-type="float" office:value="22031" calcext:value-type="float">
            <text:p>220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62" calcext:value-type="float">
            <text:p>957562</text:p>
          </table:table-cell>
          <table:table-cell office:value-type="float" office:value="3006" calcext:value-type="float">
            <text:p>3006</text:p>
          </table:table-cell>
          <table:table-cell office:value-type="float" office:value="11663" calcext:value-type="float">
            <text:p>11663</text:p>
          </table:table-cell>
          <table:table-cell office:value-type="float" office:value="27769" calcext:value-type="float">
            <text:p>277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683" calcext:value-type="float">
            <text:p>97168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280" calcext:value-type="float">
            <text:p>28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00" calcext:value-type="float">
            <text:p>189500</text:p>
          </table:table-cell>
          <table:table-cell office:value-type="float" office:value="166532" calcext:value-type="float">
            <text:p>166532</text:p>
          </table:table-cell>
          <table:table-cell office:value-type="float" office:value="644089" calcext:value-type="float">
            <text:p>644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323" calcext:value-type="float">
            <text:p>541323</text:p>
          </table:table-cell>
          <table:table-cell office:value-type="float" office:value="0" calcext:value-type="float">
            <text:p>0</text:p>
          </table:table-cell>
          <table:table-cell office:value-type="float" office:value="458677" calcext:value-type="float">
            <text:p>4586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263" calcext:value-type="float">
            <text:p>937263</text:p>
          </table:table-cell>
          <table:table-cell office:value-type="float" office:value="62737" calcext:value-type="float">
            <text:p>627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596" calcext:value-type="float">
            <text:p>971596</text:p>
          </table:table-cell>
          <table:table-cell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ith STDEV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onfidence:</text:p>
          </table:table-cell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float" office:value="954600" calcext:value-type="float">
            <text:p>954600</text:p>
          </table:table-cell>
          <table:table-cell table:formula="of:=[$'Error propagation computing'.L23]*[.$D$43]" office:value-type="float" office:value="2148.09066482269" calcext:value-type="float">
            <text:p>2148.0906648226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3]*[.$D$43]" office:value-type="float" office:value="0.0373839936001068" calcext:value-type="float">
            <text:p>0.0373839936001068</text:p>
          </table:table-cell>
          <table:table-cell office:value-type="float" office:value="34000" calcext:value-type="float">
            <text:p>34000</text:p>
          </table:table-cell>
          <table:table-cell table:formula="of:=[$'Error propagation computing'.AH23]" office:value-type="float" office:value="924.634587270903" calcext:value-type="float">
            <text:p>924.634587270903</text:p>
          </table:table-cell>
          <table:table-cell office:value-type="float" office:value="10000" calcext:value-type="float">
            <text:p>10000</text:p>
          </table:table-cell>
          <table:table-cell table:formula="of:=[$'Error propagation computing'.AS23]" office:value-type="float" office:value="274.227920510761" calcext:value-type="float">
            <text:p>274.227920510761</text:p>
          </table:table-cell>
          <table:table-cell office:value-type="float" office:value="400" calcext:value-type="float">
            <text:p>400</text:p>
          </table:table-cell>
          <table:table-cell table:formula="of:=[$'Error propagation computing'.BD23]" office:value-type="float" office:value="11.0291550678001" calcext:value-type="float">
            <text:p>11.0291550678001</text:p>
          </table:table-cell>
          <table:table-cell office:value-type="float" office:value="1000" calcext:value-type="float">
            <text:p>1000</text:p>
          </table:table-cell>
          <table:table-cell table:formula="of:=[$'Error propagation computing'.BO23]" office:value-type="float" office:value="27.8102963554637" calcext:value-type="float">
            <text:p>27.8102963554637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float" office:value="725200" calcext:value-type="float">
            <text:p>725200</text:p>
          </table:table-cell>
          <table:table-cell table:formula="of:=[$'Error propagation computing'.L24]*[.$D$43]" office:value-type="float" office:value="9881.68802978745" calcext:value-type="float">
            <text:p>9881.6880297874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4]*[.$D$43]" office:value-type="float" office:value="0.0373802555745493" calcext:value-type="float">
            <text:p>0.0373802555745493</text:p>
          </table:table-cell>
          <table:table-cell office:value-type="float" office:value="206100" calcext:value-type="float">
            <text:p>206100</text:p>
          </table:table-cell>
          <table:table-cell table:formula="of:=[$'Error propagation computing'.AH24]" office:value-type="float" office:value="4442.29826722038" calcext:value-type="float">
            <text:p>4442.29826722038</text:p>
          </table:table-cell>
          <table:table-cell office:value-type="float" office:value="60300" calcext:value-type="float">
            <text:p>60300</text:p>
          </table:table-cell>
          <table:table-cell table:formula="of:=[$'Error propagation computing'.AS24]" office:value-type="float" office:value="1447.91559075873" calcext:value-type="float">
            <text:p>1447.91559075873</text:p>
          </table:table-cell>
          <table:table-cell office:value-type="float" office:value="2400" calcext:value-type="float">
            <text:p>2400</text:p>
          </table:table-cell>
          <table:table-cell table:formula="of:=[$'Error propagation computing'.BD24]" office:value-type="float" office:value="59.8881435098541" calcext:value-type="float">
            <text:p>59.8881435098541</text:p>
          </table:table-cell>
          <table:table-cell office:value-type="float" office:value="6100" calcext:value-type="float">
            <text:p>6100</text:p>
          </table:table-cell>
          <table:table-cell table:formula="of:=[$'Error propagation computing'.BO24]" office:value-type="float" office:value="152.124162961762" calcext:value-type="float">
            <text:p>152.124162961762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float" office:value="220912" calcext:value-type="float">
            <text:p>220912</text:p>
          </table:table-cell>
          <table:table-cell table:formula="of:=[$'Error propagation computing'.L25]*[.$D$43]" office:value-type="float" office:value="8457.86942170952" calcext:value-type="float">
            <text:p>8457.8694217095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5]*[.$D$43]" office:value-type="float" office:value="0.0375396706141436" calcext:value-type="float">
            <text:p>0.0375396706141436</text:p>
          </table:table-cell>
          <table:table-cell office:value-type="float" office:value="547337" calcext:value-type="float">
            <text:p>547337</text:p>
          </table:table-cell>
          <table:table-cell table:formula="of:=[$'Error propagation computing'.AH25]" office:value-type="float" office:value="5979.95632627214" calcext:value-type="float">
            <text:p>5979.95632627214</text:p>
          </table:table-cell>
          <table:table-cell office:value-type="float" office:value="210585" calcext:value-type="float">
            <text:p>210585</text:p>
          </table:table-cell>
          <table:table-cell table:formula="of:=[$'Error propagation computing'.AS25]" office:value-type="float" office:value="4158.36137977005" calcext:value-type="float">
            <text:p>4158.36137977005</text:p>
          </table:table-cell>
          <table:table-cell office:value-type="float" office:value="5323" calcext:value-type="float">
            <text:p>5323</text:p>
          </table:table-cell>
          <table:table-cell table:formula="of:=[$'Error propagation computing'.BD25]" office:value-type="float" office:value="125.4177194794" calcext:value-type="float">
            <text:p>125.4177194794</text:p>
          </table:table-cell>
          <table:table-cell office:value-type="float" office:value="11696" calcext:value-type="float">
            <text:p>11696</text:p>
          </table:table-cell>
          <table:table-cell table:formula="of:=[$'Error propagation computing'.BO25]" office:value-type="float" office:value="274.584861377875" calcext:value-type="float">
            <text:p>274.584861377875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float" office:value="445683" calcext:value-type="float">
            <text:p>445683</text:p>
          </table:table-cell>
          <table:table-cell table:formula="of:=[$'Error propagation computing'.L26]*[.$D$43]" office:value-type="float" office:value="11917.1618284796" calcext:value-type="float">
            <text:p>11917.161828479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6]*[.$D$43]" office:value-type="float" office:value="0.037699462704014" calcext:value-type="float">
            <text:p>0.037699462704014</text:p>
          </table:table-cell>
          <table:table-cell office:value-type="float" office:value="331271" calcext:value-type="float">
            <text:p>331271</text:p>
          </table:table-cell>
          <table:table-cell table:formula="of:=[$'Error propagation computing'.AH26]" office:value-type="float" office:value="5558.2474008755" calcext:value-type="float">
            <text:p>5558.2474008755</text:p>
          </table:table-cell>
          <table:table-cell office:value-type="float" office:value="212424" calcext:value-type="float">
            <text:p>212424</text:p>
          </table:table-cell>
          <table:table-cell table:formula="of:=[$'Error propagation computing'.AS26]" office:value-type="float" office:value="4120.2173468188" calcext:value-type="float">
            <text:p>4120.2173468188</text:p>
          </table:table-cell>
          <table:table-cell office:value-type="float" office:value="1074" calcext:value-type="float">
            <text:p>1074</text:p>
          </table:table-cell>
          <table:table-cell table:formula="of:=[$'Error propagation computing'.BD26]" office:value-type="float" office:value="25.1579001836576" calcext:value-type="float">
            <text:p>25.1579001836576</text:p>
          </table:table-cell>
          <table:table-cell office:value-type="float" office:value="1180" calcext:value-type="float">
            <text:p>1180</text:p>
          </table:table-cell>
          <table:table-cell table:formula="of:=[$'Error propagation computing'.BO26]" office:value-type="float" office:value="27.9405345309327" calcext:value-type="float">
            <text:p>27.9405345309327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27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7]*[.$D$43]" office:value-type="float" office:value="0.0373839936001068" calcext:value-type="float">
            <text:p>0.0373839936001068</text:p>
          </table:table-cell>
          <table:table-cell office:value-type="float" office:value="759693" calcext:value-type="float">
            <text:p>759693</text:p>
          </table:table-cell>
          <table:table-cell table:formula="of:=[$'Error propagation computing'.AH27]" office:value-type="float" office:value="4834.2422966306" calcext:value-type="float">
            <text:p>4834.2422966306</text:p>
          </table:table-cell>
          <table:table-cell office:value-type="float" office:value="208777" calcext:value-type="float">
            <text:p>208777</text:p>
          </table:table-cell>
          <table:table-cell table:formula="of:=[$'Error propagation computing'.AS27]" office:value-type="float" office:value="4565.91747621676" calcext:value-type="float">
            <text:p>4565.91747621676</text:p>
          </table:table-cell>
          <table:table-cell office:value-type="float" office:value="9499" calcext:value-type="float">
            <text:p>9499</text:p>
          </table:table-cell>
          <table:table-cell table:formula="of:=[$'Error propagation computing'.BD27]" office:value-type="float" office:value="239.682859320356" calcext:value-type="float">
            <text:p>239.682859320356</text:p>
          </table:table-cell>
          <table:table-cell office:value-type="float" office:value="22031" calcext:value-type="float">
            <text:p>22031</text:p>
          </table:table-cell>
          <table:table-cell table:formula="of:=[$'Error propagation computing'.BO27]" office:value-type="float" office:value="551.789862307045" calcext:value-type="float">
            <text:p>551.789862307045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28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8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28]" office:value-type="float" office:value="0.0130635644069972" calcext:value-type="float">
            <text:p>0.0130635644069972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AS28]" office:value-type="float" office:value="0.357160192089258" calcext:value-type="float">
            <text:p>0.35716019208925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D28]" office:value-type="float" office:value="0.00676680230172882" calcext:value-type="float">
            <text:p>0.0067668023017288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28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29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29]*[.$D$43]" office:value-type="float" office:value="0.0373839936001068" calcext:value-type="float">
            <text:p>0.0373839936001068</text:p>
          </table:table-cell>
          <table:table-cell office:value-type="float" office:value="957562" calcext:value-type="float">
            <text:p>957562</text:p>
          </table:table-cell>
          <table:table-cell table:formula="of:=[$'Error propagation computing'.AH29]" office:value-type="float" office:value="995.136679258579" calcext:value-type="float">
            <text:p>995.136679258579</text:p>
          </table:table-cell>
          <table:table-cell office:value-type="float" office:value="3006" calcext:value-type="float">
            <text:p>3006</text:p>
          </table:table-cell>
          <table:table-cell table:formula="of:=[$'Error propagation computing'.AS29]" office:value-type="float" office:value="82.8586702111729" calcext:value-type="float">
            <text:p>82.8586702111729</text:p>
          </table:table-cell>
          <table:table-cell office:value-type="float" office:value="11663" calcext:value-type="float">
            <text:p>11663</text:p>
          </table:table-cell>
          <table:table-cell table:formula="of:=[$'Error propagation computing'.BD29]" office:value-type="float" office:value="319.995328234362" calcext:value-type="float">
            <text:p>319.995328234362</text:p>
          </table:table-cell>
          <table:table-cell office:value-type="float" office:value="27769" calcext:value-type="float">
            <text:p>27769</text:p>
          </table:table-cell>
          <table:table-cell table:formula="of:=[$'Error propagation computing'.BO29]" office:value-type="float" office:value="755.622669909686" calcext:value-type="float">
            <text:p>755.622669909686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0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0]*[.$D$43]" office:value-type="float" office:value="0.0373839936001068" calcext:value-type="float">
            <text:p>0.0373839936001068</text:p>
          </table:table-cell>
          <table:table-cell office:value-type="float" office:value="971683" calcext:value-type="float">
            <text:p>971683</text:p>
          </table:table-cell>
          <table:table-cell table:formula="of:=[$'Error propagation computing'.AH30]" office:value-type="float" office:value="775.386133553376" calcext:value-type="float">
            <text:p>775.38613355337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0]" office:value-type="float" office:value="0.0123772486189552" calcext:value-type="float">
            <text:p>0.0123772486189552</text:p>
          </table:table-cell>
          <table:table-cell office:value-type="float" office:value="37" calcext:value-type="float">
            <text:p>37</text:p>
          </table:table-cell>
          <table:table-cell table:formula="of:=[$'Error propagation computing'.BD30]" office:value-type="float" office:value="1.03341739653694" calcext:value-type="float">
            <text:p>1.03341739653694</text:p>
          </table:table-cell>
          <table:table-cell office:value-type="float" office:value="28280" calcext:value-type="float">
            <text:p>28280</text:p>
          </table:table-cell>
          <table:table-cell table:formula="of:=[$'Error propagation computing'.BO30]" office:value-type="float" office:value="774.893808237755" calcext:value-type="float">
            <text:p>774.893808237755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1]*[.$D$43]" office:value-type="float" office:value="0.0187842392568478" calcext:value-type="float">
            <text:p>0.018784239256847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1]*[.$D$43]" office:value-type="float" office:value="0.037379470684154" calcext:value-type="float">
            <text:p>0.037379470684154</text:p>
          </table:table-cell>
          <table:table-cell office:value-type="float" office:value="189500" calcext:value-type="float">
            <text:p>189500</text:p>
          </table:table-cell>
          <table:table-cell table:formula="of:=[$'Error propagation computing'.AH31]" office:value-type="float" office:value="3960.20636223043" calcext:value-type="float">
            <text:p>3960.20636223043</text:p>
          </table:table-cell>
          <table:table-cell office:value-type="float" office:value="166532" calcext:value-type="float">
            <text:p>166532</text:p>
          </table:table-cell>
          <table:table-cell table:formula="of:=[$'Error propagation computing'.AS31]" office:value-type="float" office:value="3552.16995272969" calcext:value-type="float">
            <text:p>3552.16995272969</text:p>
          </table:table-cell>
          <table:table-cell office:value-type="float" office:value="644089" calcext:value-type="float">
            <text:p>644089</text:p>
          </table:table-cell>
          <table:table-cell table:formula="of:=[$'Error propagation computing'.BD31]" office:value-type="float" office:value="5600.85967054199" calcext:value-type="float">
            <text:p>5600.8596705419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1]" office:value-type="float" office:value="0.356175765140611" calcext:value-type="float">
            <text:p>0.356175765140611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2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2]*[.$D$43]" office:value-type="float" office:value="0.0373839936001068" calcext:value-type="float">
            <text:p>0.0373839936001068</text:p>
          </table:table-cell>
          <table:table-cell office:value-type="float" office:value="541323" calcext:value-type="float">
            <text:p>541323</text:p>
          </table:table-cell>
          <table:table-cell table:formula="of:=[$'Error propagation computing'.AH32]" office:value-type="float" office:value="6999.32901136231" calcext:value-type="float">
            <text:p>6999.3290113623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2]" office:value-type="float" office:value="0.0123772486189552" calcext:value-type="float">
            <text:p>0.0123772486189552</text:p>
          </table:table-cell>
          <table:table-cell office:value-type="float" office:value="458677" calcext:value-type="float">
            <text:p>458677</text:p>
          </table:table-cell>
          <table:table-cell table:formula="of:=[$'Error propagation computing'.BD32]" office:value-type="float" office:value="6999.32901060952" calcext:value-type="float">
            <text:p>6999.3290106095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2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3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3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33]" office:value-type="float" office:value="0.0130635644069972" calcext:value-type="float">
            <text:p>0.0130635644069972</text:p>
          </table:table-cell>
          <table:table-cell office:value-type="float" office:value="937263" calcext:value-type="float">
            <text:p>937263</text:p>
          </table:table-cell>
          <table:table-cell table:formula="of:=[$'Error propagation computing'.AS33]" office:value-type="float" office:value="1657.59752614633" calcext:value-type="float">
            <text:p>1657.59752614633</text:p>
          </table:table-cell>
          <table:table-cell office:value-type="float" office:value="62737" calcext:value-type="float">
            <text:p>62737</text:p>
          </table:table-cell>
          <table:table-cell table:formula="of:=[$'Error propagation computing'.BD33]" office:value-type="float" office:value="1657.59749250805" calcext:value-type="float">
            <text:p>1657.5974925080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3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4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4]*[.$D$43]" office:value-type="float" office:value="0.0373839936001068" calcext:value-type="float">
            <text:p>0.0373839936001068</text:p>
          </table:table-cell>
          <table:table-cell office:value-type="float" office:value="971596" calcext:value-type="float">
            <text:p>971596</text:p>
          </table:table-cell>
          <table:table-cell table:formula="of:=[$'Error propagation computing'.AH34]" office:value-type="float" office:value="777.965877362886" calcext:value-type="float">
            <text:p>777.96587736288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4]" office:value-type="float" office:value="0.0123772486189552" calcext:value-type="float">
            <text:p>0.0123772486189552</text:p>
          </table:table-cell>
          <table:table-cell office:value-type="float" office:value="28404" calcext:value-type="float">
            <text:p>28404</text:p>
          </table:table-cell>
          <table:table-cell table:formula="of:=[$'Error propagation computing'.BD34]" office:value-type="float" office:value="777.965800072686" calcext:value-type="float">
            <text:p>777.96580007268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4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5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5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35]" office:value-type="float" office:value="0.0130635644069972" calcext:value-type="float">
            <text:p>0.013063564406997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5]" office:value-type="float" office:value="0.0123772486189552" calcext:value-type="float">
            <text:p>0.0123772486189552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BD35]" office:value-type="float" office:value="0.357310522491601" calcext:value-type="float">
            <text:p>0.35731052249160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5]" office:value-type="float" office:value="0.356218862408193" calcext:value-type="float">
            <text:p>0.356218862408193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36]*[.$D$43]" office:value-type="float" office:value="0.0187865121497979" calcext:value-type="float">
            <text:p>0.01878651214979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6]*[.$D$43]" office:value-type="float" office:value="0.0373839936001068" calcext:value-type="float">
            <text:p>0.037383993600106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36]" office:value-type="float" office:value="0.0130635644069972" calcext:value-type="float">
            <text:p>0.013063564406997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36]" office:value-type="float" office:value="0.0123772486189552" calcext:value-type="float">
            <text:p>0.0123772486189552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BD36]" office:value-type="float" office:value="0.357310522491601" calcext:value-type="float">
            <text:p>0.35731052249160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36]" office:value-type="float" office:value="0.356218862408193" calcext:value-type="float">
            <text:p>0.35621886240819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udent Coefficient:</text:p>
          </table:table-cell>
          <table:table-cell/>
          <table:table-cell office:value-type="float" office:value="1.96" calcext:value-type="float">
            <text:p>1.96</text:p>
          </table:table-cell>
          <table:table-cell table:number-columns-repeated="10"/>
        </table:table-row>
      </table:table>
      <table:table table:name="IC to PPM coefficients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table:number-columns-repeated="2"/>
          <table:table-cell office:value-type="float" office:value="198993.795665839" calcext:value-type="float">
            <text:p>198993.795665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258.079565515" calcext:value-type="float">
            <text:p>146258.079565515</text:p>
          </table:table-cell>
          <table:table-cell office:value-type="float" office:value="154101.018002445" calcext:value-type="float">
            <text:p>154101.018002445</text:p>
          </table:table-cell>
          <table:table-cell office:value-type="float" office:value="281868.233650486" calcext:value-type="float">
            <text:p>281868.233650486</text:p>
          </table:table-cell>
          <table:table-cell office:value-type="float" office:value="5354.42339958041" calcext:value-type="float">
            <text:p>5354.4233995804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2_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945.8734482825" calcext:value-type="float">
            <text:p>15945.8734482825</text:p>
          </table:table-cell>
          <table:table-cell table:number-columns-repeated="5"/>
        </table:table-row>
      </table:table>
      <table:table table:name="Expected IC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 values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+CO2 (28)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$'Expected PPM sheet'.C6]*[$'IC to PPM coefficients'.C$6]" office:value-type="float" office:value="189959477342.61" calcext:value-type="float">
            <text:p>189959477342.61</text:p>
          </table:table-cell>
          <table:table-cell table:formula="of:=[$'Expected PPM sheet'.D6]*[$'IC to PPM coefficients'.D$6]" office:value-type="float" office:value="0" calcext:value-type="float">
            <text:p>0</text:p>
          </table:table-cell>
          <table:table-cell table:formula="of:=[$'Expected PPM sheet'.E6]*[$'IC to PPM coefficients'.E$6]" office:value-type="float" office:value="4972774705.22751" calcext:value-type="float">
            <text:p>4972774705.22751</text:p>
          </table:table-cell>
          <table:table-cell table:formula="of:=[$'Expected PPM sheet'.F6]*[$'IC to PPM coefficients'.F$6]" office:value-type="float" office:value="1541010180.02445" calcext:value-type="float">
            <text:p>1541010180.02445</text:p>
          </table:table-cell>
          <table:table-cell table:formula="of:=[$'Expected PPM sheet'.G6]*[$'IC to PPM coefficients'.G$6]" office:value-type="float" office:value="112747293.460194" calcext:value-type="float">
            <text:p>112747293.460194</text:p>
          </table:table-cell>
          <table:table-cell table:formula="of:=[$'Expected PPM sheet'.H6]*[$'IC to PPM coefficients'.H$6]" office:value-type="float" office:value="5354423.39958041" calcext:value-type="float">
            <text:p>5354423.399580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$'Expected PPM sheet'.C7]*[$'IC to PPM coefficients'.C$6]" office:value-type="float" office:value="144310300616.866" calcext:value-type="float">
            <text:p>144310300616.866</text:p>
          </table:table-cell>
          <table:table-cell table:formula="of:=[$'Expected PPM sheet'.D7]*[$'IC to PPM coefficients'.D$6]" office:value-type="float" office:value="0" calcext:value-type="float">
            <text:p>0</text:p>
          </table:table-cell>
          <table:table-cell table:formula="of:=[$'Expected PPM sheet'.E7]*[$'IC to PPM coefficients'.E$6]" office:value-type="float" office:value="30143790198.4526" calcext:value-type="float">
            <text:p>30143790198.4526</text:p>
          </table:table-cell>
          <table:table-cell table:formula="of:=[$'Expected PPM sheet'.F7]*[$'IC to PPM coefficients'.F$6]" office:value-type="float" office:value="9292291385.54743" calcext:value-type="float">
            <text:p>9292291385.54743</text:p>
          </table:table-cell>
          <table:table-cell table:formula="of:=[$'Expected PPM sheet'.G7]*[$'IC to PPM coefficients'.G$6]" office:value-type="float" office:value="676483760.761166" calcext:value-type="float">
            <text:p>676483760.761166</text:p>
          </table:table-cell>
          <table:table-cell table:formula="of:=[$'Expected PPM sheet'.H7]*[$'IC to PPM coefficients'.H$6]" office:value-type="float" office:value="32661982.7374405" calcext:value-type="float">
            <text:p>32661982.73744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$'Expected PPM sheet'.C8]*[$'IC to PPM coefficients'.C$6]" office:value-type="float" office:value="43960117388.1318" calcext:value-type="float">
            <text:p>43960117388.1318</text:p>
          </table:table-cell>
          <table:table-cell table:formula="of:=[$'Expected PPM sheet'.D8]*[$'IC to PPM coefficients'.D$6]" office:value-type="float" office:value="0" calcext:value-type="float">
            <text:p>0</text:p>
          </table:table-cell>
          <table:table-cell table:formula="of:=[$'Expected PPM sheet'.E8]*[$'IC to PPM coefficients'.E$6]" office:value-type="float" office:value="80052458495.1503" calcext:value-type="float">
            <text:p>80052458495.1503</text:p>
          </table:table-cell>
          <table:table-cell table:formula="of:=[$'Expected PPM sheet'.F8]*[$'IC to PPM coefficients'.F$6]" office:value-type="float" office:value="32451362876.0449" calcext:value-type="float">
            <text:p>32451362876.0449</text:p>
          </table:table-cell>
          <table:table-cell table:formula="of:=[$'Expected PPM sheet'.G8]*[$'IC to PPM coefficients'.G$6]" office:value-type="float" office:value="1500384607.72154" calcext:value-type="float">
            <text:p>1500384607.72154</text:p>
          </table:table-cell>
          <table:table-cell table:formula="of:=[$'Expected PPM sheet'.H8]*[$'IC to PPM coefficients'.H$6]" office:value-type="float" office:value="62625336.0814925" calcext:value-type="float">
            <text:p>62625336.0814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$'Expected PPM sheet'.C9]*[$'IC to PPM coefficients'.C$6]" office:value-type="float" office:value="88688151833.7381" calcext:value-type="float">
            <text:p>88688151833.7381</text:p>
          </table:table-cell>
          <table:table-cell table:formula="of:=[$'Expected PPM sheet'.D9]*[$'IC to PPM coefficients'.D$6]" office:value-type="float" office:value="0" calcext:value-type="float">
            <text:p>0</text:p>
          </table:table-cell>
          <table:table-cell table:formula="of:=[$'Expected PPM sheet'.E9]*[$'IC to PPM coefficients'.E$6]" office:value-type="float" office:value="48451060275.7477" calcext:value-type="float">
            <text:p>48451060275.7477</text:p>
          </table:table-cell>
          <table:table-cell table:formula="of:=[$'Expected PPM sheet'.F9]*[$'IC to PPM coefficients'.F$6]" office:value-type="float" office:value="32734754648.1514" calcext:value-type="float">
            <text:p>32734754648.1514</text:p>
          </table:table-cell>
          <table:table-cell table:formula="of:=[$'Expected PPM sheet'.G9]*[$'IC to PPM coefficients'.G$6]" office:value-type="float" office:value="302726482.940622" calcext:value-type="float">
            <text:p>302726482.940622</text:p>
          </table:table-cell>
          <table:table-cell table:formula="of:=[$'Expected PPM sheet'.H9]*[$'IC to PPM coefficients'.H$6]" office:value-type="float" office:value="6318219.61150488" calcext:value-type="float">
            <text:p>6318219.61150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$'Expected PPM sheet'.C10]*[$'IC to PPM coefficients'.C$6]" office:value-type="float" office:value="0" calcext:value-type="float">
            <text:p>0</text:p>
          </table:table-cell>
          <table:table-cell table:formula="of:=[$'Expected PPM sheet'.D10]*[$'IC to PPM coefficients'.D$6]" office:value-type="float" office:value="0" calcext:value-type="float">
            <text:p>0</text:p>
          </table:table-cell>
          <table:table-cell table:formula="of:=[$'Expected PPM sheet'.E10]*[$'IC to PPM coefficients'.E$6]" office:value-type="float" office:value="111111239239.365" calcext:value-type="float">
            <text:p>111111239239.365</text:p>
          </table:table-cell>
          <table:table-cell table:formula="of:=[$'Expected PPM sheet'.F10]*[$'IC to PPM coefficients'.F$6]" office:value-type="float" office:value="32172748235.4965" calcext:value-type="float">
            <text:p>32172748235.4965</text:p>
          </table:table-cell>
          <table:table-cell table:formula="of:=[$'Expected PPM sheet'.G10]*[$'IC to PPM coefficients'.G$6]" office:value-type="float" office:value="2677466351.44597" calcext:value-type="float">
            <text:p>2677466351.44597</text:p>
          </table:table-cell>
          <table:table-cell table:formula="of:=[$'Expected PPM sheet'.H10]*[$'IC to PPM coefficients'.H$6]" office:value-type="float" office:value="117963301.916156" calcext:value-type="float">
            <text:p>117963301.916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$'Expected PPM sheet'.C11]*[$'IC to PPM coefficients'.C$6]" office:value-type="float" office:value="0" calcext:value-type="float">
            <text:p>0</text:p>
          </table:table-cell>
          <table:table-cell table:formula="of:=[$'Expected PPM sheet'.D11]*[$'IC to PPM coefficients'.D$6]" office:value-type="float" office:value="0" calcext:value-type="float">
            <text:p>0</text:p>
          </table:table-cell>
          <table:table-cell table:formula="of:=[$'Expected PPM sheet'.E11]*[$'IC to PPM coefficients'.E$6]" office:value-type="float" office:value="0" calcext:value-type="float">
            <text:p>0</text:p>
          </table:table-cell>
          <table:table-cell table:formula="of:=[$'Expected PPM sheet'.F11]*[$'IC to PPM coefficients'.F$6]" office:value-type="float" office:value="154101018002.445" calcext:value-type="float">
            <text:p>154101018002.445</text:p>
          </table:table-cell>
          <table:table-cell table:formula="of:=[$'Expected PPM sheet'.G11]*[$'IC to PPM coefficients'.G$6]" office:value-type="float" office:value="0" calcext:value-type="float">
            <text:p>0</text:p>
          </table:table-cell>
          <table:table-cell table:formula="of:=[$'Expected PPM sheet'.H11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$'Expected PPM sheet'.C12]*[$'IC to PPM coefficients'.C$6]" office:value-type="float" office:value="0" calcext:value-type="float">
            <text:p>0</text:p>
          </table:table-cell>
          <table:table-cell table:formula="of:=[$'Expected PPM sheet'.D12]*[$'IC to PPM coefficients'.D$6]" office:value-type="float" office:value="0" calcext:value-type="float">
            <text:p>0</text:p>
          </table:table-cell>
          <table:table-cell table:formula="of:=[$'Expected PPM sheet'.E12]*[$'IC to PPM coefficients'.E$6]" office:value-type="float" office:value="140051179184.914" calcext:value-type="float">
            <text:p>140051179184.914</text:p>
          </table:table-cell>
          <table:table-cell table:formula="of:=[$'Expected PPM sheet'.F12]*[$'IC to PPM coefficients'.F$6]" office:value-type="float" office:value="463227660.11535" calcext:value-type="float">
            <text:p>463227660.11535</text:p>
          </table:table-cell>
          <table:table-cell table:formula="of:=[$'Expected PPM sheet'.G12]*[$'IC to PPM coefficients'.G$6]" office:value-type="float" office:value="3287429209.06562" calcext:value-type="float">
            <text:p>3287429209.06562</text:p>
          </table:table-cell>
          <table:table-cell table:formula="of:=[$'Expected PPM sheet'.H12]*[$'IC to PPM coefficients'.H$6]" office:value-type="float" office:value="148686983.382948" calcext:value-type="float">
            <text:p>148686983.3829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$'Expected PPM sheet'.C13]*[$'IC to PPM coefficients'.C$6]" office:value-type="float" office:value="0" calcext:value-type="float">
            <text:p>0</text:p>
          </table:table-cell>
          <table:table-cell table:formula="of:=[$'Expected PPM sheet'.D13]*[$'IC to PPM coefficients'.D$6]" office:value-type="float" office:value="0" calcext:value-type="float">
            <text:p>0</text:p>
          </table:table-cell>
          <table:table-cell table:formula="of:=[$'Expected PPM sheet'.E13]*[$'IC to PPM coefficients'.E$6]" office:value-type="float" office:value="142116489526.458" calcext:value-type="float">
            <text:p>142116489526.458</text:p>
          </table:table-cell>
          <table:table-cell table:formula="of:=[$'Expected PPM sheet'.F13]*[$'IC to PPM coefficients'.F$6]" office:value-type="float" office:value="0" calcext:value-type="float">
            <text:p>0</text:p>
          </table:table-cell>
          <table:table-cell table:formula="of:=[$'Expected PPM sheet'.G13]*[$'IC to PPM coefficients'.G$6]" office:value-type="float" office:value="10429124.645068" calcext:value-type="float">
            <text:p>10429124.645068</text:p>
          </table:table-cell>
          <table:table-cell table:formula="of:=[$'Expected PPM sheet'.H13]*[$'IC to PPM coefficients'.H$6]" office:value-type="float" office:value="151423093.740134" calcext:value-type="float">
            <text:p>151423093.740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$'Expected PPM sheet'.C14]*[$'IC to PPM coefficients'.C$6]" office:value-type="float" office:value="0" calcext:value-type="float">
            <text:p>0</text:p>
          </table:table-cell>
          <table:table-cell table:formula="of:=[$'Expected PPM sheet'.D14]*[$'IC to PPM coefficients'.D$6]" office:value-type="float" office:value="0" calcext:value-type="float">
            <text:p>0</text:p>
          </table:table-cell>
          <table:table-cell table:formula="of:=[$'Expected PPM sheet'.E14]*[$'IC to PPM coefficients'.E$6]" office:value-type="float" office:value="27715906077.6651" calcext:value-type="float">
            <text:p>27715906077.6651</text:p>
          </table:table-cell>
          <table:table-cell table:formula="of:=[$'Expected PPM sheet'.F14]*[$'IC to PPM coefficients'.F$6]" office:value-type="float" office:value="25662750729.9832" calcext:value-type="float">
            <text:p>25662750729.9832</text:p>
          </table:table-cell>
          <table:table-cell table:formula="of:=[$'Expected PPM sheet'.G14]*[$'IC to PPM coefficients'.G$6]" office:value-type="float" office:value="181548228743.708" calcext:value-type="float">
            <text:p>181548228743.708</text:p>
          </table:table-cell>
          <table:table-cell table:formula="of:=[$'Expected PPM sheet'.H14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$'Expected PPM sheet'.C15]*[$'IC to PPM coefficients'.C$6]" office:value-type="float" office:value="0" calcext:value-type="float">
            <text:p>0</text:p>
          </table:table-cell>
          <table:table-cell table:formula="of:=[$'Expected PPM sheet'.D15]*[$'IC to PPM coefficients'.D$6]" office:value-type="float" office:value="0" calcext:value-type="float">
            <text:p>0</text:p>
          </table:table-cell>
          <table:table-cell table:formula="of:=[$'Expected PPM sheet'.E15]*[$'IC to PPM coefficients'.E$6]" office:value-type="float" office:value="79172862404.6433" calcext:value-type="float">
            <text:p>79172862404.6433</text:p>
          </table:table-cell>
          <table:table-cell table:formula="of:=[$'Expected PPM sheet'.F15]*[$'IC to PPM coefficients'.F$6]" office:value-type="float" office:value="0" calcext:value-type="float">
            <text:p>0</text:p>
          </table:table-cell>
          <table:table-cell table:formula="of:=[$'Expected PPM sheet'.G15]*[$'IC to PPM coefficients'.G$6]" office:value-type="float" office:value="129286475806.104" calcext:value-type="float">
            <text:p>129286475806.104</text:p>
          </table:table-cell>
          <table:table-cell table:formula="of:=[$'Expected PPM sheet'.H15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$'Expected PPM sheet'.C16]*[$'IC to PPM coefficients'.C$6]" office:value-type="float" office:value="0" calcext:value-type="float">
            <text:p>0</text:p>
          </table:table-cell>
          <table:table-cell table:formula="of:=[$'Expected PPM sheet'.D16]*[$'IC to PPM coefficients'.D$6]" office:value-type="float" office:value="0" calcext:value-type="float">
            <text:p>0</text:p>
          </table:table-cell>
          <table:table-cell table:formula="of:=[$'Expected PPM sheet'.E16]*[$'IC to PPM coefficients'.E$6]" office:value-type="float" office:value="0" calcext:value-type="float">
            <text:p>0</text:p>
          </table:table-cell>
          <table:table-cell table:formula="of:=[$'Expected PPM sheet'.F16]*[$'IC to PPM coefficients'.F$6]" office:value-type="float" office:value="144433182436.026" calcext:value-type="float">
            <text:p>144433182436.026</text:p>
          </table:table-cell>
          <table:table-cell table:formula="of:=[$'Expected PPM sheet'.G16]*[$'IC to PPM coefficients'.G$6]" office:value-type="float" office:value="17683567374.5305" calcext:value-type="float">
            <text:p>17683567374.5305</text:p>
          </table:table-cell>
          <table:table-cell table:formula="of:=[$'Expected PPM sheet'.H16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$'Expected PPM sheet'.C17]*[$'IC to PPM coefficients'.C$6]" office:value-type="float" office:value="0" calcext:value-type="float">
            <text:p>0</text:p>
          </table:table-cell>
          <table:table-cell table:formula="of:=[$'Expected PPM sheet'.D17]*[$'IC to PPM coefficients'.D$6]" office:value-type="float" office:value="0" calcext:value-type="float">
            <text:p>0</text:p>
          </table:table-cell>
          <table:table-cell table:formula="of:=[$'Expected PPM sheet'.E17]*[$'IC to PPM coefficients'.E$6]" office:value-type="float" office:value="142103765073.536" calcext:value-type="float">
            <text:p>142103765073.536</text:p>
          </table:table-cell>
          <table:table-cell table:formula="of:=[$'Expected PPM sheet'.F17]*[$'IC to PPM coefficients'.F$6]" office:value-type="float" office:value="0" calcext:value-type="float">
            <text:p>0</text:p>
          </table:table-cell>
          <table:table-cell table:formula="of:=[$'Expected PPM sheet'.G17]*[$'IC to PPM coefficients'.G$6]" office:value-type="float" office:value="8006185308.6084" calcext:value-type="float">
            <text:p>8006185308.6084</text:p>
          </table:table-cell>
          <table:table-cell table:formula="of:=[$'Expected PPM sheet'.H17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$'Expected PPM sheet'.C18]*[$'IC to PPM coefficients'.C$6]" office:value-type="float" office:value="0" calcext:value-type="float">
            <text:p>0</text:p>
          </table:table-cell>
          <table:table-cell table:formula="of:=[$'Expected PPM sheet'.D18]*[$'IC to PPM coefficients'.D$6]" office:value-type="float" office:value="0" calcext:value-type="float">
            <text:p>0</text:p>
          </table:table-cell>
          <table:table-cell table:formula="of:=[$'Expected PPM sheet'.E18]*[$'IC to PPM coefficients'.E$6]" office:value-type="float" office:value="0" calcext:value-type="float">
            <text:p>0</text:p>
          </table:table-cell>
          <table:table-cell table:formula="of:=[$'Expected PPM sheet'.F18]*[$'IC to PPM coefficients'.F$6]" office:value-type="float" office:value="0" calcext:value-type="float">
            <text:p>0</text:p>
          </table:table-cell>
          <table:table-cell table:formula="of:=[$'Expected PPM sheet'.G18]*[$'IC to PPM coefficients'.G$6]" office:value-type="float" office:value="281868233650.486" calcext:value-type="float">
            <text:p>281868233650.486</text:p>
          </table:table-cell>
          <table:table-cell table:formula="of:=[$'Expected PPM sheet'.H18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$'Expected PPM sheet'.C19]*[$'IC to PPM coefficients'.C$6]" office:value-type="float" office:value="0" calcext:value-type="float">
            <text:p>0</text:p>
          </table:table-cell>
          <table:table-cell table:formula="of:=[$'Expected PPM sheet'.D19]*[$'IC to PPM coefficients'.D$6]" office:value-type="float" office:value="0" calcext:value-type="float">
            <text:p>0</text:p>
          </table:table-cell>
          <table:table-cell table:formula="of:=[$'Expected PPM sheet'.E19]*[$'IC to PPM coefficients'.E$6]" office:value-type="float" office:value="0" calcext:value-type="float">
            <text:p>0</text:p>
          </table:table-cell>
          <table:table-cell table:formula="of:=[$'Expected PPM sheet'.F19]*[$'IC to PPM coefficients'.F$6]" office:value-type="float" office:value="0" calcext:value-type="float">
            <text:p>0</text:p>
          </table:table-cell>
          <table:table-cell table:formula="of:=[$'Expected PPM sheet'.G19]*[$'IC to PPM coefficients'.G$6]" office:value-type="float" office:value="281868233650.486" calcext:value-type="float">
            <text:p>281868233650.486</text:p>
          </table:table-cell>
          <table:table-cell table:formula="of:=[$'Expected PPM sheet'.H19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ith STDEV: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CO2 STDEV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2 STDEV</text:p>
          </table:table-cell>
          <table:table-cell office:value-type="string" calcext:value-type="string">
            <text:p>N2+CO2 (28)</text:p>
          </table:table-cell>
          <table:table-cell office:value-type="string" calcext:value-type="string">
            <text:p>N2+CO2 STDEV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H4 STDEV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 STDEV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 STDEV</text:p>
          </table:table-cell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.C6]" office:value-type="float" office:value="189959477342.61" calcext:value-type="float">
            <text:p>189959477342.61</text:p>
          </table:table-cell>
          <table:table-cell table:formula="of:=([.C28]*[$'IC measurement stdev'.$B$37])+[$'IC measurement stdev'.$B$38]" office:value-type="float" office:value="3786506692.61465" calcext:value-type="float">
            <text:p>3786506692.61465</text:p>
          </table:table-cell>
          <table:table-cell table:formula="of:=[.D6]" office:value-type="float" office:value="0" calcext:value-type="float">
            <text:p>0</text:p>
          </table:table-cell>
          <table:table-cell table:formula="of:=([.E2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6]" office:value-type="float" office:value="4972774705.22751" calcext:value-type="float">
            <text:p>4972774705.22751</text:p>
          </table:table-cell>
          <table:table-cell table:formula="of:=([.G28]*[$'IC measurement stdev'.$B$37])+[$'IC measurement stdev'.$B$38]" office:value-type="float" office:value="99125338.726891" calcext:value-type="float">
            <text:p>99125338.726891</text:p>
          </table:table-cell>
          <table:table-cell table:formula="of:=[.F6]" office:value-type="float" office:value="1541010180.02445" calcext:value-type="float">
            <text:p>1541010180.02445</text:p>
          </table:table-cell>
          <table:table-cell table:formula="of:=([.I28]*[$'IC measurement stdev'.$B$37])+[$'IC measurement stdev'.$B$38]" office:value-type="float" office:value="30719208.2280275" calcext:value-type="float">
            <text:p>30719208.2280275</text:p>
          </table:table-cell>
          <table:table-cell table:formula="of:=[.G6]" office:value-type="float" office:value="112747293.460194" calcext:value-type="float">
            <text:p>112747293.460194</text:p>
          </table:table-cell>
          <table:table-cell table:formula="of:=([.K28]*[$'IC measurement stdev'.$B$37])+[$'IC measurement stdev'.$B$38]" office:value-type="float" office:value="2249324.38621095" calcext:value-type="float">
            <text:p>2249324.38621095</text:p>
          </table:table-cell>
          <table:table-cell table:formula="of:=[.H6]" office:value-type="float" office:value="5354423.39958041" calcext:value-type="float">
            <text:p>5354423.39958041</text:p>
          </table:table-cell>
          <table:table-cell table:formula="of:=([.M28]*[$'IC measurement stdev'.$B$37])+[$'IC measurement stdev'.$B$38]" office:value-type="float" office:value="108638.266851072" calcext:value-type="float">
            <text:p>108638.266851072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.C7]" office:value-type="float" office:value="144310300616.866" calcext:value-type="float">
            <text:p>144310300616.866</text:p>
          </table:table-cell>
          <table:table-cell table:formula="of:=([.C29]*[$'IC measurement stdev'.$B$37])+[$'IC measurement stdev'.$B$38]" office:value-type="float" office:value="2876571434.13938" calcext:value-type="float">
            <text:p>2876571434.13938</text:p>
          </table:table-cell>
          <table:table-cell table:formula="of:=[.D7]" office:value-type="float" office:value="0" calcext:value-type="float">
            <text:p>0</text:p>
          </table:table-cell>
          <table:table-cell table:formula="of:=([.E2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7]" office:value-type="float" office:value="30143790198.4526" calcext:value-type="float">
            <text:p>30143790198.4526</text:p>
          </table:table-cell>
          <table:table-cell table:formula="of:=([.G29]*[$'IC measurement stdev'.$B$37])+[$'IC measurement stdev'.$B$38]" office:value-type="float" office:value="600864825.213537" calcext:value-type="float">
            <text:p>600864825.213537</text:p>
          </table:table-cell>
          <table:table-cell table:formula="of:=[.F7]" office:value-type="float" office:value="9292291385.54743" calcext:value-type="float">
            <text:p>9292291385.54743</text:p>
          </table:table-cell>
          <table:table-cell table:formula="of:=([.I29]*[$'IC measurement stdev'.$B$37])+[$'IC measurement stdev'.$B$38]" office:value-type="float" office:value="185227231.661546" calcext:value-type="float">
            <text:p>185227231.661546</text:p>
          </table:table-cell>
          <table:table-cell table:formula="of:=[.G7]" office:value-type="float" office:value="676483760.761166" calcext:value-type="float">
            <text:p>676483760.761166</text:p>
          </table:table-cell>
          <table:table-cell table:formula="of:=([.K29]*[$'IC measurement stdev'.$B$37])+[$'IC measurement stdev'.$B$38]" office:value-type="float" office:value="13486409.5842045" calcext:value-type="float">
            <text:p>13486409.5842045</text:p>
          </table:table-cell>
          <table:table-cell table:formula="of:=[.H7]" office:value-type="float" office:value="32661982.7374405" calcext:value-type="float">
            <text:p>32661982.7374405</text:p>
          </table:table-cell>
          <table:table-cell table:formula="of:=([.M29]*[$'IC measurement stdev'.$B$37])+[$'IC measurement stdev'.$B$38]" office:value-type="float" office:value="652965.960069063" calcext:value-type="float">
            <text:p>652965.960069063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.C8]" office:value-type="float" office:value="43960117388.1318" calcext:value-type="float">
            <text:p>43960117388.1318</text:p>
          </table:table-cell>
          <table:table-cell table:formula="of:=([.C30]*[$'IC measurement stdev'.$B$37])+[$'IC measurement stdev'.$B$38]" office:value-type="float" office:value="876268767.940717" calcext:value-type="float">
            <text:p>876268767.940717</text:p>
          </table:table-cell>
          <table:table-cell table:formula="of:=[.D8]" office:value-type="float" office:value="0" calcext:value-type="float">
            <text:p>0</text:p>
          </table:table-cell>
          <table:table-cell table:formula="of:=([.E3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8]" office:value-type="float" office:value="80052458495.1503" calcext:value-type="float">
            <text:p>80052458495.1503</text:p>
          </table:table-cell>
          <table:table-cell table:formula="of:=([.G30]*[$'IC measurement stdev'.$B$37])+[$'IC measurement stdev'.$B$38]" office:value-type="float" office:value="1595705482.68154" calcext:value-type="float">
            <text:p>1595705482.68154</text:p>
          </table:table-cell>
          <table:table-cell table:formula="of:=[.F8]" office:value-type="float" office:value="32451362876.0449" calcext:value-type="float">
            <text:p>32451362876.0449</text:p>
          </table:table-cell>
          <table:table-cell table:formula="of:=([.I30]*[$'IC measurement stdev'.$B$37])+[$'IC measurement stdev'.$B$38]" office:value-type="float" office:value="646862187.957896" calcext:value-type="float">
            <text:p>646862187.957896</text:p>
          </table:table-cell>
          <table:table-cell table:formula="of:=[.G8]" office:value-type="float" office:value="1500384607.72154" calcext:value-type="float">
            <text:p>1500384607.72154</text:p>
          </table:table-cell>
          <table:table-cell table:formula="of:=([.K30]*[$'IC measurement stdev'.$B$37])+[$'IC measurement stdev'.$B$38]" office:value-type="float" office:value="29909409.601072" calcext:value-type="float">
            <text:p>29909409.601072</text:p>
          </table:table-cell>
          <table:table-cell table:formula="of:=[.H8]" office:value-type="float" office:value="62625336.0814925" calcext:value-type="float">
            <text:p>62625336.0814925</text:p>
          </table:table-cell>
          <table:table-cell table:formula="of:=([.M30]*[$'IC measurement stdev'.$B$37])+[$'IC measurement stdev'.$B$38]" office:value-type="float" office:value="1250232.18972551" calcext:value-type="float">
            <text:p>1250232.18972551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.C9]" office:value-type="float" office:value="88688151833.7381" calcext:value-type="float">
            <text:p>88688151833.7381</text:p>
          </table:table-cell>
          <table:table-cell table:formula="of:=([.C31]*[$'IC measurement stdev'.$B$37])+[$'IC measurement stdev'.$B$38]" office:value-type="float" office:value="1767842691.14361" calcext:value-type="float">
            <text:p>1767842691.14361</text:p>
          </table:table-cell>
          <table:table-cell table:formula="of:=[.D9]" office:value-type="float" office:value="0" calcext:value-type="float">
            <text:p>0</text:p>
          </table:table-cell>
          <table:table-cell table:formula="of:=([.E3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9]" office:value-type="float" office:value="48451060275.7477" calcext:value-type="float">
            <text:p>48451060275.7477</text:p>
          </table:table-cell>
          <table:table-cell table:formula="of:=([.G31]*[$'IC measurement stdev'.$B$37])+[$'IC measurement stdev'.$B$38]" office:value-type="float" office:value="965787737.840034" calcext:value-type="float">
            <text:p>965787737.840034</text:p>
          </table:table-cell>
          <table:table-cell table:formula="of:=[.F9]" office:value-type="float" office:value="32734754648.1514" calcext:value-type="float">
            <text:p>32734754648.1514</text:p>
          </table:table-cell>
          <table:table-cell table:formula="of:=([.I31]*[$'IC measurement stdev'.$B$37])+[$'IC measurement stdev'.$B$38]" office:value-type="float" office:value="652511099.589988" calcext:value-type="float">
            <text:p>652511099.589988</text:p>
          </table:table-cell>
          <table:table-cell table:formula="of:=[.G9]" office:value-type="float" office:value="302726482.940622" calcext:value-type="float">
            <text:p>302726482.940622</text:p>
          </table:table-cell>
          <table:table-cell table:formula="of:=([.K31]*[$'IC measurement stdev'.$B$37])+[$'IC measurement stdev'.$B$38]" office:value-type="float" office:value="6036222.09793477" calcext:value-type="float">
            <text:p>6036222.09793477</text:p>
          </table:table-cell>
          <table:table-cell table:formula="of:=[.H9]" office:value-type="float" office:value="6318219.61150488" calcext:value-type="float">
            <text:p>6318219.61150488</text:p>
          </table:table-cell>
          <table:table-cell table:formula="of:=([.M31]*[$'IC measurement stdev'.$B$37])+[$'IC measurement stdev'.$B$38]" office:value-type="float" office:value="127849.83249406" calcext:value-type="float">
            <text:p>127849.83249406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.C10]" office:value-type="float" office:value="0" calcext:value-type="float">
            <text:p>0</text:p>
          </table:table-cell>
          <table:table-cell table:formula="of:=([.C3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0]" office:value-type="float" office:value="0" calcext:value-type="float">
            <text:p>0</text:p>
          </table:table-cell>
          <table:table-cell table:formula="of:=([.E3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0]" office:value-type="float" office:value="111111239239.365" calcext:value-type="float">
            <text:p>111111239239.365</text:p>
          </table:table-cell>
          <table:table-cell table:formula="of:=([.G32]*[$'IC measurement stdev'.$B$37])+[$'IC measurement stdev'.$B$38]" office:value-type="float" office:value="2214807111.92244" calcext:value-type="float">
            <text:p>2214807111.92244</text:p>
          </table:table-cell>
          <table:table-cell table:formula="of:=[.F10]" office:value-type="float" office:value="32172748235.4965" calcext:value-type="float">
            <text:p>32172748235.4965</text:p>
          </table:table-cell>
          <table:table-cell table:formula="of:=([.I32]*[$'IC measurement stdev'.$B$37])+[$'IC measurement stdev'.$B$38]" office:value-type="float" office:value="641308499.958536" calcext:value-type="float">
            <text:p>641308499.958536</text:p>
          </table:table-cell>
          <table:table-cell table:formula="of:=[.G10]" office:value-type="float" office:value="2677466351.44597" calcext:value-type="float">
            <text:p>2677466351.44597</text:p>
          </table:table-cell>
          <table:table-cell table:formula="of:=([.K32]*[$'IC measurement stdev'.$B$37])+[$'IC measurement stdev'.$B$38]" office:value-type="float" office:value="53372443.4944825" calcext:value-type="float">
            <text:p>53372443.4944825</text:p>
          </table:table-cell>
          <table:table-cell table:formula="of:=[.H10]" office:value-type="float" office:value="117963301.916156" calcext:value-type="float">
            <text:p>117963301.916156</text:p>
          </table:table-cell>
          <table:table-cell table:formula="of:=([.M32]*[$'IC measurement stdev'.$B$37])+[$'IC measurement stdev'.$B$38]" office:value-type="float" office:value="2353296.25039373" calcext:value-type="float">
            <text:p>2353296.25039373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.C11]" office:value-type="float" office:value="0" calcext:value-type="float">
            <text:p>0</text:p>
          </table:table-cell>
          <table:table-cell table:formula="of:=([.C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1]" office:value-type="float" office:value="0" calcext:value-type="float">
            <text:p>0</text:p>
          </table:table-cell>
          <table:table-cell table:formula="of:=([.E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1]" office:value-type="float" office:value="0" calcext:value-type="float">
            <text:p>0</text:p>
          </table:table-cell>
          <table:table-cell table:formula="of:=([.G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1]" office:value-type="float" office:value="154101018002.445" calcext:value-type="float">
            <text:p>154101018002.445</text:p>
          </table:table-cell>
          <table:table-cell table:formula="of:=([.I33]*[$'IC measurement stdev'.$B$37])+[$'IC measurement stdev'.$B$38]" office:value-type="float" office:value="3071731995.48814" calcext:value-type="float">
            <text:p>3071731995.48814</text:p>
          </table:table-cell>
          <table:table-cell table:formula="of:=[.G11]" office:value-type="float" office:value="0" calcext:value-type="float">
            <text:p>0</text:p>
          </table:table-cell>
          <table:table-cell table:formula="of:=([.K3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H11]" office:value-type="float" office:value="0" calcext:value-type="float">
            <text:p>0</text:p>
          </table:table-cell>
          <table:table-cell table:formula="of:=([.M33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.C12]" office:value-type="float" office:value="0" calcext:value-type="float">
            <text:p>0</text:p>
          </table:table-cell>
          <table:table-cell table:formula="of:=([.C3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2]" office:value-type="float" office:value="0" calcext:value-type="float">
            <text:p>0</text:p>
          </table:table-cell>
          <table:table-cell table:formula="of:=([.E3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2]" office:value-type="float" office:value="140051179184.914" calcext:value-type="float">
            <text:p>140051179184.914</text:p>
          </table:table-cell>
          <table:table-cell table:formula="of:=([.G34]*[$'IC measurement stdev'.$B$37])+[$'IC measurement stdev'.$B$38]" office:value-type="float" office:value="2791673413.21022" calcext:value-type="float">
            <text:p>2791673413.21022</text:p>
          </table:table-cell>
          <table:table-cell table:formula="of:=[.F12]" office:value-type="float" office:value="463227660.11535" calcext:value-type="float">
            <text:p>463227660.11535</text:p>
          </table:table-cell>
          <table:table-cell table:formula="of:=([.I34]*[$'IC measurement stdev'.$B$37])+[$'IC measurement stdev'.$B$38]" office:value-type="float" office:value="9235527.99156568" calcext:value-type="float">
            <text:p>9235527.99156568</text:p>
          </table:table-cell>
          <table:table-cell table:formula="of:=[.G12]" office:value-type="float" office:value="3287429209.06562" calcext:value-type="float">
            <text:p>3287429209.06562</text:p>
          </table:table-cell>
          <table:table-cell table:formula="of:=([.K34]*[$'IC measurement stdev'.$B$37])+[$'IC measurement stdev'.$B$38]" office:value-type="float" office:value="65530969.6787115" calcext:value-type="float">
            <text:p>65530969.6787115</text:p>
          </table:table-cell>
          <table:table-cell table:formula="of:=[.H12]" office:value-type="float" office:value="148686983.382948" calcext:value-type="float">
            <text:p>148686983.382948</text:p>
          </table:table-cell>
          <table:table-cell table:formula="of:=([.M34]*[$'IC measurement stdev'.$B$37])+[$'IC measurement stdev'.$B$38]" office:value-type="float" office:value="2965718.27072409" calcext:value-type="float">
            <text:p>2965718.27072409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.C13]" office:value-type="float" office:value="0" calcext:value-type="float">
            <text:p>0</text:p>
          </table:table-cell>
          <table:table-cell table:formula="of:=([.C3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3]" office:value-type="float" office:value="0" calcext:value-type="float">
            <text:p>0</text:p>
          </table:table-cell>
          <table:table-cell table:formula="of:=([.E3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3]" office:value-type="float" office:value="142116489526.458" calcext:value-type="float">
            <text:p>142116489526.458</text:p>
          </table:table-cell>
          <table:table-cell table:formula="of:=([.G35]*[$'IC measurement stdev'.$B$37])+[$'IC measurement stdev'.$B$38]" office:value-type="float" office:value="2832841706.57848" calcext:value-type="float">
            <text:p>2832841706.57848</text:p>
          </table:table-cell>
          <table:table-cell table:formula="of:=[.F13]" office:value-type="float" office:value="0" calcext:value-type="float">
            <text:p>0</text:p>
          </table:table-cell>
          <table:table-cell table:formula="of:=([.I3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3]" office:value-type="float" office:value="10429124.645068" calcext:value-type="float">
            <text:p>10429124.645068</text:p>
          </table:table-cell>
          <table:table-cell table:formula="of:=([.K35]*[$'IC measurement stdev'.$B$37])+[$'IC measurement stdev'.$B$38]" office:value-type="float" office:value="209793.422775131" calcext:value-type="float">
            <text:p>209793.422775131</text:p>
          </table:table-cell>
          <table:table-cell table:formula="of:=[.H13]" office:value-type="float" office:value="151423093.740134" calcext:value-type="float">
            <text:p>151423093.740134</text:p>
          </table:table-cell>
          <table:table-cell table:formula="of:=([.M35]*[$'IC measurement stdev'.$B$37])+[$'IC measurement stdev'.$B$38]" office:value-type="float" office:value="3020257.77096613" calcext:value-type="float">
            <text:p>3020257.77096613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.C14]" office:value-type="float" office:value="0" calcext:value-type="float">
            <text:p>0</text:p>
          </table:table-cell>
          <table:table-cell table:formula="of:=([.C3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4]" office:value-type="float" office:value="0" calcext:value-type="float">
            <text:p>0</text:p>
          </table:table-cell>
          <table:table-cell table:formula="of:=([.E3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4]" office:value-type="float" office:value="27715906077.6651" calcext:value-type="float">
            <text:p>27715906077.6651</text:p>
          </table:table-cell>
          <table:table-cell table:formula="of:=([.G36]*[$'IC measurement stdev'.$B$37])+[$'IC measurement stdev'.$B$38]" office:value-type="float" office:value="552469267.539637" calcext:value-type="float">
            <text:p>552469267.539637</text:p>
          </table:table-cell>
          <table:table-cell table:formula="of:=[.F14]" office:value-type="float" office:value="25662750729.9832" calcext:value-type="float">
            <text:p>25662750729.9832</text:p>
          </table:table-cell>
          <table:table-cell table:formula="of:=([.I36]*[$'IC measurement stdev'.$B$37])+[$'IC measurement stdev'.$B$38]" office:value-type="float" office:value="511543262.384997" calcext:value-type="float">
            <text:p>511543262.384997</text:p>
          </table:table-cell>
          <table:table-cell table:formula="of:=[.G14]" office:value-type="float" office:value="181548228743.708" calcext:value-type="float">
            <text:p>181548228743.708</text:p>
          </table:table-cell>
          <table:table-cell table:formula="of:=([.K36]*[$'IC measurement stdev'.$B$37])+[$'IC measurement stdev'.$B$38]" office:value-type="float" office:value="3618843391.39184" calcext:value-type="float">
            <text:p>3618843391.39184</text:p>
          </table:table-cell>
          <table:table-cell table:formula="of:=[.H14]" office:value-type="float" office:value="0" calcext:value-type="float">
            <text:p>0</text:p>
          </table:table-cell>
          <table:table-cell table:formula="of:=([.M36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.C15]" office:value-type="float" office:value="0" calcext:value-type="float">
            <text:p>0</text:p>
          </table:table-cell>
          <table:table-cell table:formula="of:=([.C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5]" office:value-type="float" office:value="0" calcext:value-type="float">
            <text:p>0</text:p>
          </table:table-cell>
          <table:table-cell table:formula="of:=([.E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5]" office:value-type="float" office:value="79172862404.6433" calcext:value-type="float">
            <text:p>79172862404.6433</text:p>
          </table:table-cell>
          <table:table-cell table:formula="of:=([.G37]*[$'IC measurement stdev'.$B$37])+[$'IC measurement stdev'.$B$38]" office:value-type="float" office:value="1578172296.9074" calcext:value-type="float">
            <text:p>1578172296.9074</text:p>
          </table:table-cell>
          <table:table-cell table:formula="of:=[.F15]" office:value-type="float" office:value="0" calcext:value-type="float">
            <text:p>0</text:p>
          </table:table-cell>
          <table:table-cell table:formula="of:=([.I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5]" office:value-type="float" office:value="129286475806.104" calcext:value-type="float">
            <text:p>129286475806.104</text:p>
          </table:table-cell>
          <table:table-cell table:formula="of:=([.K37]*[$'IC measurement stdev'.$B$37])+[$'IC measurement stdev'.$B$38]" office:value-type="float" office:value="2577098171.02665" calcext:value-type="float">
            <text:p>2577098171.02665</text:p>
          </table:table-cell>
          <table:table-cell table:formula="of:=[.H15]" office:value-type="float" office:value="0" calcext:value-type="float">
            <text:p>0</text:p>
          </table:table-cell>
          <table:table-cell table:formula="of:=([.M37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.C16]" office:value-type="float" office:value="0" calcext:value-type="float">
            <text:p>0</text:p>
          </table:table-cell>
          <table:table-cell table:formula="of:=([.C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6]" office:value-type="float" office:value="0" calcext:value-type="float">
            <text:p>0</text:p>
          </table:table-cell>
          <table:table-cell table:formula="of:=([.E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6]" office:value-type="float" office:value="0" calcext:value-type="float">
            <text:p>0</text:p>
          </table:table-cell>
          <table:table-cell table:formula="of:=([.G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6]" office:value-type="float" office:value="144433182436.026" calcext:value-type="float">
            <text:p>144433182436.026</text:p>
          </table:table-cell>
          <table:table-cell table:formula="of:=([.I38]*[$'IC measurement stdev'.$B$37])+[$'IC measurement stdev'.$B$38]" office:value-type="float" office:value="2879020864.94841" calcext:value-type="float">
            <text:p>2879020864.94841</text:p>
          </table:table-cell>
          <table:table-cell table:formula="of:=[.G16]" office:value-type="float" office:value="17683567374.5305" calcext:value-type="float">
            <text:p>17683567374.5305</text:p>
          </table:table-cell>
          <table:table-cell table:formula="of:=([.K38]*[$'IC measurement stdev'.$B$37])+[$'IC measurement stdev'.$B$38]" office:value-type="float" office:value="352492414.379872" calcext:value-type="float">
            <text:p>352492414.379872</text:p>
          </table:table-cell>
          <table:table-cell table:formula="of:=[.H16]" office:value-type="float" office:value="0" calcext:value-type="float">
            <text:p>0</text:p>
          </table:table-cell>
          <table:table-cell table:formula="of:=([.M38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.C17]" office:value-type="float" office:value="0" calcext:value-type="float">
            <text:p>0</text:p>
          </table:table-cell>
          <table:table-cell table:formula="of:=([.C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7]" office:value-type="float" office:value="0" calcext:value-type="float">
            <text:p>0</text:p>
          </table:table-cell>
          <table:table-cell table:formula="of:=([.E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7]" office:value-type="float" office:value="142103765073.536" calcext:value-type="float">
            <text:p>142103765073.536</text:p>
          </table:table-cell>
          <table:table-cell table:formula="of:=([.G39]*[$'IC measurement stdev'.$B$37])+[$'IC measurement stdev'.$B$38]" office:value-type="float" office:value="2832588067.20995" calcext:value-type="float">
            <text:p>2832588067.20995</text:p>
          </table:table-cell>
          <table:table-cell table:formula="of:=[.F17]" office:value-type="float" office:value="0" calcext:value-type="float">
            <text:p>0</text:p>
          </table:table-cell>
          <table:table-cell table:formula="of:=([.I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7]" office:value-type="float" office:value="8006185308.6084" calcext:value-type="float">
            <text:p>8006185308.6084</text:p>
          </table:table-cell>
          <table:table-cell table:formula="of:=([.K39]*[$'IC measurement stdev'.$B$37])+[$'IC measurement stdev'.$B$38]" office:value-type="float" office:value="159590991.328516" calcext:value-type="float">
            <text:p>159590991.328516</text:p>
          </table:table-cell>
          <table:table-cell table:formula="of:=[.H17]" office:value-type="float" office:value="0" calcext:value-type="float">
            <text:p>0</text:p>
          </table:table-cell>
          <table:table-cell table:formula="of:=([.M39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.C18]" office:value-type="float" office:value="0" calcext:value-type="float">
            <text:p>0</text:p>
          </table:table-cell>
          <table:table-cell table:formula="of:=([.C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8]" office:value-type="float" office:value="0" calcext:value-type="float">
            <text:p>0</text:p>
          </table:table-cell>
          <table:table-cell table:formula="of:=([.E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8]" office:value-type="float" office:value="0" calcext:value-type="float">
            <text:p>0</text:p>
          </table:table-cell>
          <table:table-cell table:formula="of:=([.G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8]" office:value-type="float" office:value="0" calcext:value-type="float">
            <text:p>0</text:p>
          </table:table-cell>
          <table:table-cell table:formula="of:=([.I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8]" office:value-type="float" office:value="281868233650.486" calcext:value-type="float">
            <text:p>281868233650.486</text:p>
          </table:table-cell>
          <table:table-cell table:formula="of:=([.K40]*[$'IC measurement stdev'.$B$37])+[$'IC measurement stdev'.$B$38]" office:value-type="float" office:value="5618544506.34337" calcext:value-type="float">
            <text:p>5618544506.34337</text:p>
          </table:table-cell>
          <table:table-cell table:formula="of:=[.H18]" office:value-type="float" office:value="0" calcext:value-type="float">
            <text:p>0</text:p>
          </table:table-cell>
          <table:table-cell table:formula="of:=([.M40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.C19]" office:value-type="float" office:value="0" calcext:value-type="float">
            <text:p>0</text:p>
          </table:table-cell>
          <table:table-cell table:formula="of:=([.C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9]" office:value-type="float" office:value="0" calcext:value-type="float">
            <text:p>0</text:p>
          </table:table-cell>
          <table:table-cell table:formula="of:=([.E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9]" office:value-type="float" office:value="0" calcext:value-type="float">
            <text:p>0</text:p>
          </table:table-cell>
          <table:table-cell table:formula="of:=([.G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9]" office:value-type="float" office:value="0" calcext:value-type="float">
            <text:p>0</text:p>
          </table:table-cell>
          <table:table-cell table:formula="of:=([.I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9]" office:value-type="float" office:value="281868233650.486" calcext:value-type="float">
            <text:p>281868233650.486</text:p>
          </table:table-cell>
          <table:table-cell table:formula="of:=([.K41]*[$'IC measurement stdev'.$B$37])+[$'IC measurement stdev'.$B$38]" office:value-type="float" office:value="5618544506.34337" calcext:value-type="float">
            <text:p>5618544506.34337</text:p>
          </table:table-cell>
          <table:table-cell table:formula="of:=[.H19]" office:value-type="float" office:value="0" calcext:value-type="float">
            <text:p>0</text:p>
          </table:table-cell>
          <table:table-cell table:formula="of:=([.M41]*[$'IC measurement stdev'.$B$37])+[$'IC measurement stdev'.$B$38]" office:value-type="float" office:value="1907.34661225035" calcext:value-type="float">
            <text:p>1907.34661225035</text:p>
          </table:table-cell>
        </table:table-row>
      </table:table>
      <table:table table:name="IC measurement stdev" table:style-name="ta1">
        <table:shapes>
          <draw:frame draw:z-index="0" draw:style-name="gr1" draw:text-style-name="P1" svg:width="18.829cm" svg:height="10.599cm" svg:x="13.629cm" svg:y="5.764cm">
            <draw:object draw:notify-on-update-of-ranges="'IC measurement stdev'.B33:'IC measurement stdev'.E33 'IC measurement stdev'.B34:'IC measurement stdev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Sample measurement columns: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5929588.07018127" calcext:value-type="float">
            <text:p>5929588.07018127</text:p>
          </table:table-cell>
          <table:table-cell office:value-type="float" office:value="355321.76172342" calcext:value-type="float">
            <text:p>355321.76172342</text:p>
          </table:table-cell>
          <table:table-cell office:value-type="float" office:value="1056299.87336386" calcext:value-type="float">
            <text:p>1056299.87336386</text:p>
          </table:table-cell>
          <table:table-cell office:value-type="float" office:value="-231.044328725393" calcext:value-type="float">
            <text:p>-231.044328725393</text:p>
          </table:table-cell>
        </table:table-row>
        <table:table-row table:style-name="ro1">
          <table:table-cell/>
          <table:table-cell office:value-type="float" office:value="5840622.89511461" calcext:value-type="float">
            <text:p>5840622.89511461</text:p>
          </table:table-cell>
          <table:table-cell office:value-type="float" office:value="351345.244048736" calcext:value-type="float">
            <text:p>351345.244048736</text:p>
          </table:table-cell>
          <table:table-cell office:value-type="float" office:value="1054824.55581221" calcext:value-type="float">
            <text:p>1054824.55581221</text:p>
          </table:table-cell>
          <table:table-cell office:value-type="float" office:value="-13.2018942013623" calcext:value-type="float">
            <text:p>-13.2018942013623</text:p>
          </table:table-cell>
        </table:table-row>
        <table:table-row table:style-name="ro1">
          <table:table-cell/>
          <table:table-cell office:value-type="float" office:value="5959824.37208008" calcext:value-type="float">
            <text:p>5959824.37208008</text:p>
          </table:table-cell>
          <table:table-cell office:value-type="float" office:value="346909.043640688" calcext:value-type="float">
            <text:p>346909.043640688</text:p>
          </table:table-cell>
          <table:table-cell office:value-type="float" office:value="1019642.49632378" calcext:value-type="float">
            <text:p>1019642.49632378</text:p>
          </table:table-cell>
          <table:table-cell office:value-type="float" office:value="791.119202750482" calcext:value-type="float">
            <text:p>791.119202750482</text:p>
          </table:table-cell>
        </table:table-row>
        <table:table-row table:style-name="ro1">
          <table:table-cell/>
          <table:table-cell office:value-type="float" office:value="6016397.37520933" calcext:value-type="float">
            <text:p>6016397.37520933</text:p>
          </table:table-cell>
          <table:table-cell office:value-type="float" office:value="358380.236092803" calcext:value-type="float">
            <text:p>358380.236092803</text:p>
          </table:table-cell>
          <table:table-cell office:value-type="float" office:value="1051017.50802261" calcext:value-type="float">
            <text:p>1051017.50802261</text:p>
          </table:table-cell>
          <table:table-cell office:value-type="float" office:value="-789.942254306611" calcext:value-type="float">
            <text:p>-789.942254306611</text:p>
          </table:table-cell>
        </table:table-row>
        <table:table-row table:style-name="ro1">
          <table:table-cell/>
          <table:table-cell office:value-type="float" office:value="6023067.93128688" calcext:value-type="float">
            <text:p>6023067.93128688</text:p>
          </table:table-cell>
          <table:table-cell office:value-type="float" office:value="352700.317956873" calcext:value-type="float">
            <text:p>352700.317956873</text:p>
          </table:table-cell>
          <table:table-cell office:value-type="float" office:value="1039264.37730252" calcext:value-type="float">
            <text:p>1039264.37730252</text:p>
          </table:table-cell>
          <table:table-cell office:value-type="float" office:value="-164.459325396764" calcext:value-type="float">
            <text:p>-164.459325396764</text:p>
          </table:table-cell>
        </table:table-row>
        <table:table-row table:style-name="ro1">
          <table:table-cell/>
          <table:table-cell office:value-type="float" office:value="5994609.10329992" calcext:value-type="float">
            <text:p>5994609.10329992</text:p>
          </table:table-cell>
          <table:table-cell office:value-type="float" office:value="349364.23627405" calcext:value-type="float">
            <text:p>349364.23627405</text:p>
          </table:table-cell>
          <table:table-cell office:value-type="float" office:value="1022673.59614679" calcext:value-type="float">
            <text:p>1022673.59614679</text:p>
          </table:table-cell>
          <table:table-cell office:value-type="float" office:value="322.528637251919" calcext:value-type="float">
            <text:p>322.528637251919</text:p>
          </table:table-cell>
        </table:table-row>
        <table:table-row table:style-name="ro1">
          <table:table-cell/>
          <table:table-cell office:value-type="float" office:value="6057426.00174497" calcext:value-type="float">
            <text:p>6057426.00174497</text:p>
          </table:table-cell>
          <table:table-cell office:value-type="float" office:value="362225.551337343" calcext:value-type="float">
            <text:p>362225.551337343</text:p>
          </table:table-cell>
          <table:table-cell office:value-type="float" office:value="1078429.1126761" calcext:value-type="float">
            <text:p>1078429.1126761</text:p>
          </table:table-cell>
          <table:table-cell office:value-type="float" office:value="394.884395046637" calcext:value-type="float">
            <text:p>394.884395046637</text:p>
          </table:table-cell>
        </table:table-row>
        <table:table-row table:style-name="ro1">
          <table:table-cell/>
          <table:table-cell office:value-type="float" office:value="6015842.70295918" calcext:value-type="float">
            <text:p>6015842.70295918</text:p>
          </table:table-cell>
          <table:table-cell office:value-type="float" office:value="367048.878460347" calcext:value-type="float">
            <text:p>367048.878460347</text:p>
          </table:table-cell>
          <table:table-cell office:value-type="float" office:value="1082299.9144285" calcext:value-type="float">
            <text:p>1082299.9144285</text:p>
          </table:table-cell>
          <table:table-cell office:value-type="float" office:value="-611.079777659718" calcext:value-type="float">
            <text:p>-611.079777659718</text:p>
          </table:table-cell>
        </table:table-row>
        <table:table-row table:style-name="ro1">
          <table:table-cell/>
          <table:table-cell office:value-type="float" office:value="6101679.5486447" calcext:value-type="float">
            <text:p>6101679.5486447</text:p>
          </table:table-cell>
          <table:table-cell office:value-type="float" office:value="365738.779950731" calcext:value-type="float">
            <text:p>365738.779950731</text:p>
          </table:table-cell>
          <table:table-cell office:value-type="float" office:value="1063897.77638949" calcext:value-type="float">
            <text:p>1063897.77638949</text:p>
          </table:table-cell>
          <table:table-cell office:value-type="float" office:value="-406.492931026926" calcext:value-type="float">
            <text:p>-406.492931026926</text:p>
          </table:table-cell>
        </table:table-row>
        <table:table-row table:style-name="ro1">
          <table:table-cell/>
          <table:table-cell office:value-type="float" office:value="5950395.22083808" calcext:value-type="float">
            <text:p>5950395.22083808</text:p>
          </table:table-cell>
          <table:table-cell office:value-type="float" office:value="365239.847201283" calcext:value-type="float">
            <text:p>365239.847201283</text:p>
          </table:table-cell>
          <table:table-cell office:value-type="float" office:value="1097090.60163883" calcext:value-type="float">
            <text:p>1097090.60163883</text:p>
          </table:table-cell>
          <table:table-cell office:value-type="float" office:value="-216.28218751118" calcext:value-type="float">
            <text:p>-216.28218751118</text:p>
          </table:table-cell>
        </table:table-row>
        <table:table-row table:style-name="ro1">
          <table:table-cell/>
          <table:table-cell office:value-type="float" office:value="6047869.33180387" calcext:value-type="float">
            <text:p>6047869.33180387</text:p>
          </table:table-cell>
          <table:table-cell office:value-type="float" office:value="363623.986736641" calcext:value-type="float">
            <text:p>363623.986736641</text:p>
          </table:table-cell>
          <table:table-cell office:value-type="float" office:value="1081689.42175664" calcext:value-type="float">
            <text:p>1081689.42175664</text:p>
          </table:table-cell>
          <table:table-cell office:value-type="float" office:value="330.990864401222" calcext:value-type="float">
            <text:p>330.990864401222</text:p>
          </table:table-cell>
        </table:table-row>
        <table:table-row table:style-name="ro1">
          <table:table-cell/>
          <table:table-cell office:value-type="float" office:value="6267858.75553661" calcext:value-type="float">
            <text:p>6267858.75553661</text:p>
          </table:table-cell>
          <table:table-cell office:value-type="float" office:value="374095.096337554" calcext:value-type="float">
            <text:p>374095.096337554</text:p>
          </table:table-cell>
          <table:table-cell office:value-type="float" office:value="1111469.83988205" calcext:value-type="float">
            <text:p>1111469.83988205</text:p>
          </table:table-cell>
          <table:table-cell office:value-type="float" office:value="-249.661166140465" calcext:value-type="float">
            <text:p>-249.661166140465</text:p>
          </table:table-cell>
        </table:table-row>
        <table:table-row table:style-name="ro1">
          <table:table-cell/>
          <table:table-cell office:value-type="float" office:value="5879025.68324264" calcext:value-type="float">
            <text:p>5879025.68324264</text:p>
          </table:table-cell>
          <table:table-cell office:value-type="float" office:value="352959.27028187" calcext:value-type="float">
            <text:p>352959.27028187</text:p>
          </table:table-cell>
          <table:table-cell office:value-type="float" office:value="1049913.05037003" calcext:value-type="float">
            <text:p>1049913.05037003</text:p>
          </table:table-cell>
          <table:table-cell office:value-type="float" office:value="172.428490280583" calcext:value-type="float">
            <text:p>172.428490280583</text:p>
          </table:table-cell>
        </table:table-row>
        <table:table-row table:style-name="ro1">
          <table:table-cell/>
          <table:table-cell office:value-type="float" office:value="5893940.52091272" calcext:value-type="float">
            <text:p>5893940.52091272</text:p>
          </table:table-cell>
          <table:table-cell office:value-type="float" office:value="350938.301209784" calcext:value-type="float">
            <text:p>350938.301209784</text:p>
          </table:table-cell>
          <table:table-cell office:value-type="float" office:value="1053160.91918902" calcext:value-type="float">
            <text:p>1053160.91918902</text:p>
          </table:table-cell>
          <table:table-cell office:value-type="float" office:value="-6.63209793946094" calcext:value-type="float">
            <text:p>-6.63209793946094</text:p>
          </table:table-cell>
        </table:table-row>
        <table:table-row table:style-name="ro1">
          <table:table-cell/>
          <table:table-cell office:value-type="float" office:value="6076374.06524124" calcext:value-type="float">
            <text:p>6076374.06524124</text:p>
          </table:table-cell>
          <table:table-cell office:value-type="float" office:value="360724.531011041" calcext:value-type="float">
            <text:p>360724.531011041</text:p>
          </table:table-cell>
          <table:table-cell office:value-type="float" office:value="1052753.28205619" calcext:value-type="float">
            <text:p>1052753.28205619</text:p>
          </table:table-cell>
          <table:table-cell office:value-type="float" office:value="-165.640864562408" calcext:value-type="float">
            <text:p>-165.640864562408</text:p>
          </table:table-cell>
        </table:table-row>
        <table:table-row table:style-name="ro1">
          <table:table-cell/>
          <table:table-cell office:value-type="float" office:value="6088797.08798636" calcext:value-type="float">
            <text:p>6088797.08798636</text:p>
          </table:table-cell>
          <table:table-cell office:value-type="float" office:value="358417.213269194" calcext:value-type="float">
            <text:p>358417.213269194</text:p>
          </table:table-cell>
          <table:table-cell office:value-type="float" office:value="1031345.83807394" calcext:value-type="float">
            <text:p>1031345.83807394</text:p>
          </table:table-cell>
          <table:table-cell office:value-type="float" office:value="152.514132008442" calcext:value-type="float">
            <text:p>152.514132008442</text:p>
          </table:table-cell>
        </table:table-row>
        <table:table-row table:style-name="ro1">
          <table:table-cell/>
          <table:table-cell office:value-type="float" office:value="5982696.62507628" calcext:value-type="float">
            <text:p>5982696.62507628</text:p>
          </table:table-cell>
          <table:table-cell office:value-type="float" office:value="353907.461197597" calcext:value-type="float">
            <text:p>353907.461197597</text:p>
          </table:table-cell>
          <table:table-cell office:value-type="float" office:value="1051540.71131547" calcext:value-type="float">
            <text:p>1051540.71131547</text:p>
          </table:table-cell>
          <table:table-cell office:value-type="float" office:value="165.637222534336" calcext:value-type="float">
            <text:p>165.637222534336</text:p>
          </table:table-cell>
        </table:table-row>
        <table:table-row table:style-name="ro1">
          <table:table-cell/>
          <table:table-cell office:value-type="float" office:value="6115764.15779119" calcext:value-type="float">
            <text:p>6115764.15779119</text:p>
          </table:table-cell>
          <table:table-cell office:value-type="float" office:value="359800.972977349" calcext:value-type="float">
            <text:p>359800.972977349</text:p>
          </table:table-cell>
          <table:table-cell office:value-type="float" office:value="1045293.21756655" calcext:value-type="float">
            <text:p>1045293.21756655</text:p>
          </table:table-cell>
          <table:table-cell office:value-type="float" office:value="-1124.82045075342" calcext:value-type="float">
            <text:p>-1124.82045075342</text:p>
          </table:table-cell>
        </table:table-row>
        <table:table-row table:style-name="ro1">
          <table:table-cell/>
          <table:table-cell office:value-type="float" office:value="5964404.38191571" calcext:value-type="float">
            <text:p>5964404.38191571</text:p>
          </table:table-cell>
          <table:table-cell office:value-type="float" office:value="364053.925720222" calcext:value-type="float">
            <text:p>364053.925720222</text:p>
          </table:table-cell>
          <table:table-cell office:value-type="float" office:value="1073673.86304442" calcext:value-type="float">
            <text:p>1073673.86304442</text:p>
          </table:table-cell>
          <table:table-cell office:value-type="float" office:value="918.337904156657" calcext:value-type="float">
            <text:p>918.337904156657</text:p>
          </table:table-cell>
        </table:table-row>
        <table:table-row table:style-name="ro1">
          <table:table-cell/>
          <table:table-cell office:value-type="float" office:value="6040380.34473399" calcext:value-type="float">
            <text:p>6040380.34473399</text:p>
          </table:table-cell>
          <table:table-cell office:value-type="float" office:value="370868.210219158" calcext:value-type="float">
            <text:p>370868.210219158</text:p>
          </table:table-cell>
          <table:table-cell office:value-type="float" office:value="1095515.91354043" calcext:value-type="float">
            <text:p>1095515.91354043</text:p>
          </table:table-cell>
          <table:table-cell office:value-type="float" office:value="350.208365527809" calcext:value-type="float">
            <text:p>350.208365527809</text:p>
          </table:table-cell>
        </table:table-row>
        <table:table-row table:style-name="ro1">
          <table:table-cell/>
          <table:table-cell office:value-type="float" office:value="6177730.12818649" calcext:value-type="float">
            <text:p>6177730.12818649</text:p>
          </table:table-cell>
          <table:table-cell office:value-type="float" office:value="370322.210262092" calcext:value-type="float">
            <text:p>370322.210262092</text:p>
          </table:table-cell>
          <table:table-cell office:value-type="float" office:value="1079337.25771023" calcext:value-type="float">
            <text:p>1079337.25771023</text:p>
          </table:table-cell>
          <table:table-cell office:value-type="float" office:value="376.473847697362" calcext:value-type="float">
            <text:p>376.473847697362</text:p>
          </table:table-cell>
        </table:table-row>
        <table:table-row table:style-name="ro1">
          <table:table-cell/>
          <table:table-cell office:value-type="float" office:value="6103955.96411109" calcext:value-type="float">
            <text:p>6103955.96411109</text:p>
          </table:table-cell>
          <table:table-cell office:value-type="float" office:value="364545.913593516" calcext:value-type="float">
            <text:p>364545.913593516</text:p>
          </table:table-cell>
          <table:table-cell office:value-type="float" office:value="1080613.91307155" calcext:value-type="float">
            <text:p>1080613.91307155</text:p>
          </table:table-cell>
          <table:table-cell office:value-type="float" office:value="263.99265078302" calcext:value-type="float">
            <text:p>263.99265078302</text:p>
          </table:table-cell>
        </table:table-row>
        <table:table-row table:style-name="ro1">
          <table:table-cell/>
          <table:table-cell office:value-type="float" office:value="6272696.68650109" calcext:value-type="float">
            <text:p>6272696.68650109</text:p>
          </table:table-cell>
          <table:table-cell office:value-type="float" office:value="374352.436134673" calcext:value-type="float">
            <text:p>374352.436134673</text:p>
          </table:table-cell>
          <table:table-cell office:value-type="float" office:value="1098576.52869867" calcext:value-type="float">
            <text:p>1098576.52869867</text:p>
          </table:table-cell>
          <table:table-cell office:value-type="float" office:value="-59.8997550518632" calcext:value-type="float">
            <text:p>-59.8997550518632</text:p>
          </table:table-cell>
        </table:table-row>
        <table:table-row table:style-name="ro1">
          <table:table-cell/>
          <table:table-cell office:value-type="float" office:value="6313034.58817812" calcext:value-type="float">
            <text:p>6313034.58817812</text:p>
          </table:table-cell>
          <table:table-cell office:value-type="float" office:value="375500.616670457" calcext:value-type="float">
            <text:p>375500.616670457</text:p>
          </table:table-cell>
          <table:table-cell office:value-type="float" office:value="1105258.52530232" calcext:value-type="float">
            <text:p>1105258.52530232</text:p>
          </table:table-cell>
          <table:table-cell office:value-type="float" office:value="-52.652994517747" calcext:value-type="float">
            <text:p>-52.65299451774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AVERAGE([.B7:.B30])" office:value-type="float" office:value="6046415.89760735" calcext:value-type="float">
            <text:p>6046415.89760735</text:p>
          </table:table-cell>
          <table:table-cell table:style-name="Default" table:formula="of:=AVERAGE([.C7:.C30])" office:value-type="float" office:value="361182.668429476" calcext:value-type="float">
            <text:p>361182.668429476</text:p>
          </table:table-cell>
          <table:table-cell table:style-name="Default" table:formula="of:=AVERAGE([.D7:.D30])" office:value-type="float" office:value="1065649.25390343" calcext:value-type="float">
            <text:p>1065649.25390343</text:p>
          </table:table-cell>
          <table:table-cell table:style-name="Default" table:formula="of:=AVERAGE([.E7:.E30])" office:value-type="float" office:value="6.13773686021461" calcext:value-type="float">
            <text:p>6.1377368602146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Default" table:formula="of:=STDEV([.B7:.B30])" office:value-type="float" office:value="122018.02173486" calcext:value-type="float">
            <text:p>122018.02173486</text:p>
          </table:table-cell>
          <table:table-cell table:style-name="Default" table:formula="of:=STDEV([.C7:.C30])" office:value-type="float" office:value="8367.53573349343" calcext:value-type="float">
            <text:p>8367.53573349343</text:p>
          </table:table-cell>
          <table:table-cell table:style-name="Default" table:formula="of:=STDEV([.D7:.D30])" office:value-type="float" office:value="25748.1297002289" calcext:value-type="float">
            <text:p>25748.1297002289</text:p>
          </table:table-cell>
          <table:table-cell table:style-name="Default" table:formula="of:=STDEV([.E7:.E30])" office:value-type="float" office:value="461.743344808627" calcext:value-type="float">
            <text:p>461.74334480862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LOPE:</text:p>
          </table:table-cell>
          <table:table-cell table:style-name="Default" table:formula="of:=SLOPE([.B34:.E34]; [.B33:.E33])" office:value-type="float" office:value="0.0199332238551" calcext:value-type="float">
            <text:p>0.019933223855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NTERCEPT:</text:p>
          </table:table-cell>
          <table:table-cell table:style-name="Default" table:formula="of:=INTERCEPT([.B34:.E34]; [.B33:.E33])" office:value-type="float" office:value="1907.34661225035" calcext:value-type="float">
            <text:p>1907.34661225035</text:p>
          </table:table-cell>
          <table:table-cell table:style-name="Default" table:number-columns-repeated="3"/>
        </table:table-row>
      </table:table>
      <table:table table:name="Error propagation computing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53" table:default-cell-style-name="Default"/>
        <table:table-row table:style-name="ro1" table:number-rows-repeated="2">
          <table:table-cell table:number-columns-repeated="67"/>
        </table:table-row>
        <table:table-row table:style-name="ro1">
          <table:table-cell/>
          <table:table-cell office:value-type="string" calcext:value-type="string">
            <text:p>Expected PPM</text:p>
          </table:table-cell>
          <table:table-cell table:number-columns-repeated="7"/>
          <table:table-cell office:value-type="string" calcext:value-type="string">
            <text:p>Expected IC</text:p>
          </table:table-cell>
          <table:table-cell table:number-columns-repeated="57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$'Expected PPM sheet'.C6]" office:value-type="float" office:value="954600" calcext:value-type="float">
            <text:p>954600</text:p>
          </table:table-cell>
          <table:table-cell table:formula="of:=[$'Expected PPM sheet'.D6]" office:value-type="float" office:value="0" calcext:value-type="float">
            <text:p>0</text:p>
          </table:table-cell>
          <table:table-cell table:formula="of:=[$'Expected PPM sheet'.E6]" office:value-type="float" office:value="34000" calcext:value-type="float">
            <text:p>34000</text:p>
          </table:table-cell>
          <table:table-cell table:formula="of:=[$'Expected PPM sheet'.F6]" office:value-type="float" office:value="10000" calcext:value-type="float">
            <text:p>10000</text:p>
          </table:table-cell>
          <table:table-cell table:formula="of:=[$'Expected PPM sheet'.G6]" office:value-type="float" office:value="400" calcext:value-type="float">
            <text:p>400</text:p>
          </table:table-cell>
          <table:table-cell table:formula="of:=[$'Expected PPM sheet'.H6]" office:value-type="float" office:value="1000" calcext:value-type="float">
            <text:p>1000</text:p>
          </table:table-cell>
          <table:table-cell/>
          <table:table-cell table:formula="of:=[$'Expected PPM sheet'.C6]*[$'IC to PPM coefficients'.C$6]" office:value-type="float" office:value="189959477342.61" calcext:value-type="float">
            <text:p>189959477342.61</text:p>
          </table:table-cell>
          <table:table-cell table:formula="of:=[$'Expected PPM sheet'.D6]*[$'IC to PPM coefficients'.D$6]" office:value-type="float" office:value="0" calcext:value-type="float">
            <text:p>0</text:p>
          </table:table-cell>
          <table:table-cell table:formula="of:=[$'Expected PPM sheet'.E6]*[$'IC to PPM coefficients'.E$6]" office:value-type="float" office:value="4972774705.22751" calcext:value-type="float">
            <text:p>4972774705.22751</text:p>
          </table:table-cell>
          <table:table-cell table:formula="of:=[$'Expected PPM sheet'.F6]*[$'IC to PPM coefficients'.F$6]" office:value-type="float" office:value="1541010180.02445" calcext:value-type="float">
            <text:p>1541010180.02445</text:p>
          </table:table-cell>
          <table:table-cell table:formula="of:=[$'Expected PPM sheet'.G6]*[$'IC to PPM coefficients'.G$6]" office:value-type="float" office:value="112747293.460194" calcext:value-type="float">
            <text:p>112747293.460194</text:p>
          </table:table-cell>
          <table:table-cell table:formula="of:=[$'Expected PPM sheet'.H6]*[$'IC to PPM coefficients'.H$6]" office:value-type="float" office:value="5354423.39958041" calcext:value-type="float">
            <text:p>5354423.3995804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$'Expected PPM sheet'.C7]" office:value-type="float" office:value="725200" calcext:value-type="float">
            <text:p>725200</text:p>
          </table:table-cell>
          <table:table-cell table:formula="of:=[$'Expected PPM sheet'.D7]" office:value-type="float" office:value="0" calcext:value-type="float">
            <text:p>0</text:p>
          </table:table-cell>
          <table:table-cell table:formula="of:=[$'Expected PPM sheet'.E7]" office:value-type="float" office:value="206100" calcext:value-type="float">
            <text:p>206100</text:p>
          </table:table-cell>
          <table:table-cell table:formula="of:=[$'Expected PPM sheet'.F7]" office:value-type="float" office:value="60300" calcext:value-type="float">
            <text:p>60300</text:p>
          </table:table-cell>
          <table:table-cell table:formula="of:=[$'Expected PPM sheet'.G7]" office:value-type="float" office:value="2400" calcext:value-type="float">
            <text:p>2400</text:p>
          </table:table-cell>
          <table:table-cell table:formula="of:=[$'Expected PPM sheet'.H7]" office:value-type="float" office:value="6100" calcext:value-type="float">
            <text:p>6100</text:p>
          </table:table-cell>
          <table:table-cell/>
          <table:table-cell table:formula="of:=[$'Expected PPM sheet'.C7]*[$'IC to PPM coefficients'.C$6]" office:value-type="float" office:value="144310300616.866" calcext:value-type="float">
            <text:p>144310300616.866</text:p>
          </table:table-cell>
          <table:table-cell table:formula="of:=[$'Expected PPM sheet'.D7]*[$'IC to PPM coefficients'.D$6]" office:value-type="float" office:value="0" calcext:value-type="float">
            <text:p>0</text:p>
          </table:table-cell>
          <table:table-cell table:formula="of:=[$'Expected PPM sheet'.E7]*[$'IC to PPM coefficients'.E$6]" office:value-type="float" office:value="30143790198.4526" calcext:value-type="float">
            <text:p>30143790198.4526</text:p>
          </table:table-cell>
          <table:table-cell table:formula="of:=[$'Expected PPM sheet'.F7]*[$'IC to PPM coefficients'.F$6]" office:value-type="float" office:value="9292291385.54743" calcext:value-type="float">
            <text:p>9292291385.54743</text:p>
          </table:table-cell>
          <table:table-cell table:formula="of:=[$'Expected PPM sheet'.G7]*[$'IC to PPM coefficients'.G$6]" office:value-type="float" office:value="676483760.761166" calcext:value-type="float">
            <text:p>676483760.761166</text:p>
          </table:table-cell>
          <table:table-cell table:formula="of:=[$'Expected PPM sheet'.H7]*[$'IC to PPM coefficients'.H$6]" office:value-type="float" office:value="32661982.7374405" calcext:value-type="float">
            <text:p>32661982.737440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$'Expected PPM sheet'.C8]" office:value-type="float" office:value="220912" calcext:value-type="float">
            <text:p>220912</text:p>
          </table:table-cell>
          <table:table-cell table:formula="of:=[$'Expected PPM sheet'.D8]" office:value-type="float" office:value="0" calcext:value-type="float">
            <text:p>0</text:p>
          </table:table-cell>
          <table:table-cell table:formula="of:=[$'Expected PPM sheet'.E8]" office:value-type="float" office:value="547337" calcext:value-type="float">
            <text:p>547337</text:p>
          </table:table-cell>
          <table:table-cell table:formula="of:=[$'Expected PPM sheet'.F8]" office:value-type="float" office:value="210585" calcext:value-type="float">
            <text:p>210585</text:p>
          </table:table-cell>
          <table:table-cell table:formula="of:=[$'Expected PPM sheet'.G8]" office:value-type="float" office:value="5323" calcext:value-type="float">
            <text:p>5323</text:p>
          </table:table-cell>
          <table:table-cell table:formula="of:=[$'Expected PPM sheet'.H8]" office:value-type="float" office:value="11696" calcext:value-type="float">
            <text:p>11696</text:p>
          </table:table-cell>
          <table:table-cell/>
          <table:table-cell table:formula="of:=[$'Expected PPM sheet'.C8]*[$'IC to PPM coefficients'.C$6]" office:value-type="float" office:value="43960117388.1318" calcext:value-type="float">
            <text:p>43960117388.1318</text:p>
          </table:table-cell>
          <table:table-cell table:formula="of:=[$'Expected PPM sheet'.D8]*[$'IC to PPM coefficients'.D$6]" office:value-type="float" office:value="0" calcext:value-type="float">
            <text:p>0</text:p>
          </table:table-cell>
          <table:table-cell table:formula="of:=[$'Expected PPM sheet'.E8]*[$'IC to PPM coefficients'.E$6]" office:value-type="float" office:value="80052458495.1503" calcext:value-type="float">
            <text:p>80052458495.1503</text:p>
          </table:table-cell>
          <table:table-cell table:formula="of:=[$'Expected PPM sheet'.F8]*[$'IC to PPM coefficients'.F$6]" office:value-type="float" office:value="32451362876.0449" calcext:value-type="float">
            <text:p>32451362876.0449</text:p>
          </table:table-cell>
          <table:table-cell table:formula="of:=[$'Expected PPM sheet'.G8]*[$'IC to PPM coefficients'.G$6]" office:value-type="float" office:value="1500384607.72154" calcext:value-type="float">
            <text:p>1500384607.72154</text:p>
          </table:table-cell>
          <table:table-cell table:formula="of:=[$'Expected PPM sheet'.H8]*[$'IC to PPM coefficients'.H$6]" office:value-type="float" office:value="62625336.0814925" calcext:value-type="float">
            <text:p>62625336.08149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$'Expected PPM sheet'.C9]" office:value-type="float" office:value="445683" calcext:value-type="float">
            <text:p>445683</text:p>
          </table:table-cell>
          <table:table-cell table:formula="of:=[$'Expected PPM sheet'.D9]" office:value-type="float" office:value="0" calcext:value-type="float">
            <text:p>0</text:p>
          </table:table-cell>
          <table:table-cell table:formula="of:=[$'Expected PPM sheet'.E9]" office:value-type="float" office:value="331271" calcext:value-type="float">
            <text:p>331271</text:p>
          </table:table-cell>
          <table:table-cell table:formula="of:=[$'Expected PPM sheet'.F9]" office:value-type="float" office:value="212424" calcext:value-type="float">
            <text:p>212424</text:p>
          </table:table-cell>
          <table:table-cell table:formula="of:=[$'Expected PPM sheet'.G9]" office:value-type="float" office:value="1074" calcext:value-type="float">
            <text:p>1074</text:p>
          </table:table-cell>
          <table:table-cell table:formula="of:=[$'Expected PPM sheet'.H9]" office:value-type="float" office:value="1180" calcext:value-type="float">
            <text:p>1180</text:p>
          </table:table-cell>
          <table:table-cell/>
          <table:table-cell table:formula="of:=[$'Expected PPM sheet'.C9]*[$'IC to PPM coefficients'.C$6]" office:value-type="float" office:value="88688151833.7381" calcext:value-type="float">
            <text:p>88688151833.7381</text:p>
          </table:table-cell>
          <table:table-cell table:formula="of:=[$'Expected PPM sheet'.D9]*[$'IC to PPM coefficients'.D$6]" office:value-type="float" office:value="0" calcext:value-type="float">
            <text:p>0</text:p>
          </table:table-cell>
          <table:table-cell table:formula="of:=[$'Expected PPM sheet'.E9]*[$'IC to PPM coefficients'.E$6]" office:value-type="float" office:value="48451060275.7477" calcext:value-type="float">
            <text:p>48451060275.7477</text:p>
          </table:table-cell>
          <table:table-cell table:formula="of:=[$'Expected PPM sheet'.F9]*[$'IC to PPM coefficients'.F$6]" office:value-type="float" office:value="32734754648.1514" calcext:value-type="float">
            <text:p>32734754648.1514</text:p>
          </table:table-cell>
          <table:table-cell table:formula="of:=[$'Expected PPM sheet'.G9]*[$'IC to PPM coefficients'.G$6]" office:value-type="float" office:value="302726482.940622" calcext:value-type="float">
            <text:p>302726482.940622</text:p>
          </table:table-cell>
          <table:table-cell table:formula="of:=[$'Expected PPM sheet'.H9]*[$'IC to PPM coefficients'.H$6]" office:value-type="float" office:value="6318219.61150488" calcext:value-type="float">
            <text:p>6318219.6115048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$'Expected PPM sheet'.C10]" office:value-type="float" office:value="0" calcext:value-type="float">
            <text:p>0</text:p>
          </table:table-cell>
          <table:table-cell table:formula="of:=[$'Expected PPM sheet'.D10]" office:value-type="float" office:value="0" calcext:value-type="float">
            <text:p>0</text:p>
          </table:table-cell>
          <table:table-cell table:formula="of:=[$'Expected PPM sheet'.E10]" office:value-type="float" office:value="759693" calcext:value-type="float">
            <text:p>759693</text:p>
          </table:table-cell>
          <table:table-cell table:formula="of:=[$'Expected PPM sheet'.F10]" office:value-type="float" office:value="208777" calcext:value-type="float">
            <text:p>208777</text:p>
          </table:table-cell>
          <table:table-cell table:formula="of:=[$'Expected PPM sheet'.G10]" office:value-type="float" office:value="9499" calcext:value-type="float">
            <text:p>9499</text:p>
          </table:table-cell>
          <table:table-cell table:formula="of:=[$'Expected PPM sheet'.H10]" office:value-type="float" office:value="22031" calcext:value-type="float">
            <text:p>22031</text:p>
          </table:table-cell>
          <table:table-cell/>
          <table:table-cell table:formula="of:=[$'Expected PPM sheet'.C10]*[$'IC to PPM coefficients'.C$6]" office:value-type="float" office:value="0" calcext:value-type="float">
            <text:p>0</text:p>
          </table:table-cell>
          <table:table-cell table:formula="of:=[$'Expected PPM sheet'.D10]*[$'IC to PPM coefficients'.D$6]" office:value-type="float" office:value="0" calcext:value-type="float">
            <text:p>0</text:p>
          </table:table-cell>
          <table:table-cell table:formula="of:=[$'Expected PPM sheet'.E10]*[$'IC to PPM coefficients'.E$6]" office:value-type="float" office:value="111111239239.365" calcext:value-type="float">
            <text:p>111111239239.365</text:p>
          </table:table-cell>
          <table:table-cell table:formula="of:=[$'Expected PPM sheet'.F10]*[$'IC to PPM coefficients'.F$6]" office:value-type="float" office:value="32172748235.4965" calcext:value-type="float">
            <text:p>32172748235.4965</text:p>
          </table:table-cell>
          <table:table-cell table:formula="of:=[$'Expected PPM sheet'.G10]*[$'IC to PPM coefficients'.G$6]" office:value-type="float" office:value="2677466351.44597" calcext:value-type="float">
            <text:p>2677466351.44597</text:p>
          </table:table-cell>
          <table:table-cell table:formula="of:=[$'Expected PPM sheet'.H10]*[$'IC to PPM coefficients'.H$6]" office:value-type="float" office:value="117963301.916156" calcext:value-type="float">
            <text:p>117963301.9161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$'Expected PPM sheet'.C11]" office:value-type="float" office:value="0" calcext:value-type="float">
            <text:p>0</text:p>
          </table:table-cell>
          <table:table-cell table:formula="of:=[$'Expected PPM sheet'.D11]" office:value-type="float" office:value="0" calcext:value-type="float">
            <text:p>0</text:p>
          </table:table-cell>
          <table:table-cell table:formula="of:=[$'Expected PPM sheet'.E11]" office:value-type="float" office:value="0" calcext:value-type="float">
            <text:p>0</text:p>
          </table:table-cell>
          <table:table-cell table:formula="of:=[$'Expected PPM sheet'.F11]" office:value-type="float" office:value="1000000" calcext:value-type="float">
            <text:p>1000000</text:p>
          </table:table-cell>
          <table:table-cell table:formula="of:=[$'Expected PPM sheet'.G11]" office:value-type="float" office:value="0" calcext:value-type="float">
            <text:p>0</text:p>
          </table:table-cell>
          <table:table-cell table:formula="of:=[$'Expected PPM sheet'.H11]" office:value-type="float" office:value="0" calcext:value-type="float">
            <text:p>0</text:p>
          </table:table-cell>
          <table:table-cell/>
          <table:table-cell table:formula="of:=[$'Expected PPM sheet'.C11]*[$'IC to PPM coefficients'.C$6]" office:value-type="float" office:value="0" calcext:value-type="float">
            <text:p>0</text:p>
          </table:table-cell>
          <table:table-cell table:formula="of:=[$'Expected PPM sheet'.D11]*[$'IC to PPM coefficients'.D$6]" office:value-type="float" office:value="0" calcext:value-type="float">
            <text:p>0</text:p>
          </table:table-cell>
          <table:table-cell table:formula="of:=[$'Expected PPM sheet'.E11]*[$'IC to PPM coefficients'.E$6]" office:value-type="float" office:value="0" calcext:value-type="float">
            <text:p>0</text:p>
          </table:table-cell>
          <table:table-cell table:formula="of:=[$'Expected PPM sheet'.F11]*[$'IC to PPM coefficients'.F$6]" office:value-type="float" office:value="154101018002.445" calcext:value-type="float">
            <text:p>154101018002.445</text:p>
          </table:table-cell>
          <table:table-cell table:formula="of:=[$'Expected PPM sheet'.G11]*[$'IC to PPM coefficients'.G$6]" office:value-type="float" office:value="0" calcext:value-type="float">
            <text:p>0</text:p>
          </table:table-cell>
          <table:table-cell table:formula="of:=[$'Expected PPM sheet'.H11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$'Expected PPM sheet'.C12]" office:value-type="float" office:value="0" calcext:value-type="float">
            <text:p>0</text:p>
          </table:table-cell>
          <table:table-cell table:formula="of:=[$'Expected PPM sheet'.D12]" office:value-type="float" office:value="0" calcext:value-type="float">
            <text:p>0</text:p>
          </table:table-cell>
          <table:table-cell table:formula="of:=[$'Expected PPM sheet'.E12]" office:value-type="float" office:value="957562" calcext:value-type="float">
            <text:p>957562</text:p>
          </table:table-cell>
          <table:table-cell table:formula="of:=[$'Expected PPM sheet'.F12]" office:value-type="float" office:value="3006" calcext:value-type="float">
            <text:p>3006</text:p>
          </table:table-cell>
          <table:table-cell table:formula="of:=[$'Expected PPM sheet'.G12]" office:value-type="float" office:value="11663" calcext:value-type="float">
            <text:p>11663</text:p>
          </table:table-cell>
          <table:table-cell table:formula="of:=[$'Expected PPM sheet'.H12]" office:value-type="float" office:value="27769" calcext:value-type="float">
            <text:p>27769</text:p>
          </table:table-cell>
          <table:table-cell/>
          <table:table-cell table:formula="of:=[$'Expected PPM sheet'.C12]*[$'IC to PPM coefficients'.C$6]" office:value-type="float" office:value="0" calcext:value-type="float">
            <text:p>0</text:p>
          </table:table-cell>
          <table:table-cell table:formula="of:=[$'Expected PPM sheet'.D12]*[$'IC to PPM coefficients'.D$6]" office:value-type="float" office:value="0" calcext:value-type="float">
            <text:p>0</text:p>
          </table:table-cell>
          <table:table-cell table:formula="of:=[$'Expected PPM sheet'.E12]*[$'IC to PPM coefficients'.E$6]" office:value-type="float" office:value="140051179184.914" calcext:value-type="float">
            <text:p>140051179184.914</text:p>
          </table:table-cell>
          <table:table-cell table:formula="of:=[$'Expected PPM sheet'.F12]*[$'IC to PPM coefficients'.F$6]" office:value-type="float" office:value="463227660.11535" calcext:value-type="float">
            <text:p>463227660.11535</text:p>
          </table:table-cell>
          <table:table-cell table:formula="of:=[$'Expected PPM sheet'.G12]*[$'IC to PPM coefficients'.G$6]" office:value-type="float" office:value="3287429209.06562" calcext:value-type="float">
            <text:p>3287429209.06562</text:p>
          </table:table-cell>
          <table:table-cell table:formula="of:=[$'Expected PPM sheet'.H12]*[$'IC to PPM coefficients'.H$6]" office:value-type="float" office:value="148686983.382948" calcext:value-type="float">
            <text:p>148686983.38294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$'Expected PPM sheet'.C13]" office:value-type="float" office:value="0" calcext:value-type="float">
            <text:p>0</text:p>
          </table:table-cell>
          <table:table-cell table:formula="of:=[$'Expected PPM sheet'.D13]" office:value-type="float" office:value="0" calcext:value-type="float">
            <text:p>0</text:p>
          </table:table-cell>
          <table:table-cell table:formula="of:=[$'Expected PPM sheet'.E13]" office:value-type="float" office:value="971683" calcext:value-type="float">
            <text:p>971683</text:p>
          </table:table-cell>
          <table:table-cell table:formula="of:=[$'Expected PPM sheet'.F13]" office:value-type="float" office:value="0" calcext:value-type="float">
            <text:p>0</text:p>
          </table:table-cell>
          <table:table-cell table:formula="of:=[$'Expected PPM sheet'.G13]" office:value-type="float" office:value="37" calcext:value-type="float">
            <text:p>37</text:p>
          </table:table-cell>
          <table:table-cell table:formula="of:=[$'Expected PPM sheet'.H13]" office:value-type="float" office:value="28280" calcext:value-type="float">
            <text:p>28280</text:p>
          </table:table-cell>
          <table:table-cell/>
          <table:table-cell table:formula="of:=[$'Expected PPM sheet'.C13]*[$'IC to PPM coefficients'.C$6]" office:value-type="float" office:value="0" calcext:value-type="float">
            <text:p>0</text:p>
          </table:table-cell>
          <table:table-cell table:formula="of:=[$'Expected PPM sheet'.D13]*[$'IC to PPM coefficients'.D$6]" office:value-type="float" office:value="0" calcext:value-type="float">
            <text:p>0</text:p>
          </table:table-cell>
          <table:table-cell table:formula="of:=[$'Expected PPM sheet'.E13]*[$'IC to PPM coefficients'.E$6]" office:value-type="float" office:value="142116489526.458" calcext:value-type="float">
            <text:p>142116489526.458</text:p>
          </table:table-cell>
          <table:table-cell table:formula="of:=[$'Expected PPM sheet'.F13]*[$'IC to PPM coefficients'.F$6]" office:value-type="float" office:value="0" calcext:value-type="float">
            <text:p>0</text:p>
          </table:table-cell>
          <table:table-cell table:formula="of:=[$'Expected PPM sheet'.G13]*[$'IC to PPM coefficients'.G$6]" office:value-type="float" office:value="10429124.645068" calcext:value-type="float">
            <text:p>10429124.645068</text:p>
          </table:table-cell>
          <table:table-cell table:formula="of:=[$'Expected PPM sheet'.H13]*[$'IC to PPM coefficients'.H$6]" office:value-type="float" office:value="151423093.740134" calcext:value-type="float">
            <text:p>151423093.7401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$'Expected PPM sheet'.C14]" office:value-type="float" office:value="0" calcext:value-type="float">
            <text:p>0</text:p>
          </table:table-cell>
          <table:table-cell table:formula="of:=[$'Expected PPM sheet'.D14]" office:value-type="float" office:value="0" calcext:value-type="float">
            <text:p>0</text:p>
          </table:table-cell>
          <table:table-cell table:formula="of:=[$'Expected PPM sheet'.E14]" office:value-type="float" office:value="189500" calcext:value-type="float">
            <text:p>189500</text:p>
          </table:table-cell>
          <table:table-cell table:formula="of:=[$'Expected PPM sheet'.F14]" office:value-type="float" office:value="166532" calcext:value-type="float">
            <text:p>166532</text:p>
          </table:table-cell>
          <table:table-cell table:formula="of:=[$'Expected PPM sheet'.G14]" office:value-type="float" office:value="644089" calcext:value-type="float">
            <text:p>644089</text:p>
          </table:table-cell>
          <table:table-cell table:formula="of:=[$'Expected PPM sheet'.H14]" office:value-type="float" office:value="0" calcext:value-type="float">
            <text:p>0</text:p>
          </table:table-cell>
          <table:table-cell/>
          <table:table-cell table:formula="of:=[$'Expected PPM sheet'.C14]*[$'IC to PPM coefficients'.C$6]" office:value-type="float" office:value="0" calcext:value-type="float">
            <text:p>0</text:p>
          </table:table-cell>
          <table:table-cell table:formula="of:=[$'Expected PPM sheet'.D14]*[$'IC to PPM coefficients'.D$6]" office:value-type="float" office:value="0" calcext:value-type="float">
            <text:p>0</text:p>
          </table:table-cell>
          <table:table-cell table:formula="of:=[$'Expected PPM sheet'.E14]*[$'IC to PPM coefficients'.E$6]" office:value-type="float" office:value="27715906077.6651" calcext:value-type="float">
            <text:p>27715906077.6651</text:p>
          </table:table-cell>
          <table:table-cell table:formula="of:=[$'Expected PPM sheet'.F14]*[$'IC to PPM coefficients'.F$6]" office:value-type="float" office:value="25662750729.9832" calcext:value-type="float">
            <text:p>25662750729.9832</text:p>
          </table:table-cell>
          <table:table-cell table:formula="of:=[$'Expected PPM sheet'.G14]*[$'IC to PPM coefficients'.G$6]" office:value-type="float" office:value="181548228743.708" calcext:value-type="float">
            <text:p>181548228743.708</text:p>
          </table:table-cell>
          <table:table-cell table:formula="of:=[$'Expected PPM sheet'.H14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$'Expected PPM sheet'.C15]" office:value-type="float" office:value="0" calcext:value-type="float">
            <text:p>0</text:p>
          </table:table-cell>
          <table:table-cell table:formula="of:=[$'Expected PPM sheet'.D15]" office:value-type="float" office:value="0" calcext:value-type="float">
            <text:p>0</text:p>
          </table:table-cell>
          <table:table-cell table:formula="of:=[$'Expected PPM sheet'.E15]" office:value-type="float" office:value="541323" calcext:value-type="float">
            <text:p>541323</text:p>
          </table:table-cell>
          <table:table-cell table:formula="of:=[$'Expected PPM sheet'.F15]" office:value-type="float" office:value="0" calcext:value-type="float">
            <text:p>0</text:p>
          </table:table-cell>
          <table:table-cell table:formula="of:=[$'Expected PPM sheet'.G15]" office:value-type="float" office:value="458677" calcext:value-type="float">
            <text:p>458677</text:p>
          </table:table-cell>
          <table:table-cell table:formula="of:=[$'Expected PPM sheet'.H15]" office:value-type="float" office:value="0" calcext:value-type="float">
            <text:p>0</text:p>
          </table:table-cell>
          <table:table-cell/>
          <table:table-cell table:formula="of:=[$'Expected PPM sheet'.C15]*[$'IC to PPM coefficients'.C$6]" office:value-type="float" office:value="0" calcext:value-type="float">
            <text:p>0</text:p>
          </table:table-cell>
          <table:table-cell table:formula="of:=[$'Expected PPM sheet'.D15]*[$'IC to PPM coefficients'.D$6]" office:value-type="float" office:value="0" calcext:value-type="float">
            <text:p>0</text:p>
          </table:table-cell>
          <table:table-cell table:formula="of:=[$'Expected PPM sheet'.E15]*[$'IC to PPM coefficients'.E$6]" office:value-type="float" office:value="79172862404.6433" calcext:value-type="float">
            <text:p>79172862404.6433</text:p>
          </table:table-cell>
          <table:table-cell table:formula="of:=[$'Expected PPM sheet'.F15]*[$'IC to PPM coefficients'.F$6]" office:value-type="float" office:value="0" calcext:value-type="float">
            <text:p>0</text:p>
          </table:table-cell>
          <table:table-cell table:formula="of:=[$'Expected PPM sheet'.G15]*[$'IC to PPM coefficients'.G$6]" office:value-type="float" office:value="129286475806.104" calcext:value-type="float">
            <text:p>129286475806.104</text:p>
          </table:table-cell>
          <table:table-cell table:formula="of:=[$'Expected PPM sheet'.H15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$'Expected PPM sheet'.C16]" office:value-type="float" office:value="0" calcext:value-type="float">
            <text:p>0</text:p>
          </table:table-cell>
          <table:table-cell table:formula="of:=[$'Expected PPM sheet'.D16]" office:value-type="float" office:value="0" calcext:value-type="float">
            <text:p>0</text:p>
          </table:table-cell>
          <table:table-cell table:formula="of:=[$'Expected PPM sheet'.E16]" office:value-type="float" office:value="0" calcext:value-type="float">
            <text:p>0</text:p>
          </table:table-cell>
          <table:table-cell table:formula="of:=[$'Expected PPM sheet'.F16]" office:value-type="float" office:value="937263" calcext:value-type="float">
            <text:p>937263</text:p>
          </table:table-cell>
          <table:table-cell table:formula="of:=[$'Expected PPM sheet'.G16]" office:value-type="float" office:value="62737" calcext:value-type="float">
            <text:p>62737</text:p>
          </table:table-cell>
          <table:table-cell table:formula="of:=[$'Expected PPM sheet'.H16]" office:value-type="float" office:value="0" calcext:value-type="float">
            <text:p>0</text:p>
          </table:table-cell>
          <table:table-cell/>
          <table:table-cell table:formula="of:=[$'Expected PPM sheet'.C16]*[$'IC to PPM coefficients'.C$6]" office:value-type="float" office:value="0" calcext:value-type="float">
            <text:p>0</text:p>
          </table:table-cell>
          <table:table-cell table:formula="of:=[$'Expected PPM sheet'.D16]*[$'IC to PPM coefficients'.D$6]" office:value-type="float" office:value="0" calcext:value-type="float">
            <text:p>0</text:p>
          </table:table-cell>
          <table:table-cell table:formula="of:=[$'Expected PPM sheet'.E16]*[$'IC to PPM coefficients'.E$6]" office:value-type="float" office:value="0" calcext:value-type="float">
            <text:p>0</text:p>
          </table:table-cell>
          <table:table-cell table:formula="of:=[$'Expected PPM sheet'.F16]*[$'IC to PPM coefficients'.F$6]" office:value-type="float" office:value="144433182436.026" calcext:value-type="float">
            <text:p>144433182436.026</text:p>
          </table:table-cell>
          <table:table-cell table:formula="of:=[$'Expected PPM sheet'.G16]*[$'IC to PPM coefficients'.G$6]" office:value-type="float" office:value="17683567374.5305" calcext:value-type="float">
            <text:p>17683567374.5305</text:p>
          </table:table-cell>
          <table:table-cell table:formula="of:=[$'Expected PPM sheet'.H16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$'Expected PPM sheet'.C17]" office:value-type="float" office:value="0" calcext:value-type="float">
            <text:p>0</text:p>
          </table:table-cell>
          <table:table-cell table:formula="of:=[$'Expected PPM sheet'.D17]" office:value-type="float" office:value="0" calcext:value-type="float">
            <text:p>0</text:p>
          </table:table-cell>
          <table:table-cell table:formula="of:=[$'Expected PPM sheet'.E17]" office:value-type="float" office:value="971596" calcext:value-type="float">
            <text:p>971596</text:p>
          </table:table-cell>
          <table:table-cell table:formula="of:=[$'Expected PPM sheet'.F17]" office:value-type="float" office:value="0" calcext:value-type="float">
            <text:p>0</text:p>
          </table:table-cell>
          <table:table-cell table:formula="of:=[$'Expected PPM sheet'.G17]" office:value-type="float" office:value="28404" calcext:value-type="float">
            <text:p>28404</text:p>
          </table:table-cell>
          <table:table-cell table:formula="of:=[$'Expected PPM sheet'.H17]" office:value-type="float" office:value="0" calcext:value-type="float">
            <text:p>0</text:p>
          </table:table-cell>
          <table:table-cell/>
          <table:table-cell table:formula="of:=[$'Expected PPM sheet'.C17]*[$'IC to PPM coefficients'.C$6]" office:value-type="float" office:value="0" calcext:value-type="float">
            <text:p>0</text:p>
          </table:table-cell>
          <table:table-cell table:formula="of:=[$'Expected PPM sheet'.D17]*[$'IC to PPM coefficients'.D$6]" office:value-type="float" office:value="0" calcext:value-type="float">
            <text:p>0</text:p>
          </table:table-cell>
          <table:table-cell table:formula="of:=[$'Expected PPM sheet'.E17]*[$'IC to PPM coefficients'.E$6]" office:value-type="float" office:value="142103765073.536" calcext:value-type="float">
            <text:p>142103765073.536</text:p>
          </table:table-cell>
          <table:table-cell table:formula="of:=[$'Expected PPM sheet'.F17]*[$'IC to PPM coefficients'.F$6]" office:value-type="float" office:value="0" calcext:value-type="float">
            <text:p>0</text:p>
          </table:table-cell>
          <table:table-cell table:formula="of:=[$'Expected PPM sheet'.G17]*[$'IC to PPM coefficients'.G$6]" office:value-type="float" office:value="8006185308.6084" calcext:value-type="float">
            <text:p>8006185308.6084</text:p>
          </table:table-cell>
          <table:table-cell table:formula="of:=[$'Expected PPM sheet'.H17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$'Expected PPM sheet'.C18]" office:value-type="float" office:value="0" calcext:value-type="float">
            <text:p>0</text:p>
          </table:table-cell>
          <table:table-cell table:formula="of:=[$'Expected PPM sheet'.D18]" office:value-type="float" office:value="0" calcext:value-type="float">
            <text:p>0</text:p>
          </table:table-cell>
          <table:table-cell table:formula="of:=[$'Expected PPM sheet'.E18]" office:value-type="float" office:value="0" calcext:value-type="float">
            <text:p>0</text:p>
          </table:table-cell>
          <table:table-cell table:formula="of:=[$'Expected PPM sheet'.F18]" office:value-type="float" office:value="0" calcext:value-type="float">
            <text:p>0</text:p>
          </table:table-cell>
          <table:table-cell table:formula="of:=[$'Expected PPM sheet'.G18]" office:value-type="float" office:value="1000000" calcext:value-type="float">
            <text:p>1000000</text:p>
          </table:table-cell>
          <table:table-cell table:formula="of:=[$'Expected PPM sheet'.H18]" office:value-type="float" office:value="0" calcext:value-type="float">
            <text:p>0</text:p>
          </table:table-cell>
          <table:table-cell/>
          <table:table-cell table:formula="of:=[$'Expected PPM sheet'.C18]*[$'IC to PPM coefficients'.C$6]" office:value-type="float" office:value="0" calcext:value-type="float">
            <text:p>0</text:p>
          </table:table-cell>
          <table:table-cell table:formula="of:=[$'Expected PPM sheet'.D18]*[$'IC to PPM coefficients'.D$6]" office:value-type="float" office:value="0" calcext:value-type="float">
            <text:p>0</text:p>
          </table:table-cell>
          <table:table-cell table:formula="of:=[$'Expected PPM sheet'.E18]*[$'IC to PPM coefficients'.E$6]" office:value-type="float" office:value="0" calcext:value-type="float">
            <text:p>0</text:p>
          </table:table-cell>
          <table:table-cell table:formula="of:=[$'Expected PPM sheet'.F18]*[$'IC to PPM coefficients'.F$6]" office:value-type="float" office:value="0" calcext:value-type="float">
            <text:p>0</text:p>
          </table:table-cell>
          <table:table-cell table:formula="of:=[$'Expected PPM sheet'.G18]*[$'IC to PPM coefficients'.G$6]" office:value-type="float" office:value="281868233650.486" calcext:value-type="float">
            <text:p>281868233650.486</text:p>
          </table:table-cell>
          <table:table-cell table:formula="of:=[$'Expected PPM sheet'.H18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$'Expected PPM sheet'.C19]" office:value-type="float" office:value="0" calcext:value-type="float">
            <text:p>0</text:p>
          </table:table-cell>
          <table:table-cell table:formula="of:=[$'Expected PPM sheet'.D19]" office:value-type="float" office:value="0" calcext:value-type="float">
            <text:p>0</text:p>
          </table:table-cell>
          <table:table-cell table:formula="of:=[$'Expected PPM sheet'.E19]" office:value-type="float" office:value="0" calcext:value-type="float">
            <text:p>0</text:p>
          </table:table-cell>
          <table:table-cell table:formula="of:=[$'Expected PPM sheet'.F19]" office:value-type="float" office:value="0" calcext:value-type="float">
            <text:p>0</text:p>
          </table:table-cell>
          <table:table-cell table:formula="of:=[$'Expected PPM sheet'.G19]" office:value-type="float" office:value="1000000" calcext:value-type="float">
            <text:p>1000000</text:p>
          </table:table-cell>
          <table:table-cell table:formula="of:=[$'Expected PPM sheet'.H19]" office:value-type="float" office:value="0" calcext:value-type="float">
            <text:p>0</text:p>
          </table:table-cell>
          <table:table-cell/>
          <table:table-cell table:formula="of:=[$'Expected PPM sheet'.C19]*[$'IC to PPM coefficients'.C$6]" office:value-type="float" office:value="0" calcext:value-type="float">
            <text:p>0</text:p>
          </table:table-cell>
          <table:table-cell table:formula="of:=[$'Expected PPM sheet'.D19]*[$'IC to PPM coefficients'.D$6]" office:value-type="float" office:value="0" calcext:value-type="float">
            <text:p>0</text:p>
          </table:table-cell>
          <table:table-cell table:formula="of:=[$'Expected PPM sheet'.E19]*[$'IC to PPM coefficients'.E$6]" office:value-type="float" office:value="0" calcext:value-type="float">
            <text:p>0</text:p>
          </table:table-cell>
          <table:table-cell table:formula="of:=[$'Expected PPM sheet'.F19]*[$'IC to PPM coefficients'.F$6]" office:value-type="float" office:value="0" calcext:value-type="float">
            <text:p>0</text:p>
          </table:table-cell>
          <table:table-cell table:formula="of:=[$'Expected PPM sheet'.G19]*[$'IC to PPM coefficients'.G$6]" office:value-type="float" office:value="281868233650.486" calcext:value-type="float">
            <text:p>281868233650.486</text:p>
          </table:table-cell>
          <table:table-cell table:formula="of:=[$'Expected PPM sheet'.H19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string" calcext:value-type="string">
            <text:p>CO2:</text:p>
          </table:table-cell>
          <table:table-cell table:formula="of:=(( 1000000*(SUM([.$C6:.$H6])-[.C6])/ (SUM([.$C6:.$H6])^2)      ))    *     ( [.J6]*[$'IC measurement stdev'.$B$37] + [$'IC measurement stdev'.$B$38]  )/[$'IC to PPM coefficients'.C$6]" office:value-type="float" office:value="863.883234497326" calcext:value-type="float">
            <text:p>863.883234497326</text:p>
          </table:table-cell>
          <table:table-cell table:formula="of:=(( 1000000*[.$C6]/ (SUM([.$C6:.$H6])^2)      ))    *     ( [.K6]*[$'IC measurement stdev'.$B$37] + [$'IC measurement stdev'.$B$38]  )/[$'IC to PPM coefficients'.D$6]" office:value-type="float" office:value="0.0182075307605418" calcext:value-type="float">
            <text:p>0.0182075307605418</text:p>
          </table:table-cell>
          <table:table-cell table:formula="of:=(( 1000000*[.$C6]/ (SUM([.$C6:.$H6])^2)      ))    *     ( [.L6]*[$'IC measurement stdev'.$B$37] + [$'IC measurement stdev'.$B$38]  )/[$'IC to PPM coefficients'.E$6]" office:value-type="float" office:value="646.973135636611" calcext:value-type="float">
            <text:p>646.973135636611</text:p>
          </table:table-cell>
          <table:table-cell table:formula="of:=(( 1000000*[.$C6]/ (SUM([.$C6:.$H6])^2)      ))    *     ( [.M6]*[$'IC measurement stdev'.$B$37] + [$'IC measurement stdev'.$B$38]  )/[$'IC to PPM coefficients'.F$6]" office:value-type="float" office:value="190.294370242316" calcext:value-type="float">
            <text:p>190.294370242316</text:p>
          </table:table-cell>
          <table:table-cell table:formula="of:=(( 1000000*[.$C6]/ (SUM([.$C6:.$H6])^2)      ))    *     ( [.N6]*[$'IC measurement stdev'.$B$37] + [$'IC measurement stdev'.$B$38]  )/[$'IC to PPM coefficients'.G$6]" office:value-type="float" office:value="7.61776178630861" calcext:value-type="float">
            <text:p>7.61776178630861</text:p>
          </table:table-cell>
          <table:table-cell table:formula="of:=(( 1000000*[.$C6]/ (SUM([.$C6:.$H6])^2)      ))    *     ( [.O6]*[$'IC measurement stdev'.$B$37] + [$'IC measurement stdev'.$B$38]  )/[$'IC to PPM coefficients'.H$6]" office:value-type="float" office:value="19.3683020181333" calcext:value-type="float">
            <text:p>19.3683020181333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3:.H23]))^0.5" office:value-type="float" office:value="1095.96462490954" calcext:value-type="float">
            <text:p>1095.96462490954</text:p>
          </table:table-cell>
          <table:table-cell/>
          <table:table-cell office:value-type="string" calcext:value-type="string">
            <text:p>O2:</text:p>
          </table:table-cell>
          <table:table-cell table:formula="of:=((1000000*[.$D6])/(SUM([.$C6:.$H6])^2))*([.J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6:.$H6])-[.D6]))/(SUM([.$C6:.$H6])^2))*([.K6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6])/(SUM([.$C6:.$H6])^2))*([.L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6])/(SUM([.$C6:.$H6])^2))*([.M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6])/(SUM([.$C6:.$H6])^2))*([.N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6])/(SUM([.$C6:.$H6])^2))*([.O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3:.S23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6])/(SUM([.$C6:.$H6])^2))*([.J6]*[$'IC measurement stdev'.$B$37]+[$'IC measurement stdev'.$B$38])/[$'IC to PPM coefficients'.C$6]" office:value-type="float" office:value="646.961012619143" calcext:value-type="float">
            <text:p>646.961012619143</text:p>
          </table:table-cell>
          <table:table-cell table:formula="of:=((1000000*[.$E6])/(SUM([.$C6:.$H6])^2))*([.K6]*[$'IC measurement stdev'.$B$37]+[$'IC measurement stdev'.$B$38])/[$'IC to PPM coefficients'.D$6]" office:value-type="float" office:value="0.000648497848165117" calcext:value-type="float">
            <text:p>0.000648497848165117</text:p>
          </table:table-cell>
          <table:table-cell table:formula="of:=((1000000*( SUM([.$C6:.$H6]) - [.E6]))/(SUM([.$C6:.$H6])^2))*([.L6]*[$'IC measurement stdev'.$B$37]+[$'IC measurement stdev'.$B$38])/[$'IC to PPM coefficients'.E$6]" office:value-type="float" office:value="654.699401869858" calcext:value-type="float">
            <text:p>654.699401869858</text:p>
          </table:table-cell>
          <table:table-cell table:formula="of:=((1000000*[.$E6])/(SUM([.$C6:.$H6])^2))*([.M6]*[$'IC measurement stdev'.$B$37]+[$'IC measurement stdev'.$B$38])/[$'IC to PPM coefficients'.F$6]" office:value-type="float" office:value="6.77771693718704" calcext:value-type="float">
            <text:p>6.77771693718704</text:p>
          </table:table-cell>
          <table:table-cell table:formula="of:=((1000000*[.$E6])/(SUM([.$C6:.$H6])^2))*([.N6]*[$'IC measurement stdev'.$B$37]+[$'IC measurement stdev'.$B$38])/[$'IC to PPM coefficients'.G$6]" office:value-type="float" office:value="0.271321915707619" calcext:value-type="float">
            <text:p>0.271321915707619</text:p>
          </table:table-cell>
          <table:table-cell table:formula="of:=((1000000*[.$E6])/(SUM([.$C6:.$H6])^2))*([.O6]*[$'IC measurement stdev'.$B$37]+[$'IC measurement stdev'.$B$38])/[$'IC to PPM coefficients'.H$6]" office:value-type="float" office:value="0.689841052395278" calcext:value-type="float">
            <text:p>0.689841052395278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3:.AE23]) + ([.L23]*[$'IC to PPM coefficients'.$C$10]/[$'IC to PPM coefficients'.$C$6])^2   )^0.5" office:value-type="float" office:value="924.634587270903" calcext:value-type="float">
            <text:p>924.634587270903</text:p>
          </table:table-cell>
          <table:table-cell/>
          <table:table-cell office:value-type="string" calcext:value-type="string">
            <text:p>CH4:</text:p>
          </table:table-cell>
          <table:table-cell table:formula="of:=((1000000*[.$F6])/(SUM([.$C6:.$H6])^2))*([.J6]*[$'IC measurement stdev'.$B$37]+[$'IC measurement stdev'.$B$38])/[$'IC to PPM coefficients'.C$6]" office:value-type="float" office:value="190.282650770336" calcext:value-type="float">
            <text:p>190.282650770336</text:p>
          </table:table-cell>
          <table:table-cell table:formula="of:=((1000000*[.$F6])/(SUM([.$C6:.$H6])^2))*([.K6]*[$'IC measurement stdev'.$B$37]+[$'IC measurement stdev'.$B$38])/[$'IC to PPM coefficients'.D$6]" office:value-type="float" office:value="0.000190734661225035" calcext:value-type="float">
            <text:p>0.000190734661225035</text:p>
          </table:table-cell>
          <table:table-cell table:formula="of:=((1000000*[.$F6])/(SUM([.$C6:.$H6])^2))*([.L6]*[$'IC measurement stdev'.$B$37]+[$'IC measurement stdev'.$B$38])/[$'IC to PPM coefficients'.E$6]" office:value-type="float" office:value="6.7774265203919" calcext:value-type="float">
            <text:p>6.7774265203919</text:p>
          </table:table-cell>
          <table:table-cell table:formula="of:=((1000000*  ((SUM([.$C6:.$H6]) - [.F6]  ))/(SUM([.$C6:.$H6])^2))*([.M6]*[$'IC measurement stdev'.$B$37]+[$'IC measurement stdev'.$B$38])/[$'IC to PPM coefficients'.F$6])" office:value-type="float" office:value="197.351169641623" calcext:value-type="float">
            <text:p>197.351169641623</text:p>
          </table:table-cell>
          <table:table-cell table:formula="of:=((1000000*[.$F6])/(SUM([.$C6:.$H6])^2))*([.N6]*[$'IC measurement stdev'.$B$37]+[$'IC measurement stdev'.$B$38])/[$'IC to PPM coefficients'.G$6]" office:value-type="float" office:value="0.0798005634434172" calcext:value-type="float">
            <text:p>0.0798005634434172</text:p>
          </table:table-cell>
          <table:table-cell table:formula="of:=((1000000*[.$F6])/(SUM([.$C6:.$H6])^2))*([.O6]*[$'IC measurement stdev'.$B$37]+[$'IC measurement stdev'.$B$38])/[$'IC to PPM coefficients'.H$6]" office:value-type="float" office:value="0.202894427175082" calcext:value-type="float">
            <text:p>0.20289442717508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3:.AP23]))^0.5" office:value-type="float" office:value="274.227920510761" calcext:value-type="float">
            <text:p>274.227920510761</text:p>
          </table:table-cell>
          <table:table-cell/>
          <table:table-cell office:value-type="string" calcext:value-type="string">
            <text:p>Ar:</text:p>
          </table:table-cell>
          <table:table-cell table:formula="of:=((1000000*[.$G6])/(SUM([.$C6:.$H6])^2))*([.J6]*[$'IC measurement stdev'.$B$37]+[$'IC measurement stdev'.$B$38])/[$'IC to PPM coefficients'.C$6]" office:value-type="float" office:value="7.61130603081345" calcext:value-type="float">
            <text:p>7.61130603081345</text:p>
          </table:table-cell>
          <table:table-cell table:formula="of:=((1000000*[.$G6])/(SUM([.$C6:.$H6])^2))*([.K6]*[$'IC measurement stdev'.$B$37]+[$'IC measurement stdev'.$B$38])/[$'IC to PPM coefficients'.D$6]" office:value-type="float" office:value="0.00000762938644900138" calcext:value-type="float">
            <text:p>7.62938644900138E-06</text:p>
          </table:table-cell>
          <table:table-cell table:formula="of:=((1000000*[.$G6])/(SUM([.$C6:.$H6])^2))*([.L6]*[$'IC measurement stdev'.$B$37]+[$'IC measurement stdev'.$B$38])/[$'IC to PPM coefficients'.E$6]" office:value-type="float" office:value="0.271097060815676" calcext:value-type="float">
            <text:p>0.271097060815676</text:p>
          </table:table-cell>
          <table:table-cell table:formula="of:=((1000000*[.$G6])/(SUM([.$C6:.$H6])^2))*([.M6]*[$'IC measurement stdev'.$B$37]+[$'IC measurement stdev'.$B$38])/[$'IC to PPM coefficients'.F$6]" office:value-type="float" office:value="0.0797378463198475" calcext:value-type="float">
            <text:p>0.0797378463198475</text:p>
          </table:table-cell>
          <table:table-cell table:formula="of:=((1000000*(SUM([.$C6:.$H6]) - [.G6]) )/(SUM([.$C6:.$H6])^2))*([.N6]*[$'IC measurement stdev'.$B$37]+[$'IC measurement stdev'.$B$38])/[$'IC to PPM coefficients'.G$6]" office:value-type="float" office:value="7.97686432180398" calcext:value-type="float">
            <text:p>7.97686432180398</text:p>
          </table:table-cell>
          <table:table-cell table:formula="of:=((1000000*[.$G6])/(SUM([.$C6:.$H6])^2))*([.O6]*[$'IC measurement stdev'.$B$37]+[$'IC measurement stdev'.$B$38])/[$'IC to PPM coefficients'.H$6]" office:value-type="float" office:value="0.00811577708700327" calcext:value-type="float">
            <text:p>0.00811577708700327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3:.BA23]))^0.5" office:value-type="float" office:value="11.0291550678001" calcext:value-type="float">
            <text:p>11.0291550678001</text:p>
          </table:table-cell>
          <table:table-cell/>
          <table:table-cell office:value-type="string" calcext:value-type="string">
            <text:p>He:</text:p>
          </table:table-cell>
          <table:table-cell table:formula="of:=((1000000*[.$H6]))/(SUM([.$C6:.$H6])^2)*([.J6]*[$'IC measurement stdev'.$B$37]+[$'IC measurement stdev'.$B$38])/[$'IC to PPM coefficients'.C$6]" office:value-type="float" office:value="19.0282650770336" calcext:value-type="float">
            <text:p>19.0282650770336</text:p>
          </table:table-cell>
          <table:table-cell table:formula="of:=((1000000*[.$H6])/(SUM([.$C6:.$H6])^2))*([.K6]*[$'IC measurement stdev'.$B$37]+[$'IC measurement stdev'.$B$38])/[$'IC to PPM coefficients'.D$6]" office:value-type="float" office:value="0.0000190734661225035" calcext:value-type="float">
            <text:p>1.90734661225035E-05</text:p>
          </table:table-cell>
          <table:table-cell table:formula="of:=((1000000*[.$H6])/(SUM([.$C6:.$H6])^2))*([.L6]*[$'IC measurement stdev'.$B$37]+[$'IC measurement stdev'.$B$38])/[$'IC to PPM coefficients'.E$6]" office:value-type="float" office:value="0.67774265203919" calcext:value-type="float">
            <text:p>0.67774265203919</text:p>
          </table:table-cell>
          <table:table-cell table:formula="of:=((1000000*[.$H6])/(SUM([.$C6:.$H6])^2))*([.M6]*[$'IC measurement stdev'.$B$37]+[$'IC measurement stdev'.$B$38])/[$'IC to PPM coefficients'.F$6]" office:value-type="float" office:value="0.199344615799619" calcext:value-type="float">
            <text:p>0.199344615799619</text:p>
          </table:table-cell>
          <table:table-cell table:formula="of:=((1000000*[.$H6])/(SUM([.$C6:.$H6])^2))*([.N6]*[$'IC measurement stdev'.$B$37]+[$'IC measurement stdev'.$B$38])/[$'IC to PPM coefficients'.G$6]" office:value-type="float" office:value="0.00798005634434172" calcext:value-type="float">
            <text:p>0.00798005634434172</text:p>
          </table:table-cell>
          <table:table-cell table:formula="of:=((1000000*( SUM([.$C6:.$H6]) -  [.H6]))/(SUM([.$C6:.$H6])^2))*([.O6]*[$'IC measurement stdev'.$B$37]+[$'IC measurement stdev'.$B$38])/[$'IC to PPM coefficients'.H$6]" office:value-type="float" office:value="20.2691532747907" calcext:value-type="float">
            <text:p>20.2691532747907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3:.BL23]))^0.5" office:value-type="float" office:value="27.8102963554637" calcext:value-type="float">
            <text:p>27.8102963554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7:.$H7])-[.C7])/ (SUM([.$C7:.$H7])^2)      ))    *     ( [.J7]*[$'IC measurement stdev'.$B$37] + [$'IC measurement stdev'.$B$38]  )/[$'IC to PPM coefficients'.C$6]" office:value-type="float" office:value="3973.04526214991" calcext:value-type="float">
            <text:p>3973.04526214991</text:p>
          </table:table-cell>
          <table:table-cell table:formula="of:=(( 1000000*[.$C7]/ (SUM([.$C7:.$H7])^2)      ))    *     ( [.K7]*[$'IC measurement stdev'.$B$37] + [$'IC measurement stdev'.$B$38]  )/[$'IC to PPM coefficients'.D$6]" office:value-type="float" office:value="0.0138293116314201" calcext:value-type="float">
            <text:p>0.0138293116314201</text:p>
          </table:table-cell>
          <table:table-cell table:formula="of:=(( 1000000*[.$C7]/ (SUM([.$C7:.$H7])^2)      ))    *     ( [.L7]*[$'IC measurement stdev'.$B$37] + [$'IC measurement stdev'.$B$38]  )/[$'IC to PPM coefficients'.E$6]" office:value-type="float" office:value="2978.7074750023" calcext:value-type="float">
            <text:p>2978.7074750023</text:p>
          </table:table-cell>
          <table:table-cell table:formula="of:=(( 1000000*[.$C7]/ (SUM([.$C7:.$H7])^2)      ))    *     ( [.M7]*[$'IC measurement stdev'.$B$37] + [$'IC measurement stdev'.$B$38]  )/[$'IC to PPM coefficients'.F$6]" office:value-type="float" office:value="871.505774675732" calcext:value-type="float">
            <text:p>871.505774675732</text:p>
          </table:table-cell>
          <table:table-cell table:formula="of:=(( 1000000*[.$C7]/ (SUM([.$C7:.$H7])^2)      ))    *     ( [.N7]*[$'IC measurement stdev'.$B$37] + [$'IC measurement stdev'.$B$38]  )/[$'IC to PPM coefficients'.G$6]" office:value-type="float" office:value="34.6913461242153" calcext:value-type="float">
            <text:p>34.6913461242153</text:p>
          </table:table-cell>
          <table:table-cell table:formula="of:=(( 1000000*[.$C7]/ (SUM([.$C7:.$H7])^2)      ))    *     ( [.O7]*[$'IC measurement stdev'.$B$37] + [$'IC measurement stdev'.$B$38]  )/[$'IC to PPM coefficients'.H$6]" office:value-type="float" office:value="88.4196461378773" calcext:value-type="float">
            <text:p>88.4196461378773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4:.H24]))^0.5" office:value-type="float" office:value="5041.67756621809" calcext:value-type="float">
            <text:p>5041.67756621809</text:p>
          </table:table-cell>
          <table:table-cell/>
          <table:table-cell office:value-type="string" calcext:value-type="string">
            <text:p>O2:</text:p>
          </table:table-cell>
          <table:table-cell table:formula="of:=((1000000*[.$D7])/(SUM([.$C7:.$H7])^2))*([.J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7:.$H7])-[.D7]))/(SUM([.$C7:.$H7])^2))*([.K7]*[$'IC measurement stdev'.$B$37]+[$'IC measurement stdev'.$B$38])/[$'IC to PPM coefficients'.D$6]" office:value-type="float" office:value="0.0190715589666068" calcext:value-type="float">
            <text:p>0.0190715589666068</text:p>
          </table:table-cell>
          <table:table-cell table:formula="of:=((1000000*[.$D7])/(SUM([.$C7:.$H7])^2))*([.L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7])/(SUM([.$C7:.$H7])^2))*([.M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7])/(SUM([.$C7:.$H7])^2))*([.N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7])/(SUM([.$C7:.$H7])^2))*([.O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4:.S24]))^0.5" office:value-type="float" office:value="0.0190715589666068" calcext:value-type="float">
            <text:p>0.0190715589666068</text:p>
          </table:table-cell>
          <table:table-cell/>
          <table:table-cell office:value-type="string" calcext:value-type="string">
            <text:p>N2:</text:p>
          </table:table-cell>
          <table:table-cell table:formula="of:=((1000000*[.$E7])/(SUM([.$C7:.$H7])^2))*([.J7]*[$'IC measurement stdev'.$B$37]+[$'IC measurement stdev'.$B$38])/[$'IC to PPM coefficients'.C$6]" office:value-type="float" office:value="2978.69999464932" calcext:value-type="float">
            <text:p>2978.69999464932</text:p>
          </table:table-cell>
          <table:table-cell table:formula="of:=((1000000*[.$E7])/(SUM([.$C7:.$H7])^2))*([.K7]*[$'IC measurement stdev'.$B$37]+[$'IC measurement stdev'.$B$38])/[$'IC to PPM coefficients'.D$6]" office:value-type="float" office:value="0.00393025527748991" calcext:value-type="float">
            <text:p>0.00393025527748991</text:p>
          </table:table-cell>
          <table:table-cell table:formula="of:=((1000000*( SUM([.$C7:.$H7]) - [.E7]))/(SUM([.$C7:.$H7])^2))*([.L7]*[$'IC measurement stdev'.$B$37]+[$'IC measurement stdev'.$B$38])/[$'IC to PPM coefficients'.E$6]" office:value-type="float" office:value="3261.29858680616" calcext:value-type="float">
            <text:p>3261.29858680616</text:p>
          </table:table-cell>
          <table:table-cell table:formula="of:=((1000000*[.$E7])/(SUM([.$C7:.$H7])^2))*([.M7]*[$'IC measurement stdev'.$B$37]+[$'IC measurement stdev'.$B$38])/[$'IC to PPM coefficients'.F$6]" office:value-type="float" office:value="247.67972995128" calcext:value-type="float">
            <text:p>247.67972995128</text:p>
          </table:table-cell>
          <table:table-cell table:formula="of:=((1000000*[.$E7])/(SUM([.$C7:.$H7])^2))*([.N7]*[$'IC measurement stdev'.$B$37]+[$'IC measurement stdev'.$B$38])/[$'IC to PPM coefficients'.G$6]" office:value-type="float" office:value="9.85919254853941" calcext:value-type="float">
            <text:p>9.85919254853941</text:p>
          </table:table-cell>
          <table:table-cell table:formula="of:=((1000000*[.$E7])/(SUM([.$C7:.$H7])^2))*([.O7]*[$'IC measurement stdev'.$B$37]+[$'IC measurement stdev'.$B$38])/[$'IC to PPM coefficients'.H$6]" office:value-type="float" office:value="25.1286390913079" calcext:value-type="float">
            <text:p>25.128639091307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4:.AE24]) + ([.L24]*[$'IC to PPM coefficients'.$C$10]/[$'IC to PPM coefficients'.$C$6])^2   )^0.5" office:value-type="float" office:value="4442.29826722038" calcext:value-type="float">
            <text:p>4442.29826722038</text:p>
          </table:table-cell>
          <table:table-cell/>
          <table:table-cell office:value-type="string" calcext:value-type="string">
            <text:p>CH4:</text:p>
          </table:table-cell>
          <table:table-cell table:formula="of:=((1000000*[.$F7])/(SUM([.$C7:.$H7])^2))*([.J7]*[$'IC measurement stdev'.$B$37]+[$'IC measurement stdev'.$B$38])/[$'IC to PPM coefficients'.C$6]" office:value-type="float" office:value="871.49737834718" calcext:value-type="float">
            <text:p>871.49737834718</text:p>
          </table:table-cell>
          <table:table-cell table:formula="of:=((1000000*[.$F7])/(SUM([.$C7:.$H7])^2))*([.K7]*[$'IC measurement stdev'.$B$37]+[$'IC measurement stdev'.$B$38])/[$'IC to PPM coefficients'.D$6]" office:value-type="float" office:value="0.00114990001568482" calcext:value-type="float">
            <text:p>0.00114990001568482</text:p>
          </table:table-cell>
          <table:table-cell table:formula="of:=((1000000*[.$F7])/(SUM([.$C7:.$H7])^2))*([.L7]*[$'IC measurement stdev'.$B$37]+[$'IC measurement stdev'.$B$38])/[$'IC to PPM coefficients'.E$6]" office:value-type="float" office:value="247.67796572344" calcext:value-type="float">
            <text:p>247.67796572344</text:p>
          </table:table-cell>
          <table:table-cell table:formula="of:=((1000000*  ((SUM([.$C7:.$H7]) - [.F7]  ))/(SUM([.$C7:.$H7])^2))*([.M7]*[$'IC measurement stdev'.$B$37]+[$'IC measurement stdev'.$B$38])/[$'IC to PPM coefficients'.F$6])" office:value-type="float" office:value="1129.4003406512" calcext:value-type="float">
            <text:p>1129.4003406512</text:p>
          </table:table-cell>
          <table:table-cell table:formula="of:=((1000000*[.$F7])/(SUM([.$C7:.$H7])^2))*([.N7]*[$'IC measurement stdev'.$B$37]+[$'IC measurement stdev'.$B$38])/[$'IC to PPM coefficients'.G$6]" office:value-type="float" office:value="2.88456725219275" calcext:value-type="float">
            <text:p>2.88456725219275</text:p>
          </table:table-cell>
          <table:table-cell table:formula="of:=((1000000*[.$F7])/(SUM([.$C7:.$H7])^2))*([.O7]*[$'IC measurement stdev'.$B$37]+[$'IC measurement stdev'.$B$38])/[$'IC to PPM coefficients'.H$6]" office:value-type="float" office:value="7.35204724505515" calcext:value-type="float">
            <text:p>7.35204724505515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4:.AP24]))^0.5" office:value-type="float" office:value="1447.91559075873" calcext:value-type="float">
            <text:p>1447.91559075873</text:p>
          </table:table-cell>
          <table:table-cell/>
          <table:table-cell office:value-type="string" calcext:value-type="string">
            <text:p>Ar:</text:p>
          </table:table-cell>
          <table:table-cell table:formula="of:=((1000000*[.$G7])/(SUM([.$C7:.$H7])^2))*([.J7]*[$'IC measurement stdev'.$B$37]+[$'IC measurement stdev'.$B$38])/[$'IC to PPM coefficients'.C$6]" office:value-type="float" office:value="34.6864628197883" calcext:value-type="float">
            <text:p>34.6864628197883</text:p>
          </table:table-cell>
          <table:table-cell table:formula="of:=((1000000*[.$G7])/(SUM([.$C7:.$H7])^2))*([.K7]*[$'IC measurement stdev'.$B$37]+[$'IC measurement stdev'.$B$38])/[$'IC to PPM coefficients'.D$6]" office:value-type="float" office:value="0.000045767164803376" calcext:value-type="float">
            <text:p>4.5767164803376E-05</text:p>
          </table:table-cell>
          <table:table-cell table:formula="of:=((1000000*[.$G7])/(SUM([.$C7:.$H7])^2))*([.L7]*[$'IC measurement stdev'.$B$37]+[$'IC measurement stdev'.$B$38])/[$'IC to PPM coefficients'.E$6]" office:value-type="float" office:value="9.85782948152995" calcext:value-type="float">
            <text:p>9.85782948152995</text:p>
          </table:table-cell>
          <table:table-cell table:formula="of:=((1000000*[.$G7])/(SUM([.$C7:.$H7])^2))*([.M7]*[$'IC measurement stdev'.$B$37]+[$'IC measurement stdev'.$B$38])/[$'IC to PPM coefficients'.F$6]" office:value-type="float" office:value="2.88418899506585" calcext:value-type="float">
            <text:p>2.88418899506585</text:p>
          </table:table-cell>
          <table:table-cell table:formula="of:=((1000000*(SUM([.$C7:.$H7]) - [.G7]) )/(SUM([.$C7:.$H7])^2))*([.N7]*[$'IC measurement stdev'.$B$37]+[$'IC measurement stdev'.$B$38])/[$'IC to PPM coefficients'.G$6]" office:value-type="float" office:value="47.7269112357" calcext:value-type="float">
            <text:p>47.7269112357</text:p>
          </table:table-cell>
          <table:table-cell table:formula="of:=((1000000*[.$G7])/(SUM([.$C7:.$H7])^2))*([.O7]*[$'IC measurement stdev'.$B$37]+[$'IC measurement stdev'.$B$38])/[$'IC to PPM coefficients'.H$6]" office:value-type="float" office:value="0.292618795823091" calcext:value-type="float">
            <text:p>0.29261879582309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4:.BA24]))^0.5" office:value-type="float" office:value="59.8881435098541" calcext:value-type="float">
            <text:p>59.8881435098541</text:p>
          </table:table-cell>
          <table:table-cell/>
          <table:table-cell office:value-type="string" calcext:value-type="string">
            <text:p>He:</text:p>
          </table:table-cell>
          <table:table-cell table:formula="of:=((1000000*[.$H7]))/(SUM([.$C7:.$H7])^2)*([.J7]*[$'IC measurement stdev'.$B$37]+[$'IC measurement stdev'.$B$38])/[$'IC to PPM coefficients'.C$6]" office:value-type="float" office:value="88.1614263336285" calcext:value-type="float">
            <text:p>88.1614263336285</text:p>
          </table:table-cell>
          <table:table-cell table:formula="of:=((1000000*[.$H7])/(SUM([.$C7:.$H7])^2))*([.K7]*[$'IC measurement stdev'.$B$37]+[$'IC measurement stdev'.$B$38])/[$'IC to PPM coefficients'.D$6]" office:value-type="float" office:value="0.000116324877208581" calcext:value-type="float">
            <text:p>0.000116324877208581</text:p>
          </table:table-cell>
          <table:table-cell table:formula="of:=((1000000*[.$H7])/(SUM([.$C7:.$H7])^2))*([.L7]*[$'IC measurement stdev'.$B$37]+[$'IC measurement stdev'.$B$38])/[$'IC to PPM coefficients'.E$6]" office:value-type="float" office:value="25.0553165988886" calcext:value-type="float">
            <text:p>25.0553165988886</text:p>
          </table:table-cell>
          <table:table-cell table:formula="of:=((1000000*[.$H7])/(SUM([.$C7:.$H7])^2))*([.M7]*[$'IC measurement stdev'.$B$37]+[$'IC measurement stdev'.$B$38])/[$'IC to PPM coefficients'.F$6]" office:value-type="float" office:value="7.33064702912571" calcext:value-type="float">
            <text:p>7.33064702912571</text:p>
          </table:table-cell>
          <table:table-cell table:formula="of:=((1000000*[.$H7])/(SUM([.$C7:.$H7])^2))*([.N7]*[$'IC measurement stdev'.$B$37]+[$'IC measurement stdev'.$B$38])/[$'IC to PPM coefficients'.G$6]" office:value-type="float" office:value="0.291805310752501" calcext:value-type="float">
            <text:p>0.291805310752501</text:p>
          </table:table-cell>
          <table:table-cell table:formula="of:=((1000000*( SUM([.$C7:.$H7]) -  [.H7]))/(SUM([.$C7:.$H7])^2))*([.O7]*[$'IC measurement stdev'.$B$37]+[$'IC measurement stdev'.$B$38])/[$'IC to PPM coefficients'.H$6]" office:value-type="float" office:value="121.192951270063" calcext:value-type="float">
            <text:p>121.19295127006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4:.BL24]))^0.5" office:value-type="float" office:value="152.124162961762" calcext:value-type="float">
            <text:p>152.124162961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8:.$H8])-[.C8])/ (SUM([.$C8:.$H8])^2)      ))    *     ( [.J8]*[$'IC measurement stdev'.$B$37] + [$'IC measurement stdev'.$B$38]  )/[$'IC to PPM coefficients'.C$6]" office:value-type="float" office:value="3440.93099778728" calcext:value-type="float">
            <text:p>3440.93099778728</text:p>
          </table:table-cell>
          <table:table-cell table:formula="of:=(( 1000000*[.$C8]/ (SUM([.$C8:.$H8])^2)      ))    *     ( [.K8]*[$'IC measurement stdev'.$B$37] + [$'IC measurement stdev'.$B$38]  )/[$'IC to PPM coefficients'.D$6]" office:value-type="float" office:value="0.00424872339198395" calcext:value-type="float">
            <text:p>0.00424872339198395</text:p>
          </table:table-cell>
          <table:table-cell table:formula="of:=(( 1000000*[.$C8]/ (SUM([.$C8:.$H8])^2)      ))    *     ( [.L8]*[$'IC measurement stdev'.$B$37] + [$'IC measurement stdev'.$B$38]  )/[$'IC to PPM coefficients'.E$6]" office:value-type="float" office:value="2430.31018009668" calcext:value-type="float">
            <text:p>2430.31018009668</text:p>
          </table:table-cell>
          <table:table-cell table:formula="of:=(( 1000000*[.$C8]/ (SUM([.$C8:.$H8])^2)      ))    *     ( [.M8]*[$'IC measurement stdev'.$B$37] + [$'IC measurement stdev'.$B$38]  )/[$'IC to PPM coefficients'.F$6]" office:value-type="float" office:value="935.050556788974" calcext:value-type="float">
            <text:p>935.050556788974</text:p>
          </table:table-cell>
          <table:table-cell table:formula="of:=(( 1000000*[.$C8]/ (SUM([.$C8:.$H8])^2)      ))    *     ( [.N8]*[$'IC measurement stdev'.$B$37] + [$'IC measurement stdev'.$B$38]  )/[$'IC to PPM coefficients'.G$6]" office:value-type="float" office:value="23.6369013069664" calcext:value-type="float">
            <text:p>23.6369013069664</text:p>
          </table:table-cell>
          <table:table-cell table:formula="of:=(( 1000000*[.$C8]/ (SUM([.$C8:.$H8])^2)      ))    *     ( [.O8]*[$'IC measurement stdev'.$B$37] + [$'IC measurement stdev'.$B$38]  )/[$'IC to PPM coefficients'.H$6]" office:value-type="float" office:value="52.0123890084972" calcext:value-type="float">
            <text:p>52.0123890084972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5:.H25]))^0.5" office:value-type="float" office:value="4315.2395008722" calcext:value-type="float">
            <text:p>4315.2395008722</text:p>
          </table:table-cell>
          <table:table-cell/>
          <table:table-cell office:value-type="string" calcext:value-type="string">
            <text:p>O2:</text:p>
          </table:table-cell>
          <table:table-cell table:formula="of:=((1000000*[.$D8])/(SUM([.$C8:.$H8])^2))*([.J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8:.$H8])-[.D8]))/(SUM([.$C8:.$H8])^2))*([.K8]*[$'IC measurement stdev'.$B$37]+[$'IC measurement stdev'.$B$38])/[$'IC to PPM coefficients'.D$6]" office:value-type="float" office:value="0.0191528931704814" calcext:value-type="float">
            <text:p>0.0191528931704814</text:p>
          </table:table-cell>
          <table:table-cell table:formula="of:=((1000000*[.$D8])/(SUM([.$C8:.$H8])^2))*([.L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8])/(SUM([.$C8:.$H8])^2))*([.M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8])/(SUM([.$C8:.$H8])^2))*([.N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8])/(SUM([.$C8:.$H8])^2))*([.O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5:.S25]))^0.5" office:value-type="float" office:value="0.0191528931704814" calcext:value-type="float">
            <text:p>0.0191528931704814</text:p>
          </table:table-cell>
          <table:table-cell/>
          <table:table-cell office:value-type="string" calcext:value-type="string">
            <text:p>N2:</text:p>
          </table:table-cell>
          <table:table-cell table:formula="of:=((1000000*[.$E8])/(SUM([.$C8:.$H8])^2))*([.J8]*[$'IC measurement stdev'.$B$37]+[$'IC measurement stdev'.$B$38])/[$'IC to PPM coefficients'.C$6]" office:value-type="float" office:value="2430.31256513193" calcext:value-type="float">
            <text:p>2430.31256513193</text:p>
          </table:table-cell>
          <table:table-cell table:formula="of:=((1000000*[.$E8])/(SUM([.$C8:.$H8])^2))*([.K8]*[$'IC measurement stdev'.$B$37]+[$'IC measurement stdev'.$B$38])/[$'IC to PPM coefficients'.D$6]" office:value-type="float" office:value="0.0105267414861951" calcext:value-type="float">
            <text:p>0.0105267414861951</text:p>
          </table:table-cell>
          <table:table-cell table:formula="of:=((1000000*( SUM([.$C8:.$H8]) - [.E8]))/(SUM([.$C8:.$H8])^2))*([.L8]*[$'IC measurement stdev'.$B$37]+[$'IC measurement stdev'.$B$38])/[$'IC to PPM coefficients'.E$6]" office:value-type="float" office:value="4934.24078699321" calcext:value-type="float">
            <text:p>4934.24078699321</text:p>
          </table:table-cell>
          <table:table-cell table:formula="of:=((1000000*[.$E8])/(SUM([.$C8:.$H8])^2))*([.M8]*[$'IC measurement stdev'.$B$37]+[$'IC measurement stdev'.$B$38])/[$'IC to PPM coefficients'.F$6]" office:value-type="float" office:value="2316.70423789204" calcext:value-type="float">
            <text:p>2316.70423789204</text:p>
          </table:table-cell>
          <table:table-cell table:formula="of:=((1000000*[.$E8])/(SUM([.$C8:.$H8])^2))*([.N8]*[$'IC measurement stdev'.$B$37]+[$'IC measurement stdev'.$B$38])/[$'IC to PPM coefficients'.G$6]" office:value-type="float" office:value="58.5633675429631" calcext:value-type="float">
            <text:p>58.5633675429631</text:p>
          </table:table-cell>
          <table:table-cell table:formula="of:=((1000000*[.$E8])/(SUM([.$C8:.$H8])^2))*([.O8]*[$'IC measurement stdev'.$B$37]+[$'IC measurement stdev'.$B$38])/[$'IC to PPM coefficients'.H$6]" office:value-type="float" office:value="128.867173185449" calcext:value-type="float">
            <text:p>128.86717318544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5:.AE25]) + ([.L25]*[$'IC to PPM coefficients'.$C$10]/[$'IC to PPM coefficients'.$C$6])^2   )^0.5" office:value-type="float" office:value="5979.95632627214" calcext:value-type="float">
            <text:p>5979.95632627214</text:p>
          </table:table-cell>
          <table:table-cell/>
          <table:table-cell office:value-type="string" calcext:value-type="string">
            <text:p>CH4:</text:p>
          </table:table-cell>
          <table:table-cell table:formula="of:=((1000000*[.$F8])/(SUM([.$C8:.$H8])^2))*([.J8]*[$'IC measurement stdev'.$B$37]+[$'IC measurement stdev'.$B$38])/[$'IC to PPM coefficients'.C$6]" office:value-type="float" office:value="935.049834979741" calcext:value-type="float">
            <text:p>935.049834979741</text:p>
          </table:table-cell>
          <table:table-cell table:formula="of:=((1000000*[.$F8])/(SUM([.$C8:.$H8])^2))*([.K8]*[$'IC measurement stdev'.$B$37]+[$'IC measurement stdev'.$B$38])/[$'IC to PPM coefficients'.D$6]" office:value-type="float" office:value="0.00405010780537472" calcext:value-type="float">
            <text:p>0.00405010780537472</text:p>
          </table:table-cell>
          <table:table-cell table:formula="of:=((1000000*[.$F8])/(SUM([.$C8:.$H8])^2))*([.L8]*[$'IC measurement stdev'.$B$37]+[$'IC measurement stdev'.$B$38])/[$'IC to PPM coefficients'.E$6]" office:value-type="float" office:value="2316.70017597804" calcext:value-type="float">
            <text:p>2316.70017597804</text:p>
          </table:table-cell>
          <table:table-cell table:formula="of:=((1000000*  ((SUM([.$C8:.$H8]) - [.F8]  ))/(SUM([.$C8:.$H8])^2))*([.M8]*[$'IC measurement stdev'.$B$37]+[$'IC measurement stdev'.$B$38])/[$'IC to PPM coefficients'.F$6])" office:value-type="float" office:value="3323.79083358335" calcext:value-type="float">
            <text:p>3323.79083358335</text:p>
          </table:table-cell>
          <table:table-cell table:formula="of:=((1000000*[.$F8])/(SUM([.$C8:.$H8])^2))*([.N8]*[$'IC measurement stdev'.$B$37]+[$'IC measurement stdev'.$B$38])/[$'IC to PPM coefficients'.G$6]" office:value-type="float" office:value="22.5319442209002" calcext:value-type="float">
            <text:p>22.5319442209002</text:p>
          </table:table-cell>
          <table:table-cell table:formula="of:=((1000000*[.$F8])/(SUM([.$C8:.$H8])^2))*([.O8]*[$'IC measurement stdev'.$B$37]+[$'IC measurement stdev'.$B$38])/[$'IC to PPM coefficients'.H$6]" office:value-type="float" office:value="49.5809595646881" calcext:value-type="float">
            <text:p>49.580959564688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5:.AP25]))^0.5" office:value-type="float" office:value="4158.36137977005" calcext:value-type="float">
            <text:p>4158.36137977005</text:p>
          </table:table-cell>
          <table:table-cell/>
          <table:table-cell office:value-type="string" calcext:value-type="string">
            <text:p>Ar:</text:p>
          </table:table-cell>
          <table:table-cell table:formula="of:=((1000000*[.$G8])/(SUM([.$C8:.$H8])^2))*([.J8]*[$'IC measurement stdev'.$B$37]+[$'IC measurement stdev'.$B$38])/[$'IC to PPM coefficients'.C$6]" office:value-type="float" office:value="23.6354454096786" calcext:value-type="float">
            <text:p>23.6354454096786</text:p>
          </table:table-cell>
          <table:table-cell table:formula="of:=((1000000*[.$G8])/(SUM([.$C8:.$H8])^2))*([.K8]*[$'IC measurement stdev'.$B$37]+[$'IC measurement stdev'.$B$38])/[$'IC to PPM coefficients'.D$6]" office:value-type="float" office:value="0.000102375401134979" calcext:value-type="float">
            <text:p>0.000102375401134979</text:p>
          </table:table-cell>
          <table:table-cell table:formula="of:=((1000000*[.$G8])/(SUM([.$C8:.$H8])^2))*([.L8]*[$'IC measurement stdev'.$B$37]+[$'IC measurement stdev'.$B$38])/[$'IC to PPM coefficients'.E$6]" office:value-type="float" office:value="58.5597029072872" calcext:value-type="float">
            <text:p>58.5597029072872</text:p>
          </table:table-cell>
          <table:table-cell table:formula="of:=((1000000*[.$G8])/(SUM([.$C8:.$H8])^2))*([.M8]*[$'IC measurement stdev'.$B$37]+[$'IC measurement stdev'.$B$38])/[$'IC to PPM coefficients'.F$6]" office:value-type="float" office:value="22.5305737750222" calcext:value-type="float">
            <text:p>22.5305737750222</text:p>
          </table:table-cell>
          <table:table-cell table:formula="of:=((1000000*(SUM([.$C8:.$H8]) - [.G8]) )/(SUM([.$C8:.$H8])^2))*([.N8]*[$'IC measurement stdev'.$B$37]+[$'IC measurement stdev'.$B$38])/[$'IC to PPM coefficients'.G$6]" office:value-type="float" office:value="105.983648926221" calcext:value-type="float">
            <text:p>105.983648926221</text:p>
          </table:table-cell>
          <table:table-cell table:formula="of:=((1000000*[.$G8])/(SUM([.$C8:.$H8])^2))*([.O8]*[$'IC measurement stdev'.$B$37]+[$'IC measurement stdev'.$B$38])/[$'IC to PPM coefficients'.H$6]" office:value-type="float" office:value="1.25326802841055" calcext:value-type="float">
            <text:p>1.2532680284105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5:.BA25]))^0.5" office:value-type="float" office:value="125.4177194794" calcext:value-type="float">
            <text:p>125.4177194794</text:p>
          </table:table-cell>
          <table:table-cell/>
          <table:table-cell office:value-type="string" calcext:value-type="string">
            <text:p>He:</text:p>
          </table:table-cell>
          <table:table-cell table:formula="of:=((1000000*[.$H8]))/(SUM([.$C8:.$H8])^2)*([.J8]*[$'IC measurement stdev'.$B$37]+[$'IC measurement stdev'.$B$38])/[$'IC to PPM coefficients'.C$6]" office:value-type="float" office:value="51.9331522659404" calcext:value-type="float">
            <text:p>51.9331522659404</text:p>
          </table:table-cell>
          <table:table-cell table:formula="of:=((1000000*[.$H8])/(SUM([.$C8:.$H8])^2))*([.K8]*[$'IC measurement stdev'.$B$37]+[$'IC measurement stdev'.$B$38])/[$'IC to PPM coefficients'.D$6]" office:value-type="float" office:value="0.000224945085792733" calcext:value-type="float">
            <text:p>0.000224945085792733</text:p>
          </table:table-cell>
          <table:table-cell table:formula="of:=((1000000*[.$H8])/(SUM([.$C8:.$H8])^2))*([.L8]*[$'IC measurement stdev'.$B$37]+[$'IC measurement stdev'.$B$38])/[$'IC to PPM coefficients'.E$6]" office:value-type="float" office:value="128.670728011203" calcext:value-type="float">
            <text:p>128.670728011203</text:p>
          </table:table-cell>
          <table:table-cell table:formula="of:=((1000000*[.$H8])/(SUM([.$C8:.$H8])^2))*([.M8]*[$'IC measurement stdev'.$B$37]+[$'IC measurement stdev'.$B$38])/[$'IC to PPM coefficients'.F$6]" office:value-type="float" office:value="49.5054651273079" calcext:value-type="float">
            <text:p>49.5054651273079</text:p>
          </table:table-cell>
          <table:table-cell table:formula="of:=((1000000*[.$H8])/(SUM([.$C8:.$H8])^2))*([.N8]*[$'IC measurement stdev'.$B$37]+[$'IC measurement stdev'.$B$38])/[$'IC to PPM coefficients'.G$6]" office:value-type="float" office:value="1.25143585539164" calcext:value-type="float">
            <text:p>1.25143585539164</text:p>
          </table:table-cell>
          <table:table-cell table:formula="of:=((1000000*( SUM([.$C8:.$H8]) -  [.H8]))/(SUM([.$C8:.$H8])^2))*([.O8]*[$'IC measurement stdev'.$B$37]+[$'IC measurement stdev'.$B$38])/[$'IC to PPM coefficients'.H$6]" office:value-type="float" office:value="231.713789787044" calcext:value-type="float">
            <text:p>231.713789787044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5:.BL25]))^0.5" office:value-type="float" office:value="274.584861377875" calcext:value-type="float">
            <text:p>274.584861377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9:.$H9])-[.C9])/ (SUM([.$C9:.$H9])^2)      ))    *     ( [.J9]*[$'IC measurement stdev'.$B$37] + [$'IC measurement stdev'.$B$38]  )/[$'IC to PPM coefficients'.C$6]" office:value-type="float" office:value="4932.36366947433" calcext:value-type="float">
            <text:p>4932.36366947433</text:p>
          </table:table-cell>
          <table:table-cell table:formula="of:=(( 1000000*[.$C9]/ (SUM([.$C9:.$H9])^2)      ))    *     ( [.K9]*[$'IC measurement stdev'.$B$37] + [$'IC measurement stdev'.$B$38]  )/[$'IC to PPM coefficients'.D$6]" office:value-type="float" office:value="0.0086447935283231" calcext:value-type="float">
            <text:p>0.0086447935283231</text:p>
          </table:table-cell>
          <table:table-cell table:formula="of:=(( 1000000*[.$C9]/ (SUM([.$C9:.$H9])^2)      ))    *     ( [.L9]*[$'IC measurement stdev'.$B$37] + [$'IC measurement stdev'.$B$38]  )/[$'IC to PPM coefficients'.E$6]" office:value-type="float" office:value="2992.86290326226" calcext:value-type="float">
            <text:p>2992.86290326226</text:p>
          </table:table-cell>
          <table:table-cell table:formula="of:=(( 1000000*[.$C9]/ (SUM([.$C9:.$H9])^2)      ))    *     ( [.M9]*[$'IC measurement stdev'.$B$37] + [$'IC measurement stdev'.$B$38]  )/[$'IC to PPM coefficients'.F$6]" office:value-type="float" office:value="1919.14327596308" calcext:value-type="float">
            <text:p>1919.14327596308</text:p>
          </table:table-cell>
          <table:table-cell table:formula="of:=(( 1000000*[.$C9]/ (SUM([.$C9:.$H9])^2)      ))    *     ( [.N9]*[$'IC measurement stdev'.$B$37] + [$'IC measurement stdev'.$B$38]  )/[$'IC to PPM coefficients'.G$6]" office:value-type="float" office:value="9.70608476403334" calcext:value-type="float">
            <text:p>9.70608476403334</text:p>
          </table:table-cell>
          <table:table-cell table:formula="of:=(( 1000000*[.$C9]/ (SUM([.$C9:.$H9])^2)      ))    *     ( [.O9]*[$'IC measurement stdev'.$B$37] + [$'IC measurement stdev'.$B$38]  )/[$'IC to PPM coefficients'.H$6]" office:value-type="float" office:value="10.8221227644972" calcext:value-type="float">
            <text:p>10.8221227644972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6:.H26]))^0.5" office:value-type="float" office:value="6080.18460636716" calcext:value-type="float">
            <text:p>6080.18460636716</text:p>
          </table:table-cell>
          <table:table-cell/>
          <table:table-cell office:value-type="string" calcext:value-type="string">
            <text:p>O2:</text:p>
          </table:table-cell>
          <table:table-cell table:formula="of:=((1000000*[.$D9])/(SUM([.$C9:.$H9])^2))*([.J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9:.$H9])-[.D9]))/(SUM([.$C9:.$H9])^2))*([.K9]*[$'IC measurement stdev'.$B$37]+[$'IC measurement stdev'.$B$38])/[$'IC to PPM coefficients'.D$6]" office:value-type="float" office:value="0.0192344197469459" calcext:value-type="float">
            <text:p>0.0192344197469459</text:p>
          </table:table-cell>
          <table:table-cell table:formula="of:=((1000000*[.$D9])/(SUM([.$C9:.$H9])^2))*([.L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9])/(SUM([.$C9:.$H9])^2))*([.M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9])/(SUM([.$C9:.$H9])^2))*([.N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9])/(SUM([.$C9:.$H9])^2))*([.O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6:.S26]))^0.5" office:value-type="float" office:value="0.0192344197469459" calcext:value-type="float">
            <text:p>0.0192344197469459</text:p>
          </table:table-cell>
          <table:table-cell/>
          <table:table-cell office:value-type="string" calcext:value-type="string">
            <text:p>N2:</text:p>
          </table:table-cell>
          <table:table-cell table:formula="of:=((1000000*[.$E9])/(SUM([.$C9:.$H9])^2))*([.J9]*[$'IC measurement stdev'.$B$37]+[$'IC measurement stdev'.$B$38])/[$'IC to PPM coefficients'.C$6]" office:value-type="float" office:value="2992.86022165153" calcext:value-type="float">
            <text:p>2992.86022165153</text:p>
          </table:table-cell>
          <table:table-cell table:formula="of:=((1000000*[.$E9])/(SUM([.$C9:.$H9])^2))*([.K9]*[$'IC measurement stdev'.$B$37]+[$'IC measurement stdev'.$B$38])/[$'IC to PPM coefficients'.D$6]" office:value-type="float" office:value="0.00642557467285295" calcext:value-type="float">
            <text:p>0.00642557467285295</text:p>
          </table:table-cell>
          <table:table-cell table:formula="of:=((1000000*( SUM([.$C9:.$H9]) - [.E9]))/(SUM([.$C9:.$H9])^2))*([.L9]*[$'IC measurement stdev'.$B$37]+[$'IC measurement stdev'.$B$38])/[$'IC to PPM coefficients'.E$6]" office:value-type="float" office:value="4434.47459216791" calcext:value-type="float">
            <text:p>4434.47459216791</text:p>
          </table:table-cell>
          <table:table-cell table:formula="of:=((1000000*[.$E9])/(SUM([.$C9:.$H9])^2))*([.M9]*[$'IC measurement stdev'.$B$37]+[$'IC measurement stdev'.$B$38])/[$'IC to PPM coefficients'.F$6]" office:value-type="float" office:value="1426.47691783525" calcext:value-type="float">
            <text:p>1426.47691783525</text:p>
          </table:table-cell>
          <table:table-cell table:formula="of:=((1000000*[.$E9])/(SUM([.$C9:.$H9])^2))*([.N9]*[$'IC measurement stdev'.$B$37]+[$'IC measurement stdev'.$B$38])/[$'IC to PPM coefficients'.G$6]" office:value-type="float" office:value="7.21442012790726" calcext:value-type="float">
            <text:p>7.21442012790726</text:p>
          </table:table-cell>
          <table:table-cell table:formula="of:=((1000000*[.$E9])/(SUM([.$C9:.$H9])^2))*([.O9]*[$'IC measurement stdev'.$B$37]+[$'IC measurement stdev'.$B$38])/[$'IC to PPM coefficients'.H$6]" office:value-type="float" office:value="8.04395821765187" calcext:value-type="float">
            <text:p>8.04395821765187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6:.AE26]) + ([.L26]*[$'IC to PPM coefficients'.$C$10]/[$'IC to PPM coefficients'.$C$6])^2   )^0.5" office:value-type="float" office:value="5558.2474008755" calcext:value-type="float">
            <text:p>5558.2474008755</text:p>
          </table:table-cell>
          <table:table-cell/>
          <table:table-cell office:value-type="string" calcext:value-type="string">
            <text:p>CH4:</text:p>
          </table:table-cell>
          <table:table-cell table:formula="of:=((1000000*[.$F9])/(SUM([.$C9:.$H9])^2))*([.J9]*[$'IC measurement stdev'.$B$37]+[$'IC measurement stdev'.$B$38])/[$'IC to PPM coefficients'.C$6]" office:value-type="float" office:value="1919.13973672342" calcext:value-type="float">
            <text:p>1919.13973672342</text:p>
          </table:table-cell>
          <table:table-cell table:formula="of:=((1000000*[.$F9])/(SUM([.$C9:.$H9])^2))*([.K9]*[$'IC measurement stdev'.$B$37]+[$'IC measurement stdev'.$B$38])/[$'IC to PPM coefficients'.D$6]" office:value-type="float" office:value="0.00412033131275033" calcext:value-type="float">
            <text:p>0.00412033131275033</text:p>
          </table:table-cell>
          <table:table-cell table:formula="of:=((1000000*[.$F9])/(SUM([.$C9:.$H9])^2))*([.L9]*[$'IC measurement stdev'.$B$37]+[$'IC measurement stdev'.$B$38])/[$'IC to PPM coefficients'.E$6]" office:value-type="float" office:value="1426.47556528425" calcext:value-type="float">
            <text:p>1426.47556528425</text:p>
          </table:table-cell>
          <table:table-cell table:formula="of:=((1000000*  ((SUM([.$C9:.$H9]) - [.F9]  ))/(SUM([.$C9:.$H9])^2))*([.M9]*[$'IC measurement stdev'.$B$37]+[$'IC measurement stdev'.$B$38])/[$'IC to PPM coefficients'.F$6])" office:value-type="float" office:value="3355.3260810411" calcext:value-type="float">
            <text:p>3355.3260810411</text:p>
          </table:table-cell>
          <table:table-cell table:formula="of:=((1000000*[.$F9])/(SUM([.$C9:.$H9])^2))*([.N9]*[$'IC measurement stdev'.$B$37]+[$'IC measurement stdev'.$B$38])/[$'IC to PPM coefficients'.G$6]" office:value-type="float" office:value="4.62617005789994" calcext:value-type="float">
            <text:p>4.62617005789994</text:p>
          </table:table-cell>
          <table:table-cell table:formula="of:=((1000000*[.$F9])/(SUM([.$C9:.$H9])^2))*([.O9]*[$'IC measurement stdev'.$B$37]+[$'IC measurement stdev'.$B$38])/[$'IC to PPM coefficients'.H$6]" office:value-type="float" office:value="5.15810252158046" calcext:value-type="float">
            <text:p>5.15810252158046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6:.AP26]))^0.5" office:value-type="float" office:value="4120.2173468188" calcext:value-type="float">
            <text:p>4120.2173468188</text:p>
          </table:table-cell>
          <table:table-cell/>
          <table:table-cell office:value-type="string" calcext:value-type="string">
            <text:p>Ar:</text:p>
          </table:table-cell>
          <table:table-cell table:formula="of:=((1000000*[.$G9])/(SUM([.$C9:.$H9])^2))*([.J9]*[$'IC measurement stdev'.$B$37]+[$'IC measurement stdev'.$B$38])/[$'IC to PPM coefficients'.C$6]" office:value-type="float" office:value="9.70302827006813" calcext:value-type="float">
            <text:p>9.70302827006813</text:p>
          </table:table-cell>
          <table:table-cell table:formula="of:=((1000000*[.$G9])/(SUM([.$C9:.$H9])^2))*([.K9]*[$'IC measurement stdev'.$B$37]+[$'IC measurement stdev'.$B$38])/[$'IC to PPM coefficients'.D$6]" office:value-type="float" office:value="0.0000208320897351234" calcext:value-type="float">
            <text:p>2.08320897351234E-05</text:p>
          </table:table-cell>
          <table:table-cell table:formula="of:=((1000000*[.$G9])/(SUM([.$C9:.$H9])^2))*([.L9]*[$'IC measurement stdev'.$B$37]+[$'IC measurement stdev'.$B$38])/[$'IC to PPM coefficients'.E$6]" office:value-type="float" office:value="7.21215473352959" calcext:value-type="float">
            <text:p>7.21215473352959</text:p>
          </table:table-cell>
          <table:table-cell table:formula="of:=((1000000*[.$G9])/(SUM([.$C9:.$H9])^2))*([.M9]*[$'IC measurement stdev'.$B$37]+[$'IC measurement stdev'.$B$38])/[$'IC to PPM coefficients'.F$6]" office:value-type="float" office:value="4.62472178293619" calcext:value-type="float">
            <text:p>4.62472178293619</text:p>
          </table:table-cell>
          <table:table-cell table:formula="of:=((1000000*(SUM([.$C9:.$H9]) - [.G9]) )/(SUM([.$C9:.$H9])^2))*([.N9]*[$'IC measurement stdev'.$B$37]+[$'IC measurement stdev'.$B$38])/[$'IC to PPM coefficients'.G$6]" office:value-type="float" office:value="21.5723729908732" calcext:value-type="float">
            <text:p>21.5723729908732</text:p>
          </table:table-cell>
          <table:table-cell table:formula="of:=((1000000*[.$G9])/(SUM([.$C9:.$H9])^2))*([.O9]*[$'IC measurement stdev'.$B$37]+[$'IC measurement stdev'.$B$38])/[$'IC to PPM coefficients'.H$6]" office:value-type="float" office:value="0.0260789840516016" calcext:value-type="float">
            <text:p>0.0260789840516016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6:.BA26]))^0.5" office:value-type="float" office:value="25.1579001836576" calcext:value-type="float">
            <text:p>25.1579001836576</text:p>
          </table:table-cell>
          <table:table-cell/>
          <table:table-cell office:value-type="string" calcext:value-type="string">
            <text:p>He:</text:p>
          </table:table-cell>
          <table:table-cell table:formula="of:=((1000000*[.$H9]))/(SUM([.$C9:.$H9])^2)*([.J9]*[$'IC measurement stdev'.$B$37]+[$'IC measurement stdev'.$B$38])/[$'IC to PPM coefficients'.C$6]" office:value-type="float" office:value="10.6606828293114" calcext:value-type="float">
            <text:p>10.6606828293114</text:p>
          </table:table-cell>
          <table:table-cell table:formula="of:=((1000000*[.$H9])/(SUM([.$C9:.$H9])^2))*([.K9]*[$'IC measurement stdev'.$B$37]+[$'IC measurement stdev'.$B$38])/[$'IC to PPM coefficients'.D$6]" office:value-type="float" office:value="0.0000228881432844" calcext:value-type="float">
            <text:p>0.0000228881432844</text:p>
          </table:table-cell>
          <table:table-cell table:formula="of:=((1000000*[.$H9])/(SUM([.$C9:.$H9])^2))*([.L9]*[$'IC measurement stdev'.$B$37]+[$'IC measurement stdev'.$B$38])/[$'IC to PPM coefficients'.E$6]" office:value-type="float" office:value="7.92396888786304" calcext:value-type="float">
            <text:p>7.92396888786304</text:p>
          </table:table-cell>
          <table:table-cell table:formula="of:=((1000000*[.$H9])/(SUM([.$C9:.$H9])^2))*([.M9]*[$'IC measurement stdev'.$B$37]+[$'IC measurement stdev'.$B$38])/[$'IC to PPM coefficients'.F$6]" office:value-type="float" office:value="5.08116545983678" calcext:value-type="float">
            <text:p>5.08116545983678</text:p>
          </table:table-cell>
          <table:table-cell table:formula="of:=((1000000*[.$H9])/(SUM([.$C9:.$H9])^2))*([.N9]*[$'IC measurement stdev'.$B$37]+[$'IC measurement stdev'.$B$38])/[$'IC to PPM coefficients'.G$6]" office:value-type="float" office:value="0.0256980410326608" calcext:value-type="float">
            <text:p>0.0256980410326608</text:p>
          </table:table-cell>
          <table:table-cell table:formula="of:=((1000000*( SUM([.$C9:.$H9]) -  [.H9]))/(SUM([.$C9:.$H9])^2))*([.O9]*[$'IC measurement stdev'.$B$37]+[$'IC measurement stdev'.$B$38])/[$'IC to PPM coefficients'.H$6]" office:value-type="float" office:value="24.0502624877811" calcext:value-type="float">
            <text:p>24.050262487781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6:.BL26]))^0.5" office:value-type="float" office:value="27.9405345309327" calcext:value-type="float">
            <text:p>27.9405345309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0:.$H10])-[.C10])/ (SUM([.$C10:.$H10])^2)      ))    *     ( [.J10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0]/ (SUM([.$C10:.$H10])^2)      ))    *     ( [.K10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0]/ (SUM([.$C10:.$H10])^2)      ))    *     ( [.L10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0]/ (SUM([.$C10:.$H10])^2)      ))    *     ( [.M10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0]/ (SUM([.$C10:.$H10])^2)      ))    *     ( [.N10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0]/ (SUM([.$C10:.$H10])^2)      ))    *     ( [.O10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7:.H27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0])/(SUM([.$C10:.$H10])^2))*([.J10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0:.$H10])-[.D10]))/(SUM([.$C10:.$H10])^2))*([.K10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0])/(SUM([.$C10:.$H10])^2))*([.L10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0])/(SUM([.$C10:.$H10])^2))*([.M10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0])/(SUM([.$C10:.$H10])^2))*([.N10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0])/(SUM([.$C10:.$H10])^2))*([.O10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7:.S27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0])/(SUM([.$C10:.$H10])^2))*([.J10]*[$'IC measurement stdev'.$B$37]+[$'IC measurement stdev'.$B$38])/[$'IC to PPM coefficients'.C$6]" office:value-type="float" office:value="0.00728162335439611" calcext:value-type="float">
            <text:p>0.00728162335439611</text:p>
          </table:table-cell>
          <table:table-cell table:formula="of:=((1000000*[.$E10])/(SUM([.$C10:.$H10])^2))*([.K10]*[$'IC measurement stdev'.$B$37]+[$'IC measurement stdev'.$B$38])/[$'IC to PPM coefficients'.D$6]" office:value-type="float" office:value="0.014489978699003" calcext:value-type="float">
            <text:p>0.014489978699003</text:p>
          </table:table-cell>
          <table:table-cell table:formula="of:=((1000000*( SUM([.$C10:.$H10]) - [.E10]))/(SUM([.$C10:.$H10])^2))*([.L10]*[$'IC measurement stdev'.$B$37]+[$'IC measurement stdev'.$B$38])/[$'IC to PPM coefficients'.E$6]" office:value-type="float" office:value="3639.00342617541" calcext:value-type="float">
            <text:p>3639.00342617541</text:p>
          </table:table-cell>
          <table:table-cell table:formula="of:=((1000000*[.$E10])/(SUM([.$C10:.$H10])^2))*([.M10]*[$'IC measurement stdev'.$B$37]+[$'IC measurement stdev'.$B$38])/[$'IC to PPM coefficients'.F$6]" office:value-type="float" office:value="3161.54678648048" calcext:value-type="float">
            <text:p>3161.54678648048</text:p>
          </table:table-cell>
          <table:table-cell table:formula="of:=((1000000*[.$E10])/(SUM([.$C10:.$H10])^2))*([.N10]*[$'IC measurement stdev'.$B$37]+[$'IC measurement stdev'.$B$38])/[$'IC to PPM coefficients'.G$6]" office:value-type="float" office:value="143.849738548159" calcext:value-type="float">
            <text:p>143.849738548159</text:p>
          </table:table-cell>
          <table:table-cell table:formula="of:=((1000000*[.$E10])/(SUM([.$C10:.$H10])^2))*([.O10]*[$'IC measurement stdev'.$B$37]+[$'IC measurement stdev'.$B$38])/[$'IC to PPM coefficients'.H$6]" office:value-type="float" office:value="333.888927889128" calcext:value-type="float">
            <text:p>333.888927889128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7:.AE27]) + ([.L27]*[$'IC to PPM coefficients'.$C$10]/[$'IC to PPM coefficients'.$C$6])^2   )^0.5" office:value-type="float" office:value="4834.2422966306" calcext:value-type="float">
            <text:p>4834.242296630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0])/(SUM([.$C10:.$H10])^2))*([.J10]*[$'IC measurement stdev'.$B$37]+[$'IC measurement stdev'.$B$38])/[$'IC to PPM coefficients'.C$6]" office:value-type="float" office:value="0.00200111818729508" calcext:value-type="float">
            <text:p>0.00200111818729508</text:p>
          </table:table-cell>
          <table:table-cell table:formula="of:=((1000000*[.$F10])/(SUM([.$C10:.$H10])^2))*([.K10]*[$'IC measurement stdev'.$B$37]+[$'IC measurement stdev'.$B$38])/[$'IC to PPM coefficients'.D$6]" office:value-type="float" office:value="0.0039821010366579" calcext:value-type="float">
            <text:p>0.0039821010366579</text:p>
          </table:table-cell>
          <table:table-cell table:formula="of:=((1000000*[.$F10])/(SUM([.$C10:.$H10])^2))*([.L10]*[$'IC measurement stdev'.$B$37]+[$'IC measurement stdev'.$B$38])/[$'IC to PPM coefficients'.E$6]" office:value-type="float" office:value="3161.54010622506" calcext:value-type="float">
            <text:p>3161.54010622506</text:p>
          </table:table-cell>
          <table:table-cell table:formula="of:=((1000000*  ((SUM([.$C10:.$H10]) - [.F10]  ))/(SUM([.$C10:.$H10])^2))*([.M10]*[$'IC measurement stdev'.$B$37]+[$'IC measurement stdev'.$B$38])/[$'IC to PPM coefficients'.F$6])" office:value-type="float" office:value="3292.76238301451" calcext:value-type="float">
            <text:p>3292.76238301451</text:p>
          </table:table-cell>
          <table:table-cell table:formula="of:=((1000000*[.$F10])/(SUM([.$C10:.$H10])^2))*([.N10]*[$'IC measurement stdev'.$B$37]+[$'IC measurement stdev'.$B$38])/[$'IC to PPM coefficients'.G$6]" office:value-type="float" office:value="39.5324385835713" calcext:value-type="float">
            <text:p>39.5324385835713</text:p>
          </table:table-cell>
          <table:table-cell table:formula="of:=((1000000*[.$F10])/(SUM([.$C10:.$H10])^2))*([.O10]*[$'IC measurement stdev'.$B$37]+[$'IC measurement stdev'.$B$38])/[$'IC to PPM coefficients'.H$6]" office:value-type="float" office:value="91.7585507539342" calcext:value-type="float">
            <text:p>91.758550753934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7:.AP27]))^0.5" office:value-type="float" office:value="4565.91747621676" calcext:value-type="float">
            <text:p>4565.91747621676</text:p>
          </table:table-cell>
          <table:table-cell/>
          <table:table-cell office:value-type="string" calcext:value-type="string">
            <text:p>Ar:</text:p>
          </table:table-cell>
          <table:table-cell table:formula="of:=((1000000*[.$G10])/(SUM([.$C10:.$H10])^2))*([.J10]*[$'IC measurement stdev'.$B$37]+[$'IC measurement stdev'.$B$38])/[$'IC to PPM coefficients'.C$6]" office:value-type="float" office:value="0.0000910474892402703" calcext:value-type="float">
            <text:p>9.10474892402703E-05</text:p>
          </table:table-cell>
          <table:table-cell table:formula="of:=((1000000*[.$G10])/(SUM([.$C10:.$H10])^2))*([.K10]*[$'IC measurement stdev'.$B$37]+[$'IC measurement stdev'.$B$38])/[$'IC to PPM coefficients'.D$6]" office:value-type="float" office:value="0.00018117885469766" calcext:value-type="float">
            <text:p>0.00018117885469766</text:p>
          </table:table-cell>
          <table:table-cell table:formula="of:=((1000000*[.$G10])/(SUM([.$C10:.$H10])^2))*([.L10]*[$'IC measurement stdev'.$B$37]+[$'IC measurement stdev'.$B$38])/[$'IC to PPM coefficients'.E$6]" office:value-type="float" office:value="143.844721731952" calcext:value-type="float">
            <text:p>143.844721731952</text:p>
          </table:table-cell>
          <table:table-cell table:formula="of:=((1000000*[.$G10])/(SUM([.$C10:.$H10])^2))*([.M10]*[$'IC measurement stdev'.$B$37]+[$'IC measurement stdev'.$B$38])/[$'IC to PPM coefficients'.F$6]" office:value-type="float" office:value="39.5311434023718" calcext:value-type="float">
            <text:p>39.5311434023718</text:p>
          </table:table-cell>
          <table:table-cell table:formula="of:=((1000000*(SUM([.$C10:.$H10]) - [.G10]) )/(SUM([.$C10:.$H10])^2))*([.N10]*[$'IC measurement stdev'.$B$37]+[$'IC measurement stdev'.$B$38])/[$'IC to PPM coefficients'.G$6]" office:value-type="float" office:value="187.553801182439" calcext:value-type="float">
            <text:p>187.553801182439</text:p>
          </table:table-cell>
          <table:table-cell table:formula="of:=((1000000*[.$G10])/(SUM([.$C10:.$H10])^2))*([.O10]*[$'IC measurement stdev'.$B$37]+[$'IC measurement stdev'.$B$38])/[$'IC to PPM coefficients'.H$6]" office:value-type="float" office:value="4.17485869426049" calcext:value-type="float">
            <text:p>4.17485869426049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7:.BA27]))^0.5" office:value-type="float" office:value="239.682859320356" calcext:value-type="float">
            <text:p>239.682859320356</text:p>
          </table:table-cell>
          <table:table-cell/>
          <table:table-cell office:value-type="string" calcext:value-type="string">
            <text:p>He:</text:p>
          </table:table-cell>
          <table:table-cell table:formula="of:=((1000000*[.$H10]))/(SUM([.$C10:.$H10])^2)*([.J10]*[$'IC measurement stdev'.$B$37]+[$'IC measurement stdev'.$B$38])/[$'IC to PPM coefficients'.C$6]" office:value-type="float" office:value="0.000211166147536835" calcext:value-type="float">
            <text:p>0.000211166147536835</text:p>
          </table:table-cell>
          <table:table-cell table:formula="of:=((1000000*[.$H10])/(SUM([.$C10:.$H10])^2))*([.K10]*[$'IC measurement stdev'.$B$37]+[$'IC measurement stdev'.$B$38])/[$'IC to PPM coefficients'.D$6]" office:value-type="float" office:value="0.000420207532144874" calcext:value-type="float">
            <text:p>0.000420207532144874</text:p>
          </table:table-cell>
          <table:table-cell table:formula="of:=((1000000*[.$H10])/(SUM([.$C10:.$H10])^2))*([.L10]*[$'IC measurement stdev'.$B$37]+[$'IC measurement stdev'.$B$38])/[$'IC to PPM coefficients'.E$6]" office:value-type="float" office:value="333.618598218406" calcext:value-type="float">
            <text:p>333.618598218406</text:p>
          </table:table-cell>
          <table:table-cell table:formula="of:=((1000000*[.$H10])/(SUM([.$C10:.$H10])^2))*([.M10]*[$'IC measurement stdev'.$B$37]+[$'IC measurement stdev'.$B$38])/[$'IC to PPM coefficients'.F$6]" office:value-type="float" office:value="91.6844531316616" calcext:value-type="float">
            <text:p>91.6844531316616</text:p>
          </table:table-cell>
          <table:table-cell table:formula="of:=((1000000*[.$H10])/(SUM([.$C10:.$H10])^2))*([.N10]*[$'IC measurement stdev'.$B$37]+[$'IC measurement stdev'.$B$38])/[$'IC to PPM coefficients'.G$6]" office:value-type="float" office:value="4.17162405070798" calcext:value-type="float">
            <text:p>4.17162405070798</text:p>
          </table:table-cell>
          <table:table-cell table:formula="of:=((1000000*( SUM([.$C10:.$H10]) -  [.H10]))/(SUM([.$C10:.$H10])^2))*([.O10]*[$'IC measurement stdev'.$B$37]+[$'IC measurement stdev'.$B$38])/[$'IC to PPM coefficients'.H$6]" office:value-type="float" office:value="429.822337337323" calcext:value-type="float">
            <text:p>429.82233733732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7:.BL27]))^0.5" office:value-type="float" office:value="551.789862307045" calcext:value-type="float">
            <text:p>551.789862307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1:.$H11])-[.C11])/ (SUM([.$C11:.$H11])^2)      ))    *     ( [.J11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1]/ (SUM([.$C11:.$H11])^2)      ))    *     ( [.K11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1]/ (SUM([.$C11:.$H11])^2)      ))    *     ( [.L11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1]/ (SUM([.$C11:.$H11])^2)      ))    *     ( [.M11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1]/ (SUM([.$C11:.$H11])^2)      ))    *     ( [.N11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1]/ (SUM([.$C11:.$H11])^2)      ))    *     ( [.O11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8:.H28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1:.$H11])-[.D11]))/(SUM([.$C11:.$H11])^2))*([.K11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8:.S28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1:.$H11]) - [.E11]))/(SUM([.$C11:.$H11])^2))*([.L11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8:.AE28]) + ([.L28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1])/(SUM([.$C11:.$H11])^2))*([.J11]*[$'IC measurement stdev'.$B$37]+[$'IC measurement stdev'.$B$38])/[$'IC to PPM coefficients'.C$6]" office:value-type="float" office:value="0.0095849551784683" calcext:value-type="float">
            <text:p>0.0095849551784683</text:p>
          </table:table-cell>
          <table:table-cell table:formula="of:=((1000000*[.$F11])/(SUM([.$C11:.$H11])^2))*([.K11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F11])/(SUM([.$C11:.$H11])^2))*([.L11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  ((SUM([.$C11:.$H11]) - [.F11]  ))/(SUM([.$C11:.$H11])^2))*([.M11]*[$'IC measurement stdev'.$B$37]+[$'IC measurement stdev'.$B$38])/[$'IC to PPM coefficients'.F$6])" office:value-type="float" office:value="0" calcext:value-type="float">
            <text:p>0</text:p>
          </table:table-cell>
          <table:table-cell table:formula="of:=((1000000*[.$F11])/(SUM([.$C11:.$H11])^2))*([.N11]*[$'IC measurement stdev'.$B$37]+[$'IC measurement stdev'.$B$38])/[$'IC to PPM coefficients'.G$6]" office:value-type="float" office:value="0.00676680230172882" calcext:value-type="float">
            <text:p>0.00676680230172882</text:p>
          </table:table-cell>
          <table:table-cell table:formula="of:=((1000000*[.$F11])/(SUM([.$C11:.$H11])^2))*([.O11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8:.AP28]))^0.5" office:value-type="float" office:value="0.357160192089258" calcext:value-type="float">
            <text:p>0.357160192089258</text:p>
          </table:table-cell>
          <table:table-cell/>
          <table:table-cell office:value-type="string" calcext:value-type="string">
            <text:p>Ar:</text:p>
          </table:table-cell>
          <table:table-cell table:formula="of:=((1000000*[.$G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G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G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G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(SUM([.$C11:.$H11]) - [.G11]) )/(SUM([.$C11:.$H11])^2))*([.N11]*[$'IC measurement stdev'.$B$37]+[$'IC measurement stdev'.$B$38])/[$'IC to PPM coefficients'.G$6]" office:value-type="float" office:value="0.00676680230172882" calcext:value-type="float">
            <text:p>0.00676680230172882</text:p>
          </table:table-cell>
          <table:table-cell table:formula="of:=((1000000*[.$G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8:.BA28]))^0.5" office:value-type="float" office:value="0.00676680230172882" calcext:value-type="float">
            <text:p>0.0067668023017288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1]))/(SUM([.$C11:.$H11])^2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1:.$H11]) -  [.H11]))/(SUM([.$C11:.$H11])^2))*([.O11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8:.BL28]))^0.5" office:value-type="float" office:value="0.356218862408193" calcext:value-type="float">
            <text:p>0.356218862408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2:.$H12])-[.C12])/ (SUM([.$C12:.$H12])^2)      ))    *     ( [.J12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2]/ (SUM([.$C12:.$H12])^2)      ))    *     ( [.K12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2]/ (SUM([.$C12:.$H12])^2)      ))    *     ( [.L12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2]/ (SUM([.$C12:.$H12])^2)      ))    *     ( [.M12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2]/ (SUM([.$C12:.$H12])^2)      ))    *     ( [.N12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2]/ (SUM([.$C12:.$H12])^2)      ))    *     ( [.O12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29:.H29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2])/(SUM([.$C12:.$H12])^2))*([.J12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2:.$H12])-[.D12]))/(SUM([.$C12:.$H12])^2))*([.K12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2])/(SUM([.$C12:.$H12])^2))*([.L12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2])/(SUM([.$C12:.$H12])^2))*([.M12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2])/(SUM([.$C12:.$H12])^2))*([.N12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2])/(SUM([.$C12:.$H12])^2))*([.O12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29:.S29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2])/(SUM([.$C12:.$H12])^2))*([.J12]*[$'IC measurement stdev'.$B$37]+[$'IC measurement stdev'.$B$38])/[$'IC to PPM coefficients'.C$6]" office:value-type="float" office:value="0.00917818885060446" calcext:value-type="float">
            <text:p>0.00917818885060446</text:p>
          </table:table-cell>
          <table:table-cell table:formula="of:=((1000000*[.$E12])/(SUM([.$C12:.$H12])^2))*([.K12]*[$'IC measurement stdev'.$B$37]+[$'IC measurement stdev'.$B$38])/[$'IC to PPM coefficients'.D$6]" office:value-type="float" office:value="0.0182640263671967" calcext:value-type="float">
            <text:p>0.0182640263671967</text:p>
          </table:table-cell>
          <table:table-cell table:formula="of:=((1000000*( SUM([.$C12:.$H12]) - [.E12]))/(SUM([.$C12:.$H12])^2))*([.L12]*[$'IC measurement stdev'.$B$37]+[$'IC measurement stdev'.$B$38])/[$'IC to PPM coefficients'.E$6]" office:value-type="float" office:value="810.027293273369" calcext:value-type="float">
            <text:p>810.027293273369</text:p>
          </table:table-cell>
          <table:table-cell table:formula="of:=((1000000*[.$E12])/(SUM([.$C12:.$H12])^2))*([.M12]*[$'IC measurement stdev'.$B$37]+[$'IC measurement stdev'.$B$38])/[$'IC to PPM coefficients'.F$6]" office:value-type="float" office:value="57.3882688725606" calcext:value-type="float">
            <text:p>57.3882688725606</text:p>
          </table:table-cell>
          <table:table-cell table:formula="of:=((1000000*[.$E12])/(SUM([.$C12:.$H12])^2))*([.N12]*[$'IC measurement stdev'.$B$37]+[$'IC measurement stdev'.$B$38])/[$'IC to PPM coefficients'.G$6]" office:value-type="float" office:value="222.621632721109" calcext:value-type="float">
            <text:p>222.621632721109</text:p>
          </table:table-cell>
          <table:table-cell table:formula="of:=((1000000*[.$E12])/(SUM([.$C12:.$H12])^2))*([.O12]*[$'IC measurement stdev'.$B$37]+[$'IC measurement stdev'.$B$38])/[$'IC to PPM coefficients'.H$6]" office:value-type="float" office:value="530.376271509206" calcext:value-type="float">
            <text:p>530.376271509206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29:.AE29]) + ([.L29]*[$'IC to PPM coefficients'.$C$10]/[$'IC to PPM coefficients'.$C$6])^2   )^0.5" office:value-type="float" office:value="995.136679258579" calcext:value-type="float">
            <text:p>995.136679258579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2])/(SUM([.$C12:.$H12])^2))*([.J12]*[$'IC measurement stdev'.$B$37]+[$'IC measurement stdev'.$B$38])/[$'IC to PPM coefficients'.C$6]" office:value-type="float" office:value="0.0000288123752664757" calcext:value-type="float">
            <text:p>2.88123752664757E-05</text:p>
          </table:table-cell>
          <table:table-cell table:formula="of:=((1000000*[.$F12])/(SUM([.$C12:.$H12])^2))*([.K12]*[$'IC measurement stdev'.$B$37]+[$'IC measurement stdev'.$B$38])/[$'IC to PPM coefficients'.D$6]" office:value-type="float" office:value="0.0000573348391642454" calcext:value-type="float">
            <text:p>5.73348391642454E-05</text:p>
          </table:table-cell>
          <table:table-cell table:formula="of:=((1000000*[.$F12])/(SUM([.$C12:.$H12])^2))*([.L12]*[$'IC measurement stdev'.$B$37]+[$'IC measurement stdev'.$B$38])/[$'IC to PPM coefficients'.E$6]" office:value-type="float" office:value="57.3764560907617" calcext:value-type="float">
            <text:p>57.3764560907617</text:p>
          </table:table-cell>
          <table:table-cell table:formula="of:=((1000000*  ((SUM([.$C12:.$H12]) - [.F12]  ))/(SUM([.$C12:.$H12])^2))*([.M12]*[$'IC measurement stdev'.$B$37]+[$'IC measurement stdev'.$B$38])/[$'IC to PPM coefficients'.F$6])" office:value-type="float" office:value="59.7514936226894" calcext:value-type="float">
            <text:p>59.7514936226894</text:p>
          </table:table-cell>
          <table:table-cell table:formula="of:=((1000000*[.$F12])/(SUM([.$C12:.$H12])^2))*([.N12]*[$'IC measurement stdev'.$B$37]+[$'IC measurement stdev'.$B$38])/[$'IC to PPM coefficients'.G$6]" office:value-type="float" office:value="0.698858797612744" calcext:value-type="float">
            <text:p>0.698858797612744</text:p>
          </table:table-cell>
          <table:table-cell table:formula="of:=((1000000*[.$F12])/(SUM([.$C12:.$H12])^2))*([.O12]*[$'IC measurement stdev'.$B$37]+[$'IC measurement stdev'.$B$38])/[$'IC to PPM coefficients'.H$6]" office:value-type="float" office:value="1.66496902775661" calcext:value-type="float">
            <text:p>1.6649690277566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29:.AP29]))^0.5" office:value-type="float" office:value="82.8586702111729" calcext:value-type="float">
            <text:p>82.8586702111729</text:p>
          </table:table-cell>
          <table:table-cell/>
          <table:table-cell office:value-type="string" calcext:value-type="string">
            <text:p>Ar:</text:p>
          </table:table-cell>
          <table:table-cell table:formula="of:=((1000000*[.$G12])/(SUM([.$C12:.$H12])^2))*([.J12]*[$'IC measurement stdev'.$B$37]+[$'IC measurement stdev'.$B$38])/[$'IC to PPM coefficients'.C$6]" office:value-type="float" office:value="0.000111789332246476" calcext:value-type="float">
            <text:p>0.000111789332246476</text:p>
          </table:table-cell>
          <table:table-cell table:formula="of:=((1000000*[.$G12])/(SUM([.$C12:.$H12])^2))*([.K12]*[$'IC measurement stdev'.$B$37]+[$'IC measurement stdev'.$B$38])/[$'IC to PPM coefficients'.D$6]" office:value-type="float" office:value="0.000222453835386758" calcext:value-type="float">
            <text:p>0.000222453835386758</text:p>
          </table:table-cell>
          <table:table-cell table:formula="of:=((1000000*[.$G12])/(SUM([.$C12:.$H12])^2))*([.L12]*[$'IC measurement stdev'.$B$37]+[$'IC measurement stdev'.$B$38])/[$'IC to PPM coefficients'.E$6]" office:value-type="float" office:value="222.615305185148" calcext:value-type="float">
            <text:p>222.615305185148</text:p>
          </table:table-cell>
          <table:table-cell table:formula="of:=((1000000*[.$G12])/(SUM([.$C12:.$H12])^2))*([.M12]*[$'IC measurement stdev'.$B$37]+[$'IC measurement stdev'.$B$38])/[$'IC to PPM coefficients'.F$6]" office:value-type="float" office:value="0.698982812455668" calcext:value-type="float">
            <text:p>0.698982812455668</text:p>
          </table:table-cell>
          <table:table-cell table:formula="of:=((1000000*(SUM([.$C12:.$H12]) - [.G12]) )/(SUM([.$C12:.$H12])^2))*([.N12]*[$'IC measurement stdev'.$B$37]+[$'IC measurement stdev'.$B$38])/[$'IC to PPM coefficients'.G$6]" office:value-type="float" office:value="229.776449586223" calcext:value-type="float">
            <text:p>229.776449586223</text:p>
          </table:table-cell>
          <table:table-cell table:formula="of:=((1000000*[.$G12])/(SUM([.$C12:.$H12])^2))*([.O12]*[$'IC measurement stdev'.$B$37]+[$'IC measurement stdev'.$B$38])/[$'IC to PPM coefficients'.H$6]" office:value-type="float" office:value="6.45992474076025" calcext:value-type="float">
            <text:p>6.4599247407602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29:.BA29]))^0.5" office:value-type="float" office:value="319.995328234362" calcext:value-type="float">
            <text:p>319.99532823436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2]))/(SUM([.$C12:.$H12])^2)*([.J12]*[$'IC measurement stdev'.$B$37]+[$'IC measurement stdev'.$B$38])/[$'IC to PPM coefficients'.C$6]" office:value-type="float" office:value="0.000266164620350886" calcext:value-type="float">
            <text:p>0.000266164620350886</text:p>
          </table:table-cell>
          <table:table-cell table:formula="of:=((1000000*[.$H12])/(SUM([.$C12:.$H12])^2))*([.K12]*[$'IC measurement stdev'.$B$37]+[$'IC measurement stdev'.$B$38])/[$'IC to PPM coefficients'.D$6]" office:value-type="float" office:value="0.000529651080755798" calcext:value-type="float">
            <text:p>0.000529651080755798</text:p>
          </table:table-cell>
          <table:table-cell table:formula="of:=((1000000*[.$H12])/(SUM([.$C12:.$H12])^2))*([.L12]*[$'IC measurement stdev'.$B$37]+[$'IC measurement stdev'.$B$38])/[$'IC to PPM coefficients'.E$6]" office:value-type="float" office:value="530.035531997459" calcext:value-type="float">
            <text:p>530.035531997459</text:p>
          </table:table-cell>
          <table:table-cell table:formula="of:=((1000000*[.$H12])/(SUM([.$C12:.$H12])^2))*([.M12]*[$'IC measurement stdev'.$B$37]+[$'IC measurement stdev'.$B$38])/[$'IC to PPM coefficients'.F$6]" office:value-type="float" office:value="1.66424193767311" calcext:value-type="float">
            <text:p>1.66424193767311</text:p>
          </table:table-cell>
          <table:table-cell table:formula="of:=((1000000*[.$H12])/(SUM([.$C12:.$H12])^2))*([.N12]*[$'IC measurement stdev'.$B$37]+[$'IC measurement stdev'.$B$38])/[$'IC to PPM coefficients'.G$6]" office:value-type="float" office:value="6.4559580675011" calcext:value-type="float">
            <text:p>6.4559580675011</text:p>
          </table:table-cell>
          <table:table-cell table:formula="of:=((1000000*( SUM([.$C12:.$H12]) -  [.H12]))/(SUM([.$C12:.$H12])^2))*([.O12]*[$'IC measurement stdev'.$B$37]+[$'IC measurement stdev'.$B$38])/[$'IC to PPM coefficients'.H$6]" office:value-type="float" office:value="538.501165277722" calcext:value-type="float">
            <text:p>538.50116527772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29:.BL29]))^0.5" office:value-type="float" office:value="755.622669909686" calcext:value-type="float">
            <text:p>755.622669909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3:.$H13])-[.C13])/ (SUM([.$C13:.$H13])^2)      ))    *     ( [.J13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3]/ (SUM([.$C13:.$H13])^2)      ))    *     ( [.K13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3]/ (SUM([.$C13:.$H13])^2)      ))    *     ( [.L13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3]/ (SUM([.$C13:.$H13])^2)      ))    *     ( [.M13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3]/ (SUM([.$C13:.$H13])^2)      ))    *     ( [.N13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3]/ (SUM([.$C13:.$H13])^2)      ))    *     ( [.O13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0:.H30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3])/(SUM([.$C13:.$H13])^2))*([.J13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3:.$H13])-[.D13]))/(SUM([.$C13:.$H13])^2))*([.K13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3])/(SUM([.$C13:.$H13])^2))*([.L13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3])/(SUM([.$C13:.$H13])^2))*([.M13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3])/(SUM([.$C13:.$H13])^2))*([.N13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3])/(SUM([.$C13:.$H13])^2))*([.O13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0:.S30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3])/(SUM([.$C13:.$H13])^2))*([.J13]*[$'IC measurement stdev'.$B$37]+[$'IC measurement stdev'.$B$38])/[$'IC to PPM coefficients'.C$6]" office:value-type="float" office:value="0.00931353800267961" calcext:value-type="float">
            <text:p>0.00931353800267961</text:p>
          </table:table-cell>
          <table:table-cell table:formula="of:=((1000000*[.$E13])/(SUM([.$C13:.$H13])^2))*([.K13]*[$'IC measurement stdev'.$B$37]+[$'IC measurement stdev'.$B$38])/[$'IC to PPM coefficients'.D$6]" office:value-type="float" office:value="0.0185333627823125" calcext:value-type="float">
            <text:p>0.0185333627823125</text:p>
          </table:table-cell>
          <table:table-cell table:formula="of:=((1000000*( SUM([.$C13:.$H13]) - [.E13]))/(SUM([.$C13:.$H13])^2))*([.L13]*[$'IC measurement stdev'.$B$37]+[$'IC measurement stdev'.$B$38])/[$'IC to PPM coefficients'.E$6]" office:value-type="float" office:value="548.465964023888" calcext:value-type="float">
            <text:p>548.465964023888</text:p>
          </table:table-cell>
          <table:table-cell table:formula="of:=((1000000*[.$E13])/(SUM([.$C13:.$H13])^2))*([.M13]*[$'IC measurement stdev'.$B$37]+[$'IC measurement stdev'.$B$38])/[$'IC to PPM coefficients'.F$6]" office:value-type="float" office:value="0.0120267620698122" calcext:value-type="float">
            <text:p>0.0120267620698122</text:p>
          </table:table-cell>
          <table:table-cell table:formula="of:=((1000000*[.$E13])/(SUM([.$C13:.$H13])^2))*([.N13]*[$'IC measurement stdev'.$B$37]+[$'IC measurement stdev'.$B$38])/[$'IC to PPM coefficients'.G$6]" office:value-type="float" office:value="0.72321985270317" calcext:value-type="float">
            <text:p>0.72321985270317</text:p>
          </table:table-cell>
          <table:table-cell table:formula="of:=((1000000*[.$E13])/(SUM([.$C13:.$H13])^2))*([.O13]*[$'IC measurement stdev'.$B$37]+[$'IC measurement stdev'.$B$38])/[$'IC to PPM coefficients'.H$6]" office:value-type="float" office:value="548.095081889799" calcext:value-type="float">
            <text:p>548.09508188979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0:.AE30]) + ([.L30]*[$'IC to PPM coefficients'.$C$10]/[$'IC to PPM coefficients'.$C$6])^2   )^0.5" office:value-type="float" office:value="775.386133553376" calcext:value-type="float">
            <text:p>775.38613355337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3])/(SUM([.$C13:.$H13])^2))*([.J13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3])/(SUM([.$C13:.$H13])^2))*([.K13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3])/(SUM([.$C13:.$H13])^2))*([.L13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3:.$H13]) - [.F13]  ))/(SUM([.$C13:.$H13])^2))*([.M13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3])/(SUM([.$C13:.$H13])^2))*([.N13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3])/(SUM([.$C13:.$H13])^2))*([.O13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0:.AP30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3])/(SUM([.$C13:.$H13])^2))*([.J13]*[$'IC measurement stdev'.$B$37]+[$'IC measurement stdev'.$B$38])/[$'IC to PPM coefficients'.C$6]" office:value-type="float" office:value="0.000000354643341603327" calcext:value-type="float">
            <text:p>3.54643341603327E-07</text:p>
          </table:table-cell>
          <table:table-cell table:formula="of:=((1000000*[.$G13])/(SUM([.$C13:.$H13])^2))*([.K13]*[$'IC measurement stdev'.$B$37]+[$'IC measurement stdev'.$B$38])/[$'IC to PPM coefficients'.D$6]" office:value-type="float" office:value="0.000000705718246532628" calcext:value-type="float">
            <text:p>7.05718246532628E-07</text:p>
          </table:table-cell>
          <table:table-cell table:formula="of:=((1000000*[.$G13])/(SUM([.$C13:.$H13])^2))*([.L13]*[$'IC measurement stdev'.$B$37]+[$'IC measurement stdev'.$B$38])/[$'IC to PPM coefficients'.E$6]" office:value-type="float" office:value="0.716645148457953" calcext:value-type="float">
            <text:p>0.716645148457953</text:p>
          </table:table-cell>
          <table:table-cell table:formula="of:=((1000000*[.$G13])/(SUM([.$C13:.$H13])^2))*([.M13]*[$'IC measurement stdev'.$B$37]+[$'IC measurement stdev'.$B$38])/[$'IC to PPM coefficients'.F$6]" office:value-type="float" office:value="0.000000457958198901341" calcext:value-type="float">
            <text:p>4.57958198901341E-07</text:p>
          </table:table-cell>
          <table:table-cell table:formula="of:=((1000000*(SUM([.$C13:.$H13]) - [.G13]) )/(SUM([.$C13:.$H13])^2))*([.N13]*[$'IC measurement stdev'.$B$37]+[$'IC measurement stdev'.$B$38])/[$'IC to PPM coefficients'.G$6]" office:value-type="float" office:value="0.744268545985285" calcext:value-type="float">
            <text:p>0.744268545985285</text:p>
          </table:table-cell>
          <table:table-cell table:formula="of:=((1000000*[.$G13])/(SUM([.$C13:.$H13])^2))*([.O13]*[$'IC measurement stdev'.$B$37]+[$'IC measurement stdev'.$B$38])/[$'IC to PPM coefficients'.H$6]" office:value-type="float" office:value="0.0208705082109315" calcext:value-type="float">
            <text:p>0.020870508210931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0:.BA30]))^0.5" office:value-type="float" office:value="1.03341739653694" calcext:value-type="float">
            <text:p>1.03341739653694</text:p>
          </table:table-cell>
          <table:table-cell/>
          <table:table-cell office:value-type="string" calcext:value-type="string">
            <text:p>He:</text:p>
          </table:table-cell>
          <table:table-cell table:formula="of:=((1000000*[.$H13]))/(SUM([.$C13:.$H13])^2)*([.J13]*[$'IC measurement stdev'.$B$37]+[$'IC measurement stdev'.$B$38])/[$'IC to PPM coefficients'.C$6]" office:value-type="float" office:value="0.000271062532447083" calcext:value-type="float">
            <text:p>0.000271062532447083</text:p>
          </table:table-cell>
          <table:table-cell table:formula="of:=((1000000*[.$H13])/(SUM([.$C13:.$H13])^2))*([.K13]*[$'IC measurement stdev'.$B$37]+[$'IC measurement stdev'.$B$38])/[$'IC to PPM coefficients'.D$6]" office:value-type="float" office:value="0.000539397621944398" calcext:value-type="float">
            <text:p>0.000539397621944398</text:p>
          </table:table-cell>
          <table:table-cell table:formula="of:=((1000000*[.$H13])/(SUM([.$C13:.$H13])^2))*([.L13]*[$'IC measurement stdev'.$B$37]+[$'IC measurement stdev'.$B$38])/[$'IC to PPM coefficients'.E$6]" office:value-type="float" office:value="547.74931887543" calcext:value-type="float">
            <text:p>547.74931887543</text:p>
          </table:table-cell>
          <table:table-cell table:formula="of:=((1000000*[.$H13])/(SUM([.$C13:.$H13])^2))*([.M13]*[$'IC measurement stdev'.$B$37]+[$'IC measurement stdev'.$B$38])/[$'IC to PPM coefficients'.F$6]" office:value-type="float" office:value="0.000350028590944052" calcext:value-type="float">
            <text:p>0.000350028590944052</text:p>
          </table:table-cell>
          <table:table-cell table:formula="of:=((1000000*[.$H13])/(SUM([.$C13:.$H13])^2))*([.N13]*[$'IC measurement stdev'.$B$37]+[$'IC measurement stdev'.$B$38])/[$'IC to PPM coefficients'.G$6]" office:value-type="float" office:value="0.0210486932821153" calcext:value-type="float">
            <text:p>0.0210486932821153</text:p>
          </table:table-cell>
          <table:table-cell table:formula="of:=((1000000*( SUM([.$C13:.$H13]) -  [.H13]))/(SUM([.$C13:.$H13])^2))*([.O13]*[$'IC measurement stdev'.$B$37]+[$'IC measurement stdev'.$B$38])/[$'IC to PPM coefficients'.H$6]" office:value-type="float" office:value="548.11595239801" calcext:value-type="float">
            <text:p>548.1159523980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0:.BL30]))^0.5" office:value-type="float" office:value="774.893808237755" calcext:value-type="float">
            <text:p>774.893808237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4:.$H14])-[.C14])/ (SUM([.$C14:.$H14])^2)      ))    *     ( [.J14]*[$'IC measurement stdev'.$B$37] + [$'IC measurement stdev'.$B$38]  )/[$'IC to PPM coefficients'.C$6]" office:value-type="float" office:value="0.00958379553920805" calcext:value-type="float">
            <text:p>0.00958379553920805</text:p>
          </table:table-cell>
          <table:table-cell table:formula="of:=(( 1000000*[.$C14]/ (SUM([.$C14:.$H14])^2)      ))    *     ( [.K14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4]/ (SUM([.$C14:.$H14])^2)      ))    *     ( [.L14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4]/ (SUM([.$C14:.$H14])^2)      ))    *     ( [.M14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4]/ (SUM([.$C14:.$H14])^2)      ))    *     ( [.N14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4]/ (SUM([.$C14:.$H14])^2)      ))    *     ( [.O14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1:.H31]))^0.5" office:value-type="float" office:value="0.00958379553920805" calcext:value-type="float">
            <text:p>0.00958379553920805</text:p>
          </table:table-cell>
          <table:table-cell/>
          <table:table-cell office:value-type="string" calcext:value-type="string">
            <text:p>O2:</text:p>
          </table:table-cell>
          <table:table-cell table:formula="of:=((1000000*[.$D14])/(SUM([.$C14:.$H14])^2))*([.J14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4:.$H14])-[.D14]))/(SUM([.$C14:.$H14])^2))*([.K14]*[$'IC measurement stdev'.$B$37]+[$'IC measurement stdev'.$B$38])/[$'IC to PPM coefficients'.D$6]" office:value-type="float" office:value="0.0190711585123235" calcext:value-type="float">
            <text:p>0.0190711585123235</text:p>
          </table:table-cell>
          <table:table-cell table:formula="of:=((1000000*[.$D14])/(SUM([.$C14:.$H14])^2))*([.L14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4])/(SUM([.$C14:.$H14])^2))*([.M14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4])/(SUM([.$C14:.$H14])^2))*([.N14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4])/(SUM([.$C14:.$H14])^2))*([.O14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1:.S31]))^0.5" office:value-type="float" office:value="0.0190711585123235" calcext:value-type="float">
            <text:p>0.01907115851232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4])/(SUM([.$C14:.$H14])^2))*([.J14]*[$'IC measurement stdev'.$B$37]+[$'IC measurement stdev'.$B$38])/[$'IC to PPM coefficients'.C$6]" office:value-type="float" office:value="0.00181590952962684" calcext:value-type="float">
            <text:p>0.00181590952962684</text:p>
          </table:table-cell>
          <table:table-cell table:formula="of:=((1000000*[.$E14])/(SUM([.$C14:.$H14])^2))*([.K14]*[$'IC measurement stdev'.$B$37]+[$'IC measurement stdev'.$B$38])/[$'IC to PPM coefficients'.D$6]" office:value-type="float" office:value="0.00361354729886213" calcext:value-type="float">
            <text:p>0.00361354729886213</text:p>
          </table:table-cell>
          <table:table-cell table:formula="of:=((1000000*( SUM([.$C14:.$H14]) - [.E14]))/(SUM([.$C14:.$H14])^2))*([.L14]*[$'IC measurement stdev'.$B$37]+[$'IC measurement stdev'.$B$38])/[$'IC to PPM coefficients'.E$6]" office:value-type="float" office:value="3061.26562763408" calcext:value-type="float">
            <text:p>3061.26562763408</text:p>
          </table:table-cell>
          <table:table-cell table:formula="of:=((1000000*[.$E14])/(SUM([.$C14:.$H14])^2))*([.M14]*[$'IC measurement stdev'.$B$37]+[$'IC measurement stdev'.$B$38])/[$'IC to PPM coefficients'.F$6]" office:value-type="float" office:value="628.899113535034" calcext:value-type="float">
            <text:p>628.899113535034</text:p>
          </table:table-cell>
          <table:table-cell table:formula="of:=((1000000*[.$E14])/(SUM([.$C14:.$H14])^2))*([.N14]*[$'IC measurement stdev'.$B$37]+[$'IC measurement stdev'.$B$38])/[$'IC to PPM coefficients'.G$6]" office:value-type="float" office:value="2432.35957229598" calcext:value-type="float">
            <text:p>2432.35957229598</text:p>
          </table:table-cell>
          <table:table-cell table:formula="of:=((1000000*[.$E14])/(SUM([.$C14:.$H14])^2))*([.O14]*[$'IC measurement stdev'.$B$37]+[$'IC measurement stdev'.$B$38])/[$'IC to PPM coefficients'.H$6]" office:value-type="float" office:value="0.0674871415500183" calcext:value-type="float">
            <text:p>0.0674871415500183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1:.AE31]) + ([.L31]*[$'IC to PPM coefficients'.$C$10]/[$'IC to PPM coefficients'.$C$6])^2   )^0.5" office:value-type="float" office:value="3960.20636223043" calcext:value-type="float">
            <text:p>3960.20636223043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4])/(SUM([.$C14:.$H14])^2))*([.J14]*[$'IC measurement stdev'.$B$37]+[$'IC measurement stdev'.$B$38])/[$'IC to PPM coefficients'.C$6]" office:value-type="float" office:value="0.00159581554505444" calcext:value-type="float">
            <text:p>0.00159581554505444</text:p>
          </table:table-cell>
          <table:table-cell table:formula="of:=((1000000*[.$F14])/(SUM([.$C14:.$H14])^2))*([.K14]*[$'IC measurement stdev'.$B$37]+[$'IC measurement stdev'.$B$38])/[$'IC to PPM coefficients'.D$6]" office:value-type="float" office:value="0.00317557392492933" calcext:value-type="float">
            <text:p>0.00317557392492933</text:p>
          </table:table-cell>
          <table:table-cell table:formula="of:=((1000000*[.$F14])/(SUM([.$C14:.$H14])^2))*([.L14]*[$'IC measurement stdev'.$B$37]+[$'IC measurement stdev'.$B$38])/[$'IC to PPM coefficients'.E$6]" office:value-type="float" office:value="628.898939826576" calcext:value-type="float">
            <text:p>628.898939826576</text:p>
          </table:table-cell>
          <table:table-cell table:formula="of:=((1000000*  ((SUM([.$C14:.$H14]) - [.F14]  ))/(SUM([.$C14:.$H14])^2))*([.M14]*[$'IC measurement stdev'.$B$37]+[$'IC measurement stdev'.$B$38])/[$'IC to PPM coefficients'.F$6])" office:value-type="float" office:value="2766.45584777074" calcext:value-type="float">
            <text:p>2766.45584777074</text:p>
          </table:table-cell>
          <table:table-cell table:formula="of:=((1000000*[.$F14])/(SUM([.$C14:.$H14])^2))*([.N14]*[$'IC measurement stdev'.$B$37]+[$'IC measurement stdev'.$B$38])/[$'IC to PPM coefficients'.G$6]" office:value-type="float" office:value="2137.54989073137" calcext:value-type="float">
            <text:p>2137.54989073137</text:p>
          </table:table-cell>
          <table:table-cell table:formula="of:=((1000000*[.$F14])/(SUM([.$C14:.$H14])^2))*([.O14]*[$'IC measurement stdev'.$B$37]+[$'IC measurement stdev'.$B$38])/[$'IC to PPM coefficients'.H$6]" office:value-type="float" office:value="0.0593074863145522" calcext:value-type="float">
            <text:p>0.059307486314552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1:.AP31]))^0.5" office:value-type="float" office:value="3552.16995272969" calcext:value-type="float">
            <text:p>3552.16995272969</text:p>
          </table:table-cell>
          <table:table-cell/>
          <table:table-cell office:value-type="string" calcext:value-type="string">
            <text:p>Ar:</text:p>
          </table:table-cell>
          <table:table-cell table:formula="of:=((1000000*[.$G14])/(SUM([.$C14:.$H14])^2))*([.J14]*[$'IC measurement stdev'.$B$37]+[$'IC measurement stdev'.$B$38])/[$'IC to PPM coefficients'.C$6]" office:value-type="float" office:value="0.00617207046452677" calcext:value-type="float">
            <text:p>0.00617207046452677</text:p>
          </table:table-cell>
          <table:table-cell table:formula="of:=((1000000*[.$G14])/(SUM([.$C14:.$H14])^2))*([.K14]*[$'IC measurement stdev'.$B$37]+[$'IC measurement stdev'.$B$38])/[$'IC to PPM coefficients'.D$6]" office:value-type="float" office:value="0.012282037288532" calcext:value-type="float">
            <text:p>0.012282037288532</text:p>
          </table:table-cell>
          <table:table-cell table:formula="of:=((1000000*[.$G14])/(SUM([.$C14:.$H14])^2))*([.L14]*[$'IC measurement stdev'.$B$37]+[$'IC measurement stdev'.$B$38])/[$'IC to PPM coefficients'.E$6]" office:value-type="float" office:value="2432.3666878075" calcext:value-type="float">
            <text:p>2432.3666878075</text:p>
          </table:table-cell>
          <table:table-cell table:formula="of:=((1000000*[.$G14])/(SUM([.$C14:.$H14])^2))*([.M14]*[$'IC measurement stdev'.$B$37]+[$'IC measurement stdev'.$B$38])/[$'IC to PPM coefficients'.F$6]" office:value-type="float" office:value="2137.55673423571" calcext:value-type="float">
            <text:p>2137.55673423571</text:p>
          </table:table-cell>
          <table:table-cell table:formula="of:=((1000000*(SUM([.$C14:.$H14]) - [.G14]) )/(SUM([.$C14:.$H14])^2))*([.N14]*[$'IC measurement stdev'.$B$37]+[$'IC measurement stdev'.$B$38])/[$'IC to PPM coefficients'.G$6]" office:value-type="float" office:value="4569.90946302735" calcext:value-type="float">
            <text:p>4569.90946302735</text:p>
          </table:table-cell>
          <table:table-cell table:formula="of:=((1000000*[.$G14])/(SUM([.$C14:.$H14])^2))*([.O14]*[$'IC measurement stdev'.$B$37]+[$'IC measurement stdev'.$B$38])/[$'IC to PPM coefficients'.H$6]" office:value-type="float" office:value="0.229381137276041" calcext:value-type="float">
            <text:p>0.22938113727604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1:.BA31]))^0.5" office:value-type="float" office:value="5600.85967054199" calcext:value-type="float">
            <text:p>5600.85967054199</text:p>
          </table:table-cell>
          <table:table-cell/>
          <table:table-cell office:value-type="string" calcext:value-type="string">
            <text:p>He:</text:p>
          </table:table-cell>
          <table:table-cell table:formula="of:=((1000000*[.$H14]))/(SUM([.$C14:.$H14])^2)*([.J14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4])/(SUM([.$C14:.$H14])^2))*([.K14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4])/(SUM([.$C14:.$H14])^2))*([.L14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4])/(SUM([.$C14:.$H14])^2))*([.M14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4])/(SUM([.$C14:.$H14])^2))*([.N14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4:.$H14]) -  [.H14]))/(SUM([.$C14:.$H14])^2))*([.O14]*[$'IC measurement stdev'.$B$37]+[$'IC measurement stdev'.$B$38])/[$'IC to PPM coefficients'.H$6]" office:value-type="float" office:value="0.356175765140611" calcext:value-type="float">
            <text:p>0.35617576514061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1:.BL31]))^0.5" office:value-type="float" office:value="0.356175765140611" calcext:value-type="float">
            <text:p>0.356175765140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5:.$H15])-[.C15])/ (SUM([.$C15:.$H15])^2)      ))    *     ( [.J15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5]/ (SUM([.$C15:.$H15])^2)      ))    *     ( [.K15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5]/ (SUM([.$C15:.$H15])^2)      ))    *     ( [.L15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5]/ (SUM([.$C15:.$H15])^2)      ))    *     ( [.M15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5]/ (SUM([.$C15:.$H15])^2)      ))    *     ( [.N15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5]/ (SUM([.$C15:.$H15])^2)      ))    *     ( [.O15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2:.H32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5])/(SUM([.$C15:.$H15])^2)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5:.$H15])-[.D15]))/(SUM([.$C15:.$H15])^2))*([.K15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5])/(SUM([.$C15:.$H15])^2))*([.M15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5])/(SUM([.$C15:.$H15])^2))*([.O15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2:.S32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5])/(SUM([.$C15:.$H15])^2))*([.J15]*[$'IC measurement stdev'.$B$37]+[$'IC measurement stdev'.$B$38])/[$'IC to PPM coefficients'.C$6]" office:value-type="float" office:value="0.00518855669207399" calcext:value-type="float">
            <text:p>0.00518855669207399</text:p>
          </table:table-cell>
          <table:table-cell table:formula="of:=((1000000*[.$E15])/(SUM([.$C15:.$H15])^2))*([.K15]*[$'IC measurement stdev'.$B$37]+[$'IC measurement stdev'.$B$38])/[$'IC to PPM coefficients'.D$6]" office:value-type="float" office:value="0.0103249059018319" calcext:value-type="float">
            <text:p>0.0103249059018319</text:p>
          </table:table-cell>
          <table:table-cell table:formula="of:=((1000000*( SUM([.$C15:.$H15]) - [.E15]))/(SUM([.$C15:.$H15])^2))*([.L15]*[$'IC measurement stdev'.$B$37]+[$'IC measurement stdev'.$B$38])/[$'IC to PPM coefficients'.E$6]" office:value-type="float" office:value="4949.2741650853" calcext:value-type="float">
            <text:p>4949.2741650853</text:p>
          </table:table-cell>
          <table:table-cell table:formula="of:=((1000000*[.$E15])/(SUM([.$C15:.$H15])^2))*([.M15]*[$'IC measurement stdev'.$B$37]+[$'IC measurement stdev'.$B$38])/[$'IC to PPM coefficients'.F$6]" office:value-type="float" office:value="0.00670008935415866" calcext:value-type="float">
            <text:p>0.00670008935415866</text:p>
          </table:table-cell>
          <table:table-cell table:formula="of:=((1000000*[.$E15])/(SUM([.$C15:.$H15])^2))*([.N15]*[$'IC measurement stdev'.$B$37]+[$'IC measurement stdev'.$B$38])/[$'IC to PPM coefficients'.G$6]" office:value-type="float" office:value="4949.27184651996" calcext:value-type="float">
            <text:p>4949.27184651996</text:p>
          </table:table-cell>
          <table:table-cell table:formula="of:=((1000000*[.$E15])/(SUM([.$C15:.$H15])^2))*([.O15]*[$'IC measurement stdev'.$B$37]+[$'IC measurement stdev'.$B$38])/[$'IC to PPM coefficients'.H$6]" office:value-type="float" office:value="0.19282946325539" calcext:value-type="float">
            <text:p>0.1928294632553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2:.AE32]) + ([.L32]*[$'IC to PPM coefficients'.$C$10]/[$'IC to PPM coefficients'.$C$6])^2   )^0.5" office:value-type="float" office:value="6999.32901136231" calcext:value-type="float">
            <text:p>6999.32901136231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5])/(SUM([.$C15:.$H15])^2)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5])/(SUM([.$C15:.$H15])^2))*([.K15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5:.$H15]) - [.F15]  ))/(SUM([.$C15:.$H15])^2))*([.M15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5])/(SUM([.$C15:.$H15])^2))*([.O15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2:.AP32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5])/(SUM([.$C15:.$H15])^2))*([.J15]*[$'IC measurement stdev'.$B$37]+[$'IC measurement stdev'.$B$38])/[$'IC to PPM coefficients'.C$6]" office:value-type="float" office:value="0.0043963984863943" calcext:value-type="float">
            <text:p>0.0043963984863943</text:p>
          </table:table-cell>
          <table:table-cell table:formula="of:=((1000000*[.$G15])/(SUM([.$C15:.$H15])^2))*([.K15]*[$'IC measurement stdev'.$B$37]+[$'IC measurement stdev'.$B$38])/[$'IC to PPM coefficients'.D$6]" office:value-type="float" office:value="0.00874856022067152" calcext:value-type="float">
            <text:p>0.00874856022067152</text:p>
          </table:table-cell>
          <table:table-cell table:formula="of:=((1000000*[.$G15])/(SUM([.$C15:.$H15])^2))*([.L15]*[$'IC measurement stdev'.$B$37]+[$'IC measurement stdev'.$B$38])/[$'IC to PPM coefficients'.E$6]" office:value-type="float" office:value="4949.2741650853" calcext:value-type="float">
            <text:p>4949.2741650853</text:p>
          </table:table-cell>
          <table:table-cell table:formula="of:=((1000000*[.$G15])/(SUM([.$C15:.$H15])^2))*([.M15]*[$'IC measurement stdev'.$B$37]+[$'IC measurement stdev'.$B$38])/[$'IC to PPM coefficients'.F$6]" office:value-type="float" office:value="0.00567715926479649" calcext:value-type="float">
            <text:p>0.00567715926479649</text:p>
          </table:table-cell>
          <table:table-cell table:formula="of:=((1000000*(SUM([.$C15:.$H15]) - [.G15]) )/(SUM([.$C15:.$H15])^2))*([.N15]*[$'IC measurement stdev'.$B$37]+[$'IC measurement stdev'.$B$38])/[$'IC to PPM coefficients'.G$6]" office:value-type="float" office:value="4949.27184651996" calcext:value-type="float">
            <text:p>4949.27184651996</text:p>
          </table:table-cell>
          <table:table-cell table:formula="of:=((1000000*[.$G15])/(SUM([.$C15:.$H15])^2))*([.O15]*[$'IC measurement stdev'.$B$37]+[$'IC measurement stdev'.$B$38])/[$'IC to PPM coefficients'.H$6]" office:value-type="float" office:value="0.163389399152803" calcext:value-type="float">
            <text:p>0.16338939915280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2:.BA32]))^0.5" office:value-type="float" office:value="6999.32901060952" calcext:value-type="float">
            <text:p>6999.3290106095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5]))/(SUM([.$C15:.$H15])^2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5])/(SUM([.$C15:.$H15])^2))*([.K15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5])/(SUM([.$C15:.$H15])^2))*([.M15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5:.$H15]) -  [.H15]))/(SUM([.$C15:.$H15])^2))*([.O15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2:.BL32]))^0.5" office:value-type="float" office:value="0.356218862408193" calcext:value-type="float">
            <text:p>0.356218862408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6:.$H16])-[.C16])/ (SUM([.$C16:.$H16])^2)      ))    *     ( [.J16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6]/ (SUM([.$C16:.$H16])^2)      ))    *     ( [.K16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6]/ (SUM([.$C16:.$H16])^2)      ))    *     ( [.L16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6]/ (SUM([.$C16:.$H16])^2)      ))    *     ( [.M16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6]/ (SUM([.$C16:.$H16])^2)      ))    *     ( [.N16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6]/ (SUM([.$C16:.$H16])^2)      ))    *     ( [.O16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3:.H33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6])/(SUM([.$C16:.$H16])^2)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6:.$H16])-[.D16]))/(SUM([.$C16:.$H16])^2))*([.K16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6])/(SUM([.$C16:.$H16])^2))*([.L1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6])/(SUM([.$C16:.$H16])^2))*([.O1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3:.S33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6])/(SUM([.$C16:.$H16])^2)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6])/(SUM([.$C16:.$H16])^2))*([.K16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6:.$H16]) - [.E16]))/(SUM([.$C16:.$H16])^2))*([.L16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6])/(SUM([.$C16:.$H16])^2))*([.O1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3:.AE33]) + ([.L33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6])/(SUM([.$C16:.$H16])^2))*([.J16]*[$'IC measurement stdev'.$B$37]+[$'IC measurement stdev'.$B$38])/[$'IC to PPM coefficients'.C$6]" office:value-type="float" office:value="0.00898362384543673" calcext:value-type="float">
            <text:p>0.00898362384543673</text:p>
          </table:table-cell>
          <table:table-cell table:formula="of:=((1000000*[.$F16])/(SUM([.$C16:.$H16])^2))*([.K16]*[$'IC measurement stdev'.$B$37]+[$'IC measurement stdev'.$B$38])/[$'IC to PPM coefficients'.D$6]" office:value-type="float" office:value="0.017876854078376" calcext:value-type="float">
            <text:p>0.017876854078376</text:p>
          </table:table-cell>
          <table:table-cell table:formula="of:=((1000000*[.$F16])/(SUM([.$C16:.$H16])^2))*([.L16]*[$'IC measurement stdev'.$B$37]+[$'IC measurement stdev'.$B$38])/[$'IC to PPM coefficients'.E$6]" office:value-type="float" office:value="0.0122228147200361" calcext:value-type="float">
            <text:p>0.0122228147200361</text:p>
          </table:table-cell>
          <table:table-cell table:formula="of:=((1000000*  ((SUM([.$C16:.$H16]) - [.F16]  ))/(SUM([.$C16:.$H16])^2))*([.M16]*[$'IC measurement stdev'.$B$37]+[$'IC measurement stdev'.$B$38])/[$'IC to PPM coefficients'.F$6])" office:value-type="float" office:value="1172.09564443891" calcext:value-type="float">
            <text:p>1172.09564443891</text:p>
          </table:table-cell>
          <table:table-cell table:formula="of:=((1000000*[.$F16])/(SUM([.$C16:.$H16])^2))*([.N16]*[$'IC measurement stdev'.$B$37]+[$'IC measurement stdev'.$B$38])/[$'IC to PPM coefficients'.G$6]" office:value-type="float" office:value="1172.10121020089" calcext:value-type="float">
            <text:p>1172.10121020089</text:p>
          </table:table-cell>
          <table:table-cell table:formula="of:=((1000000*[.$F16])/(SUM([.$C16:.$H16])^2))*([.O16]*[$'IC measurement stdev'.$B$37]+[$'IC measurement stdev'.$B$38])/[$'IC to PPM coefficients'.H$6]" office:value-type="float" office:value="0.333870759637291" calcext:value-type="float">
            <text:p>0.33387075963729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3:.AP33]))^0.5" office:value-type="float" office:value="1657.59752614633" calcext:value-type="float">
            <text:p>1657.59752614633</text:p>
          </table:table-cell>
          <table:table-cell/>
          <table:table-cell office:value-type="string" calcext:value-type="string">
            <text:p>Ar:</text:p>
          </table:table-cell>
          <table:table-cell table:formula="of:=((1000000*[.$G16])/(SUM([.$C16:.$H16])^2))*([.J16]*[$'IC measurement stdev'.$B$37]+[$'IC measurement stdev'.$B$38])/[$'IC to PPM coefficients'.C$6]" office:value-type="float" office:value="0.000601331333031565" calcext:value-type="float">
            <text:p>0.000601331333031565</text:p>
          </table:table-cell>
          <table:table-cell table:formula="of:=((1000000*[.$G16])/(SUM([.$C16:.$H16])^2))*([.K16]*[$'IC measurement stdev'.$B$37]+[$'IC measurement stdev'.$B$38])/[$'IC to PPM coefficients'.D$6]" office:value-type="float" office:value="0.0011966120441275" calcext:value-type="float">
            <text:p>0.0011966120441275</text:p>
          </table:table-cell>
          <table:table-cell table:formula="of:=((1000000*[.$G16])/(SUM([.$C16:.$H16])^2))*([.L16]*[$'IC measurement stdev'.$B$37]+[$'IC measurement stdev'.$B$38])/[$'IC to PPM coefficients'.E$6]" office:value-type="float" office:value="0.000818151070821005" calcext:value-type="float">
            <text:p>0.000818151070821005</text:p>
          </table:table-cell>
          <table:table-cell table:formula="of:=((1000000*[.$G16])/(SUM([.$C16:.$H16])^2))*([.M16]*[$'IC measurement stdev'.$B$37]+[$'IC measurement stdev'.$B$38])/[$'IC to PPM coefficients'.F$6]" office:value-type="float" office:value="1172.09564443891" calcext:value-type="float">
            <text:p>1172.09564443891</text:p>
          </table:table-cell>
          <table:table-cell table:formula="of:=((1000000*(SUM([.$C16:.$H16]) - [.G16]) )/(SUM([.$C16:.$H16])^2))*([.N16]*[$'IC measurement stdev'.$B$37]+[$'IC measurement stdev'.$B$38])/[$'IC to PPM coefficients'.G$6]" office:value-type="float" office:value="1172.10121020089" calcext:value-type="float">
            <text:p>1172.10121020089</text:p>
          </table:table-cell>
          <table:table-cell table:formula="of:=((1000000*[.$G16])/(SUM([.$C16:.$H16])^2))*([.O16]*[$'IC measurement stdev'.$B$37]+[$'IC measurement stdev'.$B$38])/[$'IC to PPM coefficients'.H$6]" office:value-type="float" office:value="0.0223481027709028" calcext:value-type="float">
            <text:p>0.0223481027709028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3:.BA33]))^0.5" office:value-type="float" office:value="1657.59749250805" calcext:value-type="float">
            <text:p>1657.59749250805</text:p>
          </table:table-cell>
          <table:table-cell/>
          <table:table-cell office:value-type="string" calcext:value-type="string">
            <text:p>He:</text:p>
          </table:table-cell>
          <table:table-cell table:formula="of:=((1000000*[.$H16]))/(SUM([.$C16:.$H16])^2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6])/(SUM([.$C16:.$H16])^2))*([.K16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6])/(SUM([.$C16:.$H16])^2))*([.L1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6:.$H16]) -  [.H16]))/(SUM([.$C16:.$H16])^2))*([.O16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3:.BL33]))^0.5" office:value-type="float" office:value="0.356218862408193" calcext:value-type="float">
            <text:p>0.356218862408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7:.$H17])-[.C17])/ (SUM([.$C17:.$H17])^2)      ))    *     ( [.J17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7]/ (SUM([.$C17:.$H17])^2)      ))    *     ( [.K17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7]/ (SUM([.$C17:.$H17])^2)      ))    *     ( [.L17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7]/ (SUM([.$C17:.$H17])^2)      ))    *     ( [.M17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7]/ (SUM([.$C17:.$H17])^2)      ))    *     ( [.N17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7]/ (SUM([.$C17:.$H17])^2)      ))    *     ( [.O17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4:.H34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7])/(SUM([.$C17:.$H17])^2)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7:.$H17])-[.D17]))/(SUM([.$C17:.$H17])^2))*([.K17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7])/(SUM([.$C17:.$H17])^2))*([.M1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7])/(SUM([.$C17:.$H17])^2))*([.O1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4:.S34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7])/(SUM([.$C17:.$H17])^2))*([.J17]*[$'IC measurement stdev'.$B$37]+[$'IC measurement stdev'.$B$38])/[$'IC to PPM coefficients'.C$6]" office:value-type="float" office:value="0.00931270411157908" calcext:value-type="float">
            <text:p>0.00931270411157908</text:p>
          </table:table-cell>
          <table:table-cell table:formula="of:=((1000000*[.$E17])/(SUM([.$C17:.$H17])^2))*([.K17]*[$'IC measurement stdev'.$B$37]+[$'IC measurement stdev'.$B$38])/[$'IC to PPM coefficients'.D$6]" office:value-type="float" office:value="0.0185317033907599" calcext:value-type="float">
            <text:p>0.0185317033907599</text:p>
          </table:table-cell>
          <table:table-cell table:formula="of:=((1000000*( SUM([.$C17:.$H17]) - [.E17]))/(SUM([.$C17:.$H17])^2))*([.L17]*[$'IC measurement stdev'.$B$37]+[$'IC measurement stdev'.$B$38])/[$'IC to PPM coefficients'.E$6]" office:value-type="float" office:value="550.101790615891" calcext:value-type="float">
            <text:p>550.101790615891</text:p>
          </table:table-cell>
          <table:table-cell table:formula="of:=((1000000*[.$E17])/(SUM([.$C17:.$H17])^2))*([.M17]*[$'IC measurement stdev'.$B$37]+[$'IC measurement stdev'.$B$38])/[$'IC to PPM coefficients'.F$6]" office:value-type="float" office:value="0.0120256852491823" calcext:value-type="float">
            <text:p>0.0120256852491823</text:p>
          </table:table-cell>
          <table:table-cell table:formula="of:=((1000000*[.$E17])/(SUM([.$C17:.$H17])^2))*([.N17]*[$'IC measurement stdev'.$B$37]+[$'IC measurement stdev'.$B$38])/[$'IC to PPM coefficients'.G$6]" office:value-type="float" office:value="550.107994798348" calcext:value-type="float">
            <text:p>550.107994798348</text:p>
          </table:table-cell>
          <table:table-cell table:formula="of:=((1000000*[.$E17])/(SUM([.$C17:.$H17])^2))*([.O17]*[$'IC measurement stdev'.$B$37]+[$'IC measurement stdev'.$B$38])/[$'IC to PPM coefficients'.H$6]" office:value-type="float" office:value="0.346100821840351" calcext:value-type="float">
            <text:p>0.346100821840351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4:.AE34]) + ([.L34]*[$'IC to PPM coefficients'.$C$10]/[$'IC to PPM coefficients'.$C$6])^2   )^0.5" office:value-type="float" office:value="777.965877362886" calcext:value-type="float">
            <text:p>777.96587736288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7])/(SUM([.$C17:.$H17])^2)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7])/(SUM([.$C17:.$H17])^2))*([.K17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7:.$H17]) - [.F17]  ))/(SUM([.$C17:.$H17])^2))*([.M17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7])/(SUM([.$C17:.$H17])^2))*([.O1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4:.AP34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7])/(SUM([.$C17:.$H17])^2))*([.J17]*[$'IC measurement stdev'.$B$37]+[$'IC measurement stdev'.$B$38])/[$'IC to PPM coefficients'.C$6]" office:value-type="float" office:value="0.000272251066889213" calcext:value-type="float">
            <text:p>0.000272251066889213</text:p>
          </table:table-cell>
          <table:table-cell table:formula="of:=((1000000*[.$G17])/(SUM([.$C17:.$H17])^2))*([.K17]*[$'IC measurement stdev'.$B$37]+[$'IC measurement stdev'.$B$38])/[$'IC to PPM coefficients'.D$6]" office:value-type="float" office:value="0.000541762731743588" calcext:value-type="float">
            <text:p>0.000541762731743588</text:p>
          </table:table-cell>
          <table:table-cell table:formula="of:=((1000000*[.$G17])/(SUM([.$C17:.$H17])^2))*([.L17]*[$'IC measurement stdev'.$B$37]+[$'IC measurement stdev'.$B$38])/[$'IC to PPM coefficients'.E$6]" office:value-type="float" office:value="550.101790615891" calcext:value-type="float">
            <text:p>550.101790615891</text:p>
          </table:table-cell>
          <table:table-cell table:formula="of:=((1000000*[.$G17])/(SUM([.$C17:.$H17])^2))*([.M17]*[$'IC measurement stdev'.$B$37]+[$'IC measurement stdev'.$B$38])/[$'IC to PPM coefficients'.F$6]" office:value-type="float" office:value="0.000351563369772802" calcext:value-type="float">
            <text:p>0.000351563369772802</text:p>
          </table:table-cell>
          <table:table-cell table:formula="of:=((1000000*(SUM([.$C17:.$H17]) - [.G17]) )/(SUM([.$C17:.$H17])^2))*([.N17]*[$'IC measurement stdev'.$B$37]+[$'IC measurement stdev'.$B$38])/[$'IC to PPM coefficients'.G$6]" office:value-type="float" office:value="550.107994798348" calcext:value-type="float">
            <text:p>550.107994798348</text:p>
          </table:table-cell>
          <table:table-cell table:formula="of:=((1000000*[.$G17])/(SUM([.$C17:.$H17])^2))*([.O17]*[$'IC measurement stdev'.$B$37]+[$'IC measurement stdev'.$B$38])/[$'IC to PPM coefficients'.H$6]" office:value-type="float" office:value="0.0101180405678423" calcext:value-type="float">
            <text:p>0.010118040567842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4:.BA34]))^0.5" office:value-type="float" office:value="777.965800072686" calcext:value-type="float">
            <text:p>777.965800072686</text:p>
          </table:table-cell>
          <table:table-cell/>
          <table:table-cell office:value-type="string" calcext:value-type="string">
            <text:p>He:</text:p>
          </table:table-cell>
          <table:table-cell table:formula="of:=((1000000*[.$H17]))/(SUM([.$C17:.$H17])^2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7])/(SUM([.$C17:.$H17])^2))*([.K17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7])/(SUM([.$C17:.$H17])^2))*([.M1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7:.$H17]) -  [.H17]))/(SUM([.$C17:.$H17])^2))*([.O17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4:.BL34]))^0.5" office:value-type="float" office:value="0.356218862408193" calcext:value-type="float">
            <text:p>0.356218862408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8:.$H18])-[.C18])/ (SUM([.$C18:.$H18])^2)      ))    *     ( [.J18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8]/ (SUM([.$C18:.$H18])^2)      ))    *     ( [.K18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8]/ (SUM([.$C18:.$H18])^2)      ))    *     ( [.L18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8]/ (SUM([.$C18:.$H18])^2)      ))    *     ( [.M18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8]/ (SUM([.$C18:.$H18])^2)      ))    *     ( [.N18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8]/ (SUM([.$C18:.$H18])^2)      ))    *     ( [.O18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5:.H35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8:.$H18])-[.D18]))/(SUM([.$C18:.$H18])^2))*([.K18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5:.S35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8:.$H18]) - [.E18]))/(SUM([.$C18:.$H18])^2))*([.L18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5:.AE35]) + ([.L35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8:.$H18]) - [.F18]  ))/(SUM([.$C18:.$H18])^2))*([.M18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5:.AP35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8])/(SUM([.$C18:.$H18])^2))*([.J18]*[$'IC measurement stdev'.$B$37]+[$'IC measurement stdev'.$B$38])/[$'IC to PPM coefficients'.C$6]" office:value-type="float" office:value="0.0095849551784683" calcext:value-type="float">
            <text:p>0.0095849551784683</text:p>
          </table:table-cell>
          <table:table-cell table:formula="of:=((1000000*[.$G18])/(SUM([.$C18:.$H18])^2))*([.K18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G18])/(SUM([.$C18:.$H18])^2))*([.L18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G18])/(SUM([.$C18:.$H18])^2))*([.M18]*[$'IC measurement stdev'.$B$37]+[$'IC measurement stdev'.$B$38])/[$'IC to PPM coefficients'.F$6]" office:value-type="float" office:value="0.0123772486189552" calcext:value-type="float">
            <text:p>0.0123772486189552</text:p>
          </table:table-cell>
          <table:table-cell table:formula="of:=((1000000*(SUM([.$C18:.$H18]) - [.G18]) 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G18])/(SUM([.$C18:.$H18])^2))*([.O18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5:.BA35]))^0.5" office:value-type="float" office:value="0.357310522491601" calcext:value-type="float">
            <text:p>0.357310522491601</text:p>
          </table:table-cell>
          <table:table-cell/>
          <table:table-cell office:value-type="string" calcext:value-type="string">
            <text:p>He:</text:p>
          </table:table-cell>
          <table:table-cell table:formula="of:=((1000000*[.$H18]))/(SUM([.$C18:.$H18])^2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8:.$H18]) -  [.H18]))/(SUM([.$C18:.$H18])^2))*([.O18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5:.BL35]))^0.5" office:value-type="float" office:value="0.356218862408193" calcext:value-type="float">
            <text:p>0.356218862408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2:</text:p>
          </table:table-cell>
          <table:table-cell table:formula="of:=(( 1000000*(SUM([.$C19:.$H19])-[.C19])/ (SUM([.$C19:.$H19])^2)      ))    *     ( [.J19]*[$'IC measurement stdev'.$B$37] + [$'IC measurement stdev'.$B$38]  )/[$'IC to PPM coefficients'.C$6]" office:value-type="float" office:value="0.0095849551784683" calcext:value-type="float">
            <text:p>0.0095849551784683</text:p>
          </table:table-cell>
          <table:table-cell table:formula="of:=(( 1000000*[.$C19]/ (SUM([.$C19:.$H19])^2)      ))    *     ( [.K19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9]/ (SUM([.$C19:.$H19])^2)      ))    *     ( [.L19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9]/ (SUM([.$C19:.$H19])^2)      ))    *     ( [.M19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9]/ (SUM([.$C19:.$H19])^2)      ))    *     ( [.N19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9]/ (SUM([.$C19:.$H19])^2)      ))    *     ( [.O19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6:.H36]))^0.5" office:value-type="float" office:value="0.0095849551784683" calcext:value-type="float">
            <text:p>0.009584955178468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9:.$H19])-[.D19]))/(SUM([.$C19:.$H19])^2))*([.K19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D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6:.S36]))^0.5" office:value-type="float" office:value="0.0190734661225035" calcext:value-type="float">
            <text:p>0.0190734661225035</text:p>
          </table:table-cell>
          <table:table-cell/>
          <table:table-cell office:value-type="string" calcext:value-type="string">
            <text:p>N2:</text:p>
          </table:table-cell>
          <table:table-cell table:formula="of:=((1000000*[.$E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9:.$H19]) - [.E19]))/(SUM([.$C19:.$H19])^2))*([.L19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E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6:.AE36]) + ([.L36]*[$'IC to PPM coefficients'.$C$10]/[$'IC to PPM coefficients'.$C$6])^2   )^0.5" office:value-type="float" office:value="0.0130635644069972" calcext:value-type="float">
            <text:p>0.01306356440699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9:.$H19]) - [.F19]  ))/(SUM([.$C19:.$H19])^2))*([.M19]*[$'IC measurement stdev'.$B$37]+[$'IC measurement stdev'.$B$38])/[$'IC to PPM coefficients'.F$6])" office:value-type="float" office:value="0.0123772486189552" calcext:value-type="float">
            <text:p>0.0123772486189552</text:p>
          </table:table-cell>
          <table:table-cell table:formula="of:=((1000000*[.$F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6:.AP36]))^0.5" office:value-type="float" office:value="0.0123772486189552" calcext:value-type="float">
            <text:p>0.0123772486189552</text:p>
          </table:table-cell>
          <table:table-cell/>
          <table:table-cell office:value-type="string" calcext:value-type="string">
            <text:p>Ar:</text:p>
          </table:table-cell>
          <table:table-cell table:formula="of:=((1000000*[.$G19])/(SUM([.$C19:.$H19])^2))*([.J19]*[$'IC measurement stdev'.$B$37]+[$'IC measurement stdev'.$B$38])/[$'IC to PPM coefficients'.C$6]" office:value-type="float" office:value="0.0095849551784683" calcext:value-type="float">
            <text:p>0.0095849551784683</text:p>
          </table:table-cell>
          <table:table-cell table:formula="of:=((1000000*[.$G19])/(SUM([.$C19:.$H19])^2))*([.K19]*[$'IC measurement stdev'.$B$37]+[$'IC measurement stdev'.$B$38])/[$'IC to PPM coefficients'.D$6]" office:value-type="float" office:value="0.0190734661225035" calcext:value-type="float">
            <text:p>0.0190734661225035</text:p>
          </table:table-cell>
          <table:table-cell table:formula="of:=((1000000*[.$G19])/(SUM([.$C19:.$H19])^2))*([.L19]*[$'IC measurement stdev'.$B$37]+[$'IC measurement stdev'.$B$38])/[$'IC to PPM coefficients'.E$6]" office:value-type="float" office:value="0.0130409657908572" calcext:value-type="float">
            <text:p>0.0130409657908572</text:p>
          </table:table-cell>
          <table:table-cell table:formula="of:=((1000000*[.$G19])/(SUM([.$C19:.$H19])^2))*([.M19]*[$'IC measurement stdev'.$B$37]+[$'IC measurement stdev'.$B$38])/[$'IC to PPM coefficients'.F$6]" office:value-type="float" office:value="0.0123772486189552" calcext:value-type="float">
            <text:p>0.0123772486189552</text:p>
          </table:table-cell>
          <table:table-cell table:formula="of:=((1000000*(SUM([.$C19:.$H19]) - [.G19]) 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G19])/(SUM([.$C19:.$H19])^2))*([.O19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6:.BA36]))^0.5" office:value-type="float" office:value="0.357310522491601" calcext:value-type="float">
            <text:p>0.357310522491601</text:p>
          </table:table-cell>
          <table:table-cell/>
          <table:table-cell office:value-type="string" calcext:value-type="string">
            <text:p>He:</text:p>
          </table:table-cell>
          <table:table-cell table:formula="of:=((1000000*[.$H19]))/(SUM([.$C19:.$H19])^2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9:.$H19]) -  [.H19]))/(SUM([.$C19:.$H19])^2))*([.O19]*[$'IC measurement stdev'.$B$37]+[$'IC measurement stdev'.$B$38])/[$'IC to PPM coefficients'.H$6]" office:value-type="float" office:value="0.356218862408193" calcext:value-type="float">
            <text:p>0.356218862408193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6:.BL36]))^0.5" office:value-type="float" office:value="0.356218862408193" calcext:value-type="float">
            <text:p>0.356218862408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00-00-00</text:date>, <text:time style:data-style-name="N2" text:time-value="09:51:42.844344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08:38:51.112698084</meta:creation-date>
    <dc:date>2025-08-25T12:48:30.375274218</dc:date>
    <meta:editing-duration>PT4H6M25S</meta:editing-duration>
    <meta:editing-cycles>86</meta:editing-cycles>
    <meta:generator>LibreOffice/25.2.2.2$Linux_X86_64 LibreOffice_project/520$Build-2</meta:generator>
    <meta:document-statistic meta:table-count="5" meta:cell-count="17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83cm" svg:height="10.6cm" xlink:href=".." xlink:type="simple" chart:class="chart:scatter" chart:style-name="ch1">
        <chart:title svg:x="3.914cm" svg:y="0.202cm" chart:style-name="ch2">
          <text:p><text:span text:style-name="T1">Figure 1: STDEV vs MEAN for ionic current measurement</text:span></text:p>
        </chart:title>
        <chart:legend chart:legend-position="end" svg:x="15.039cm" svg:y="4.752cm" style:legend-expansion="high" chart:style-name="ch3"/>
        <chart:plot-area chart:style-name="ch4" svg:x="1.546cm" svg:y="0.784cm" svg:width="12.077cm" svg:height="9.531cm">
          <chart:coordinate-region svg:x="2.945cm" svg:y="0.983cm" svg:width="10.008cm" svg:height="8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C measurement stdev'.B34:'IC measurement stdev'.E34" chart:class="chart:scatter">
            <chart:domain table:cell-range-address="'IC measurement stdev'.B33:'IC measurement stdev'.E33"/>
            <chart:regression-curve chart:style-name="ch9">
              <chart:equation chart:display-equation="true" chart:display-r-square="true" svg:x="8.003cm" svg:y="7.213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6046415.89760735">
                <text:p>6046415.89760735</text:p>
                <draw:g>
                  <svg:desc>'IC measurement stdev'.B33:'IC measurement stdev'.E33</svg:desc>
                </draw:g>
              </table:table-cell>
              <table:table-cell office:value-type="float" office:value="361182.668429476">
                <text:p>361182.668429476</text:p>
              </table:table-cell>
              <table:table-cell office:value-type="float" office:value="1065649.25390342">
                <text:p>1065649.25390342</text:p>
              </table:table-cell>
              <table:table-cell office:value-type="float" office:value="6.13773686021456">
                <text:p>6.13773686021456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22018.021734861">
                <text:p>122018.021734861</text:p>
                <draw:g>
                  <svg:desc>'IC measurement stdev'.B34:'IC measurement stdev'.E34</svg:desc>
                </draw:g>
              </table:table-cell>
              <table:table-cell office:value-type="float" office:value="8367.53573349344">
                <text:p>8367.53573349344</text:p>
              </table:table-cell>
              <table:table-cell office:value-type="float" office:value="25748.1297002284">
                <text:p>25748.1297002284</text:p>
              </table:table-cell>
              <table:table-cell office:value-type="float" office:value="461.743344808627">
                <text:p>461.743344808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